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e4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</style:style>
    <style:style style:name="ce9" style:family="table-cell" style:parent-style-name="Default" style:data-style-name="N0">
      <style:table-cell-properties style:vertical-align="automatic" fo:background-color="#1F497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7.67291666666667cm" style:use-optimal-column-width="true"/>
    </style:style>
    <style:style style:name="co3" style:family="table-column">
      <style:table-column-properties fo:break-before="auto" style:column-width="2.48708333333333cm" style:use-optimal-column-width="true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GIÕ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10" table:number-rows-spanned="1" table:style-name="ce9">
            <text:p>RESULTADOS DAS PROFICIÊNCIAS MÉDIAS POR REGIÃO - ANEB 2015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style-name="ce8">
            <text:p>*Células com valor 0 significam que não foi possível calcular a média para aquele estrato</text:p>
          </table:table-cell>
          <table:table-cell table:number-columns-repeated="9" table:style-name="ce7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10">
            <text:p>REGIÃO</text:p>
          </table:table-cell>
          <table:table-cell office:value-type="string" table:number-columns-spanned="1" table:number-rows-spanned="3" table:style-name="ce10">
            <text:p>REDE</text:p>
          </table:table-cell>
          <table:table-cell office:value-type="string" table:number-columns-spanned="1" table:number-rows-spanned="3" table:style-name="ce10">
            <text:p>LOCALIZAÇÃO</text:p>
          </table:table-cell>
          <table:table-cell office:value-type="string" table:number-columns-spanned="1" table:number-rows-spanned="3" table:style-name="ce10">
            <text:p>CAPITAL</text:p>
          </table:table-cell>
          <table:table-cell office:value-type="string" table:number-columns-spanned="2" table:number-rows-spanned="1" table:style-name="ce11">
            <text:p>MÉDIAS DE PROFICIÊNCIA</text:p>
          </table:table-cell>
          <table:covered-table-cell/>
          <table:table-cell office:value-type="string" table:number-columns-spanned="2" table:number-rows-spanned="1" table:style-name="ce12">
            <text:p>MÉDIAS DE PROFICIÊNCIA</text:p>
          </table:table-cell>
          <table:covered-table-cell/>
          <table:table-cell office:value-type="string" table:number-columns-spanned="2" table:number-rows-spanned="1" table:style-name="ce13">
            <text:p>MÉDIAS DE PROFICIÊNCIA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NOS INICIAIS - 5º ANO</text:p>
          </table:table-cell>
          <table:covered-table-cell/>
          <table:table-cell office:value-type="string" table:number-columns-spanned="2" table:number-rows-spanned="1" table:style-name="ce12">
            <text:p>ANOS FINAIS - 9º ANO</text:p>
          </table:table-cell>
          <table:covered-table-cell/>
          <table:table-cell office:value-type="string" table:number-columns-spanned="2" table:number-rows-spanned="1" table:style-name="ce13">
            <text:p>ENSINO MÉDIO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LÍNGUA PORTUGUESA</text:p>
          </table:table-cell>
          <table:table-cell office:value-type="string" table:style-name="ce4">
            <text:p>MATEMÁTICA</text:p>
          </table:table-cell>
          <table:table-cell office:value-type="string" table:style-name="ce5">
            <text:p>LÍNGUA PORTUGUESA</text:p>
          </table:table-cell>
          <table:table-cell office:value-type="string" table:style-name="ce5">
            <text:p>MATEMÁTICA</text:p>
          </table:table-cell>
          <table:table-cell office:value-type="string" table:style-name="ce6">
            <text:p>LÍNGUA PORTUGUESA</text:p>
          </table:table-cell>
          <table:table-cell office:value-type="string" table:style-name="ce6">
            <text:p>MATEMÁTICA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6.17000000000002" table:style-name="ce3">
            <text:p>186,17</text:p>
          </table:table-cell>
          <table:table-cell office:value-type="float" office:value="197.76" table:style-name="ce3">
            <text:p>197,76</text:p>
          </table:table-cell>
          <table:table-cell office:value-type="float" office:value="233.5" table:style-name="ce3">
            <text:p>233,5</text:p>
          </table:table-cell>
          <table:table-cell office:value-type="float" office:value="236.55" table:style-name="ce3">
            <text:p>236,55</text:p>
          </table:table-cell>
          <table:table-cell office:value-type="float" office:value="237.26" table:style-name="ce3">
            <text:p>237,26</text:p>
          </table:table-cell>
          <table:table-cell office:value-type="float" office:value="249.03" table:style-name="ce3">
            <text:p>249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77.94" table:style-name="ce3">
            <text:p>177,94</text:p>
          </table:table-cell>
          <table:table-cell office:value-type="float" office:value="192.28" table:style-name="ce3">
            <text:p>192,28</text:p>
          </table:table-cell>
          <table:table-cell office:value-type="float" office:value="223.58" table:style-name="ce3">
            <text:p>223,58</text:p>
          </table:table-cell>
          <table:table-cell office:value-type="float" office:value="227.23000000000002" table:style-name="ce3">
            <text:p>227,23</text:p>
          </table:table-cell>
          <table:table-cell office:value-type="float" office:value="238.14000000000001" table:style-name="ce3">
            <text:p>238,14</text:p>
          </table:table-cell>
          <table:table-cell office:value-type="float" office:value="247.14000000000001" table:style-name="ce3">
            <text:p>247,1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9.41" table:style-name="ce3">
            <text:p>179,41</text:p>
          </table:table-cell>
          <table:table-cell office:value-type="float" office:value="193.26" table:style-name="ce3">
            <text:p>193,26</text:p>
          </table:table-cell>
          <table:table-cell office:value-type="float" office:value="224.49" table:style-name="ce3">
            <text:p>224,49</text:p>
          </table:table-cell>
          <table:table-cell office:value-type="float" office:value="228.08" table:style-name="ce3">
            <text:p>228,08</text:p>
          </table:table-cell>
          <table:table-cell office:value-type="float" office:value="238.09" table:style-name="ce3">
            <text:p>238,09</text:p>
          </table:table-cell>
          <table:table-cell office:value-type="float" office:value="247.25" table:style-name="ce3">
            <text:p>247,2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198.25" table:style-name="ce3">
            <text:p>198,25</text:p>
          </table:table-cell>
          <table:table-cell office:value-type="float" office:value="205.86" table:style-name="ce3">
            <text:p>205,86</text:p>
          </table:table-cell>
          <table:table-cell office:value-type="float" office:value="244.07" table:style-name="ce3">
            <text:p>244,07</text:p>
          </table:table-cell>
          <table:table-cell office:value-type="float" office:value="242.74" table:style-name="ce3">
            <text:p>242,74</text:p>
          </table:table-cell>
          <table:table-cell office:value-type="float" office:value="258.68" table:style-name="ce3">
            <text:p>258,68</text:p>
          </table:table-cell>
          <table:table-cell office:value-type="float" office:value="254.65" table:style-name="ce3">
            <text:p>254,6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94.51" table:style-name="ce3">
            <text:p>194,51</text:p>
          </table:table-cell>
          <table:table-cell office:value-type="float" office:value="206.46" table:style-name="ce3">
            <text:p>206,46</text:p>
          </table:table-cell>
          <table:table-cell office:value-type="float" office:value="236.23000000000002" table:style-name="ce3">
            <text:p>236,23</text:p>
          </table:table-cell>
          <table:table-cell office:value-type="float" office:value="238.01" table:style-name="ce3">
            <text:p>238,01</text:p>
          </table:table-cell>
          <table:table-cell office:value-type="float" office:value="251.19" table:style-name="ce3">
            <text:p>251,19</text:p>
          </table:table-cell>
          <table:table-cell office:value-type="float" office:value="251.70000000000002" table:style-name="ce3">
            <text:p>251,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96.13" table:style-name="ce3">
            <text:p>196,13</text:p>
          </table:table-cell>
          <table:table-cell office:value-type="float" office:value="206.20000000000002" table:style-name="ce3">
            <text:p>206,2</text:p>
          </table:table-cell>
          <table:table-cell office:value-type="float" office:value="239.36" table:style-name="ce3">
            <text:p>239,36</text:p>
          </table:table-cell>
          <table:table-cell office:value-type="float" office:value="239.9" table:style-name="ce3">
            <text:p>239,9</text:p>
          </table:table-cell>
          <table:table-cell office:value-type="float" office:value="253.46" table:style-name="ce3">
            <text:p>253,46</text:p>
          </table:table-cell>
          <table:table-cell office:value-type="float" office:value="252.6" table:style-name="ce3">
            <text:p>252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198.81" table:style-name="ce3">
            <text:p>198,81</text:p>
          </table:table-cell>
          <table:table-cell office:value-type="float" office:value="206.23000000000002" table:style-name="ce3">
            <text:p>206,23</text:p>
          </table:table-cell>
          <table:table-cell office:value-type="float" office:value="244.34" table:style-name="ce3">
            <text:p>244,34</text:p>
          </table:table-cell>
          <table:table-cell office:value-type="float" office:value="242.9" table:style-name="ce3">
            <text:p>242,9</text:p>
          </table:table-cell>
          <table:table-cell office:value-type="float" office:value="259.12" table:style-name="ce3">
            <text:p>259,12</text:p>
          </table:table-cell>
          <table:table-cell office:value-type="float" office:value="254.77" table:style-name="ce3">
            <text:p>254,7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97.6" table:style-name="ce3">
            <text:p>197,6</text:p>
          </table:table-cell>
          <table:table-cell office:value-type="float" office:value="209.1" table:style-name="ce3">
            <text:p>209,1</text:p>
          </table:table-cell>
          <table:table-cell office:value-type="float" office:value="238.73000000000002" table:style-name="ce3">
            <text:p>238,73</text:p>
          </table:table-cell>
          <table:table-cell office:value-type="float" office:value="240.14000000000001" table:style-name="ce3">
            <text:p>240,14</text:p>
          </table:table-cell>
          <table:table-cell office:value-type="float" office:value="253.27" table:style-name="ce3">
            <text:p>253,27</text:p>
          </table:table-cell>
          <table:table-cell office:value-type="float" office:value="252.43" table:style-name="ce3">
            <text:p>252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98.16" table:style-name="ce3">
            <text:p>198,16</text:p>
          </table:table-cell>
          <table:table-cell office:value-type="float" office:value="207.77" table:style-name="ce3">
            <text:p>207,77</text:p>
          </table:table-cell>
          <table:table-cell office:value-type="float" office:value="241.18" table:style-name="ce3">
            <text:p>241,18</text:p>
          </table:table-cell>
          <table:table-cell office:value-type="float" office:value="241.34" table:style-name="ce3">
            <text:p>241,34</text:p>
          </table:table-cell>
          <table:table-cell office:value-type="float" office:value="255.21" table:style-name="ce3">
            <text:p>255,21</text:p>
          </table:table-cell>
          <table:table-cell office:value-type="float" office:value="253.20000000000002" table:style-name="ce3">
            <text:p>253,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34.43" table:style-name="ce3">
            <text:p>234,43</text:p>
          </table:table-cell>
          <table:table-cell office:value-type="float" office:value="231.6" table:style-name="ce3">
            <text:p>231,6</text:p>
          </table:table-cell>
          <table:table-cell office:value-type="float" office:value="293.98" table:style-name="ce3">
            <text:p>293,98</text:p>
          </table:table-cell>
          <table:table-cell office:value-type="float" office:value="302.45999999999998" table:style-name="ce3">
            <text:p>302,46</text:p>
          </table:table-cell>
          <table:table-cell office:value-type="float" office:value="326.2" table:style-name="ce3">
            <text:p>326,2</text:p>
          </table:table-cell>
          <table:table-cell office:value-type="float" office:value="329.49" table:style-name="ce3">
            <text:p>329,4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3.36" table:style-name="ce3">
            <text:p>313,36</text:p>
          </table:table-cell>
          <table:table-cell office:value-type="float" office:value="315.72000000000003" table:style-name="ce3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34.43" table:style-name="ce3">
            <text:p>234,43</text:p>
          </table:table-cell>
          <table:table-cell office:value-type="float" office:value="231.6" table:style-name="ce3">
            <text:p>231,6</text:p>
          </table:table-cell>
          <table:table-cell office:value-type="float" office:value="293.98" table:style-name="ce3">
            <text:p>293,98</text:p>
          </table:table-cell>
          <table:table-cell office:value-type="float" office:value="302.45999999999998" table:style-name="ce3">
            <text:p>302,46</text:p>
          </table:table-cell>
          <table:table-cell office:value-type="float" office:value="322.56" table:style-name="ce3">
            <text:p>322,56</text:p>
          </table:table-cell>
          <table:table-cell office:value-type="float" office:value="325.58" table:style-name="ce3">
            <text:p>325,5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34.43" table:style-name="ce3">
            <text:p>234,43</text:p>
          </table:table-cell>
          <table:table-cell office:value-type="float" office:value="231.6" table:style-name="ce3">
            <text:p>231,6</text:p>
          </table:table-cell>
          <table:table-cell office:value-type="float" office:value="293.98" table:style-name="ce3">
            <text:p>293,98</text:p>
          </table:table-cell>
          <table:table-cell office:value-type="float" office:value="302.45999999999998" table:style-name="ce3">
            <text:p>302,46</text:p>
          </table:table-cell>
          <table:table-cell office:value-type="float" office:value="326.2" table:style-name="ce3">
            <text:p>326,2</text:p>
          </table:table-cell>
          <table:table-cell office:value-type="float" office:value="329.49" table:style-name="ce3">
            <text:p>329,4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3.36" table:style-name="ce3">
            <text:p>313,36</text:p>
          </table:table-cell>
          <table:table-cell office:value-type="float" office:value="315.72000000000003" table:style-name="ce3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34.43" table:style-name="ce3">
            <text:p>234,43</text:p>
          </table:table-cell>
          <table:table-cell office:value-type="float" office:value="231.6" table:style-name="ce3">
            <text:p>231,6</text:p>
          </table:table-cell>
          <table:table-cell office:value-type="float" office:value="293.98" table:style-name="ce3">
            <text:p>293,98</text:p>
          </table:table-cell>
          <table:table-cell office:value-type="float" office:value="302.45999999999998" table:style-name="ce3">
            <text:p>302,46</text:p>
          </table:table-cell>
          <table:table-cell office:value-type="float" office:value="322.56" table:style-name="ce3">
            <text:p>322,56</text:p>
          </table:table-cell>
          <table:table-cell office:value-type="float" office:value="325.58" table:style-name="ce3">
            <text:p>325,5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7.43" table:style-name="ce3">
            <text:p>187,43</text:p>
          </table:table-cell>
          <table:table-cell office:value-type="float" office:value="199.74" table:style-name="ce3">
            <text:p>199,74</text:p>
          </table:table-cell>
          <table:table-cell office:value-type="float" office:value="243.32" table:style-name="ce3">
            <text:p>243,32</text:p>
          </table:table-cell>
          <table:table-cell office:value-type="float" office:value="245.63" table:style-name="ce3">
            <text:p>245,6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67.87" table:style-name="ce3">
            <text:p>167,87</text:p>
          </table:table-cell>
          <table:table-cell office:value-type="float" office:value="184.59" table:style-name="ce3">
            <text:p>184,59</text:p>
          </table:table-cell>
          <table:table-cell office:value-type="float" office:value="224.27" table:style-name="ce3">
            <text:p>224,27</text:p>
          </table:table-cell>
          <table:table-cell office:value-type="float" office:value="226.37" table:style-name="ce3">
            <text:p>226,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68.78" table:style-name="ce3">
            <text:p>168,78</text:p>
          </table:table-cell>
          <table:table-cell office:value-type="float" office:value="185.3" table:style-name="ce3">
            <text:p>185,3</text:p>
          </table:table-cell>
          <table:table-cell office:value-type="float" office:value="225.12" table:style-name="ce3">
            <text:p>225,12</text:p>
          </table:table-cell>
          <table:table-cell office:value-type="float" office:value="227.23000000000002" table:style-name="ce3">
            <text:p>227,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1.41" table:style-name="ce3">
            <text:p>201,41</text:p>
          </table:table-cell>
          <table:table-cell office:value-type="float" office:value="210.45000000000002" table:style-name="ce3">
            <text:p>210,45</text:p>
          </table:table-cell>
          <table:table-cell office:value-type="float" office:value="253" table:style-name="ce3">
            <text:p>253</text:p>
          </table:table-cell>
          <table:table-cell office:value-type="float" office:value="249.76000000000002" table:style-name="ce3">
            <text:p>249,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79.51" table:style-name="ce3">
            <text:p>179,51</text:p>
          </table:table-cell>
          <table:table-cell office:value-type="float" office:value="192.18" table:style-name="ce3">
            <text:p>192,18</text:p>
          </table:table-cell>
          <table:table-cell office:value-type="float" office:value="233.37" table:style-name="ce3">
            <text:p>233,37</text:p>
          </table:table-cell>
          <table:table-cell office:value-type="float" office:value="234.33" table:style-name="ce3">
            <text:p>234,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3.74" table:style-name="ce3">
            <text:p>183,74</text:p>
          </table:table-cell>
          <table:table-cell office:value-type="float" office:value="195.72" table:style-name="ce3">
            <text:p>195,72</text:p>
          </table:table-cell>
          <table:table-cell office:value-type="float" office:value="235.98000000000002" table:style-name="ce3">
            <text:p>235,98</text:p>
          </table:table-cell>
          <table:table-cell office:value-type="float" office:value="236.38" table:style-name="ce3">
            <text:p>236,3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2.33" table:style-name="ce3">
            <text:p>202,33</text:p>
          </table:table-cell>
          <table:table-cell office:value-type="float" office:value="211.15" table:style-name="ce3">
            <text:p>211,15</text:p>
          </table:table-cell>
          <table:table-cell office:value-type="float" office:value="254.24" table:style-name="ce3">
            <text:p>254,24</text:p>
          </table:table-cell>
          <table:table-cell office:value-type="float" office:value="250.29" table:style-name="ce3">
            <text:p>250,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4.56" table:style-name="ce3">
            <text:p>184,56</text:p>
          </table:table-cell>
          <table:table-cell office:value-type="float" office:value="195.48000000000002" table:style-name="ce3">
            <text:p>195,48</text:p>
          </table:table-cell>
          <table:table-cell office:value-type="float" office:value="238.73000000000002" table:style-name="ce3">
            <text:p>238,73</text:p>
          </table:table-cell>
          <table:table-cell office:value-type="float" office:value="239.02" table:style-name="ce3">
            <text:p>239,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88.9" table:style-name="ce3">
            <text:p>188,9</text:p>
          </table:table-cell>
          <table:table-cell office:value-type="float" office:value="199.3" table:style-name="ce3">
            <text:p>199,3</text:p>
          </table:table-cell>
          <table:table-cell office:value-type="float" office:value="241.48000000000002" table:style-name="ce3">
            <text:p>241,48</text:p>
          </table:table-cell>
          <table:table-cell office:value-type="float" office:value="241.02" table:style-name="ce3">
            <text:p>241,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90.28" table:style-name="ce3">
            <text:p>190,28</text:p>
          </table:table-cell>
          <table:table-cell office:value-type="float" office:value="203.55" table:style-name="ce3">
            <text:p>203,55</text:p>
          </table:table-cell>
          <table:table-cell office:value-type="float" office:value="255.89000000000001" table:style-name="ce3">
            <text:p>255,89</text:p>
          </table:table-cell>
          <table:table-cell office:value-type="float" office:value="235.13" table:style-name="ce3">
            <text:p>235,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1.16" table:style-name="ce3">
            <text:p>201,16</text:p>
          </table:table-cell>
          <table:table-cell office:value-type="float" office:value="205.77" table:style-name="ce3">
            <text:p>205,77</text:p>
          </table:table-cell>
          <table:table-cell office:value-type="float" office:value="257.61" table:style-name="ce3">
            <text:p>257,61</text:p>
          </table:table-cell>
          <table:table-cell office:value-type="float" office:value="255.81" table:style-name="ce3">
            <text:p>255,81</text:p>
          </table:table-cell>
          <table:table-cell office:value-type="float" office:value="280.29000000000002" table:style-name="ce3">
            <text:p>280,29</text:p>
          </table:table-cell>
          <table:table-cell office:value-type="float" office:value="276.39" table:style-name="ce3">
            <text:p>276,3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0.1" table:style-name="ce3">
            <text:p>200,1</text:p>
          </table:table-cell>
          <table:table-cell office:value-type="float" office:value="205.56" table:style-name="ce3">
            <text:p>205,56</text:p>
          </table:table-cell>
          <table:table-cell office:value-type="float" office:value="257.55" table:style-name="ce3">
            <text:p>257,55</text:p>
          </table:table-cell>
          <table:table-cell office:value-type="float" office:value="255.08" table:style-name="ce3">
            <text:p>255,08</text:p>
          </table:table-cell>
          <table:table-cell office:value-type="float" office:value="280.29000000000002" table:style-name="ce3">
            <text:p>280,29</text:p>
          </table:table-cell>
          <table:table-cell office:value-type="float" office:value="276.39" table:style-name="ce3">
            <text:p>276,3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29.6" table:style-name="ce3">
            <text:p>229,6</text:p>
          </table:table-cell>
          <table:table-cell office:value-type="float" office:value="235.04" table:style-name="ce3">
            <text:p>235,04</text:p>
          </table:table-cell>
          <table:table-cell office:value-type="float" office:value="277.18" table:style-name="ce3">
            <text:p>277,18</text:p>
          </table:table-cell>
          <table:table-cell office:value-type="float" office:value="278.02" table:style-name="ce3">
            <text:p>278,02</text:p>
          </table:table-cell>
          <table:table-cell office:value-type="float" office:value="300.61" table:style-name="ce3">
            <text:p>300,61</text:p>
          </table:table-cell>
          <table:table-cell office:value-type="float" office:value="293.51" table:style-name="ce3">
            <text:p>293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21.06" table:style-name="ce3">
            <text:p>221,06</text:p>
          </table:table-cell>
          <table:table-cell office:value-type="float" office:value="226.33" table:style-name="ce3">
            <text:p>226,33</text:p>
          </table:table-cell>
          <table:table-cell office:value-type="float" office:value="273.76" table:style-name="ce3">
            <text:p>273,76</text:p>
          </table:table-cell>
          <table:table-cell office:value-type="float" office:value="275.20999999999998" table:style-name="ce3">
            <text:p>275,21</text:p>
          </table:table-cell>
          <table:table-cell office:value-type="float" office:value="292.27" table:style-name="ce3">
            <text:p>292,27</text:p>
          </table:table-cell>
          <table:table-cell office:value-type="float" office:value="288.82" table:style-name="ce3">
            <text:p>288,8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26.26" table:style-name="ce3">
            <text:p>226,26</text:p>
          </table:table-cell>
          <table:table-cell office:value-type="float" office:value="231.63" table:style-name="ce3">
            <text:p>231,63</text:p>
          </table:table-cell>
          <table:table-cell office:value-type="float" office:value="275.85000000000002" table:style-name="ce3">
            <text:p>275,85</text:p>
          </table:table-cell>
          <table:table-cell office:value-type="float" office:value="276.93" table:style-name="ce3">
            <text:p>276,93</text:p>
          </table:table-cell>
          <table:table-cell office:value-type="float" office:value="297.32" table:style-name="ce3">
            <text:p>297,32</text:p>
          </table:table-cell>
          <table:table-cell office:value-type="float" office:value="291.67" table:style-name="ce3">
            <text:p>291,6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29.68" table:style-name="ce3">
            <text:p>229,68</text:p>
          </table:table-cell>
          <table:table-cell office:value-type="float" office:value="235.11" table:style-name="ce3">
            <text:p>235,11</text:p>
          </table:table-cell>
          <table:table-cell office:value-type="float" office:value="277.2" table:style-name="ce3">
            <text:p>277,2</text:p>
          </table:table-cell>
          <table:table-cell office:value-type="float" office:value="278.06" table:style-name="ce3">
            <text:p>278,06</text:p>
          </table:table-cell>
          <table:table-cell office:value-type="float" office:value="300.61" table:style-name="ce3">
            <text:p>300,61</text:p>
          </table:table-cell>
          <table:table-cell office:value-type="float" office:value="293.51" table:style-name="ce3">
            <text:p>293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21.69" table:style-name="ce3">
            <text:p>221,69</text:p>
          </table:table-cell>
          <table:table-cell office:value-type="float" office:value="226.98000000000002" table:style-name="ce3">
            <text:p>226,98</text:p>
          </table:table-cell>
          <table:table-cell office:value-type="float" office:value="274.49" table:style-name="ce3">
            <text:p>274,49</text:p>
          </table:table-cell>
          <table:table-cell office:value-type="float" office:value="276.08" table:style-name="ce3">
            <text:p>276,08</text:p>
          </table:table-cell>
          <table:table-cell office:value-type="float" office:value="292.84000000000003" table:style-name="ce3">
            <text:p>292,84</text:p>
          </table:table-cell>
          <table:table-cell office:value-type="float" office:value="289.42" table:style-name="ce3">
            <text:p>289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26.61" table:style-name="ce3">
            <text:p>226,61</text:p>
          </table:table-cell>
          <table:table-cell office:value-type="float" office:value="231.98000000000002" table:style-name="ce3">
            <text:p>231,98</text:p>
          </table:table-cell>
          <table:table-cell office:value-type="float" office:value="276.17" table:style-name="ce3">
            <text:p>276,17</text:p>
          </table:table-cell>
          <table:table-cell office:value-type="float" office:value="277.31" table:style-name="ce3">
            <text:p>277,31</text:p>
          </table:table-cell>
          <table:table-cell office:value-type="float" office:value="297.64" table:style-name="ce3">
            <text:p>297,64</text:p>
          </table:table-cell>
          <table:table-cell office:value-type="float" office:value="291.95" table:style-name="ce3">
            <text:p>291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6.98" table:style-name="ce3">
            <text:p>186,98</text:p>
          </table:table-cell>
          <table:table-cell office:value-type="float" office:value="199.04" table:style-name="ce3">
            <text:p>199,04</text:p>
          </table:table-cell>
          <table:table-cell office:value-type="float" office:value="238.63" table:style-name="ce3">
            <text:p>238,63</text:p>
          </table:table-cell>
          <table:table-cell office:value-type="float" office:value="241.3" table:style-name="ce3">
            <text:p>241,3</text:p>
          </table:table-cell>
          <table:table-cell office:value-type="float" office:value="237.26" table:style-name="ce3">
            <text:p>237,26</text:p>
          </table:table-cell>
          <table:table-cell office:value-type="float" office:value="249.03" table:style-name="ce3">
            <text:p>249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68.99" table:style-name="ce3">
            <text:p>168,99</text:p>
          </table:table-cell>
          <table:table-cell office:value-type="float" office:value="185.45000000000002" table:style-name="ce3">
            <text:p>185,45</text:p>
          </table:table-cell>
          <table:table-cell office:value-type="float" office:value="224.06" table:style-name="ce3">
            <text:p>224,06</text:p>
          </table:table-cell>
          <table:table-cell office:value-type="float" office:value="226.62" table:style-name="ce3">
            <text:p>226,62</text:p>
          </table:table-cell>
          <table:table-cell office:value-type="float" office:value="238.14000000000001" table:style-name="ce3">
            <text:p>238,14</text:p>
          </table:table-cell>
          <table:table-cell office:value-type="float" office:value="247.14000000000001" table:style-name="ce3">
            <text:p>247,1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0.13" table:style-name="ce3">
            <text:p>170,13</text:p>
          </table:table-cell>
          <table:table-cell office:value-type="float" office:value="186.31" table:style-name="ce3">
            <text:p>186,31</text:p>
          </table:table-cell>
          <table:table-cell office:value-type="float" office:value="224.92000000000002" table:style-name="ce3">
            <text:p>224,92</text:p>
          </table:table-cell>
          <table:table-cell office:value-type="float" office:value="227.49" table:style-name="ce3">
            <text:p>227,49</text:p>
          </table:table-cell>
          <table:table-cell office:value-type="float" office:value="238.09" table:style-name="ce3">
            <text:p>238,09</text:p>
          </table:table-cell>
          <table:table-cell office:value-type="float" office:value="247.25" table:style-name="ce3">
            <text:p>247,2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0.04" table:style-name="ce3">
            <text:p>200,04</text:p>
          </table:table-cell>
          <table:table-cell office:value-type="float" office:value="208.45000000000002" table:style-name="ce3">
            <text:p>208,45</text:p>
          </table:table-cell>
          <table:table-cell office:value-type="float" office:value="245.81" table:style-name="ce3">
            <text:p>245,81</text:p>
          </table:table-cell>
          <table:table-cell office:value-type="float" office:value="244.11" table:style-name="ce3">
            <text:p>244,11</text:p>
          </table:table-cell>
          <table:table-cell office:value-type="float" office:value="258.68" table:style-name="ce3">
            <text:p>258,68</text:p>
          </table:table-cell>
          <table:table-cell office:value-type="float" office:value="254.65" table:style-name="ce3">
            <text:p>254,6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2.42000000000002" table:style-name="ce3">
            <text:p>182,42</text:p>
          </table:table-cell>
          <table:table-cell office:value-type="float" office:value="194.96" table:style-name="ce3">
            <text:p>194,96</text:p>
          </table:table-cell>
          <table:table-cell office:value-type="float" office:value="234.77" table:style-name="ce3">
            <text:p>234,77</text:p>
          </table:table-cell>
          <table:table-cell office:value-type="float" office:value="236.13" table:style-name="ce3">
            <text:p>236,13</text:p>
          </table:table-cell>
          <table:table-cell office:value-type="float" office:value="251.19" table:style-name="ce3">
            <text:p>251,19</text:p>
          </table:table-cell>
          <table:table-cell office:value-type="float" office:value="251.70000000000002" table:style-name="ce3">
            <text:p>251,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6.91" table:style-name="ce3">
            <text:p>186,91</text:p>
          </table:table-cell>
          <table:table-cell office:value-type="float" office:value="198.39000000000001" table:style-name="ce3">
            <text:p>198,39</text:p>
          </table:table-cell>
          <table:table-cell office:value-type="float" office:value="237.93" table:style-name="ce3">
            <text:p>237,93</text:p>
          </table:table-cell>
          <table:table-cell office:value-type="float" office:value="238.41" table:style-name="ce3">
            <text:p>238,41</text:p>
          </table:table-cell>
          <table:table-cell office:value-type="float" office:value="253.46" table:style-name="ce3">
            <text:p>253,46</text:p>
          </table:table-cell>
          <table:table-cell office:value-type="float" office:value="252.6" table:style-name="ce3">
            <text:p>252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0.79" table:style-name="ce3">
            <text:p>200,79</text:p>
          </table:table-cell>
          <table:table-cell office:value-type="float" office:value="208.99" table:style-name="ce3">
            <text:p>208,99</text:p>
          </table:table-cell>
          <table:table-cell office:value-type="float" office:value="246.12" table:style-name="ce3">
            <text:p>246,12</text:p>
          </table:table-cell>
          <table:table-cell office:value-type="float" office:value="244.23000000000002" table:style-name="ce3">
            <text:p>244,23</text:p>
          </table:table-cell>
          <table:table-cell office:value-type="float" office:value="259.12" table:style-name="ce3">
            <text:p>259,12</text:p>
          </table:table-cell>
          <table:table-cell office:value-type="float" office:value="254.77" table:style-name="ce3">
            <text:p>254,7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7.5" table:style-name="ce3">
            <text:p>187,5</text:p>
          </table:table-cell>
          <table:table-cell office:value-type="float" office:value="198.55" table:style-name="ce3">
            <text:p>198,55</text:p>
          </table:table-cell>
          <table:table-cell office:value-type="float" office:value="238.73000000000002" table:style-name="ce3">
            <text:p>238,73</text:p>
          </table:table-cell>
          <table:table-cell office:value-type="float" office:value="239.65" table:style-name="ce3">
            <text:p>239,65</text:p>
          </table:table-cell>
          <table:table-cell office:value-type="float" office:value="253.27" table:style-name="ce3">
            <text:p>253,27</text:p>
          </table:table-cell>
          <table:table-cell office:value-type="float" office:value="252.43" table:style-name="ce3">
            <text:p>252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91.6" table:style-name="ce3">
            <text:p>191,6</text:p>
          </table:table-cell>
          <table:table-cell office:value-type="float" office:value="201.77" table:style-name="ce3">
            <text:p>201,77</text:p>
          </table:table-cell>
          <table:table-cell office:value-type="float" office:value="241.28" table:style-name="ce3">
            <text:p>241,28</text:p>
          </table:table-cell>
          <table:table-cell office:value-type="float" office:value="241.23000000000002" table:style-name="ce3">
            <text:p>241,23</text:p>
          </table:table-cell>
          <table:table-cell office:value-type="float" office:value="255.21" table:style-name="ce3">
            <text:p>255,21</text:p>
          </table:table-cell>
          <table:table-cell office:value-type="float" office:value="253.20000000000002" table:style-name="ce3">
            <text:p>253,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6.98" table:style-name="ce3">
            <text:p>186,98</text:p>
          </table:table-cell>
          <table:table-cell office:value-type="float" office:value="199.04" table:style-name="ce3">
            <text:p>199,04</text:p>
          </table:table-cell>
          <table:table-cell office:value-type="float" office:value="238.63" table:style-name="ce3">
            <text:p>238,63</text:p>
          </table:table-cell>
          <table:table-cell office:value-type="float" office:value="241.3" table:style-name="ce3">
            <text:p>241,3</text:p>
          </table:table-cell>
          <table:table-cell office:value-type="float" office:value="237.26" table:style-name="ce3">
            <text:p>237,26</text:p>
          </table:table-cell>
          <table:table-cell office:value-type="float" office:value="249.03" table:style-name="ce3">
            <text:p>249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68.99" table:style-name="ce3">
            <text:p>168,99</text:p>
          </table:table-cell>
          <table:table-cell office:value-type="float" office:value="185.45000000000002" table:style-name="ce3">
            <text:p>185,45</text:p>
          </table:table-cell>
          <table:table-cell office:value-type="float" office:value="224.06" table:style-name="ce3">
            <text:p>224,06</text:p>
          </table:table-cell>
          <table:table-cell office:value-type="float" office:value="226.62" table:style-name="ce3">
            <text:p>226,62</text:p>
          </table:table-cell>
          <table:table-cell office:value-type="float" office:value="238.14000000000001" table:style-name="ce3">
            <text:p>238,14</text:p>
          </table:table-cell>
          <table:table-cell office:value-type="float" office:value="247.14000000000001" table:style-name="ce3">
            <text:p>247,1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0.13" table:style-name="ce3">
            <text:p>170,13</text:p>
          </table:table-cell>
          <table:table-cell office:value-type="float" office:value="186.31" table:style-name="ce3">
            <text:p>186,31</text:p>
          </table:table-cell>
          <table:table-cell office:value-type="float" office:value="224.92000000000002" table:style-name="ce3">
            <text:p>224,92</text:p>
          </table:table-cell>
          <table:table-cell office:value-type="float" office:value="227.49" table:style-name="ce3">
            <text:p>227,49</text:p>
          </table:table-cell>
          <table:table-cell office:value-type="float" office:value="238.09" table:style-name="ce3">
            <text:p>238,09</text:p>
          </table:table-cell>
          <table:table-cell office:value-type="float" office:value="247.25" table:style-name="ce3">
            <text:p>247,2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0.14000000000001" table:style-name="ce3">
            <text:p>200,14</text:p>
          </table:table-cell>
          <table:table-cell office:value-type="float" office:value="208.53" table:style-name="ce3">
            <text:p>208,53</text:p>
          </table:table-cell>
          <table:table-cell office:value-type="float" office:value="246.23000000000002" table:style-name="ce3">
            <text:p>246,23</text:p>
          </table:table-cell>
          <table:table-cell office:value-type="float" office:value="244.63" table:style-name="ce3">
            <text:p>244,63</text:p>
          </table:table-cell>
          <table:table-cell office:value-type="float" office:value="259.29000000000002" table:style-name="ce3">
            <text:p>259,29</text:p>
          </table:table-cell>
          <table:table-cell office:value-type="float" office:value="255.33" table:style-name="ce3">
            <text:p>255,3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2.42000000000002" table:style-name="ce3">
            <text:p>182,42</text:p>
          </table:table-cell>
          <table:table-cell office:value-type="float" office:value="194.96" table:style-name="ce3">
            <text:p>194,96</text:p>
          </table:table-cell>
          <table:table-cell office:value-type="float" office:value="234.77" table:style-name="ce3">
            <text:p>234,77</text:p>
          </table:table-cell>
          <table:table-cell office:value-type="float" office:value="236.13" table:style-name="ce3">
            <text:p>236,13</text:p>
          </table:table-cell>
          <table:table-cell office:value-type="float" office:value="251.28" table:style-name="ce3">
            <text:p>251,28</text:p>
          </table:table-cell>
          <table:table-cell office:value-type="float" office:value="251.8" table:style-name="ce3">
            <text:p>251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6.94" table:style-name="ce3">
            <text:p>186,94</text:p>
          </table:table-cell>
          <table:table-cell office:value-type="float" office:value="198.42000000000002" table:style-name="ce3">
            <text:p>198,42</text:p>
          </table:table-cell>
          <table:table-cell office:value-type="float" office:value="238.08" table:style-name="ce3">
            <text:p>238,08</text:p>
          </table:table-cell>
          <table:table-cell office:value-type="float" office:value="238.58" table:style-name="ce3">
            <text:p>238,58</text:p>
          </table:table-cell>
          <table:table-cell office:value-type="float" office:value="253.73000000000002" table:style-name="ce3">
            <text:p>253,73</text:p>
          </table:table-cell>
          <table:table-cell office:value-type="float" office:value="252.88" table:style-name="ce3">
            <text:p>252,8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0.9" table:style-name="ce3">
            <text:p>200,9</text:p>
          </table:table-cell>
          <table:table-cell office:value-type="float" office:value="209.07" table:style-name="ce3">
            <text:p>209,07</text:p>
          </table:table-cell>
          <table:table-cell office:value-type="float" office:value="246.57" table:style-name="ce3">
            <text:p>246,57</text:p>
          </table:table-cell>
          <table:table-cell office:value-type="float" office:value="244.77" table:style-name="ce3">
            <text:p>244,77</text:p>
          </table:table-cell>
          <table:table-cell office:value-type="float" office:value="259.74" table:style-name="ce3">
            <text:p>259,74</text:p>
          </table:table-cell>
          <table:table-cell office:value-type="float" office:value="255.46" table:style-name="ce3">
            <text:p>255,4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7.5" table:style-name="ce3">
            <text:p>187,5</text:p>
          </table:table-cell>
          <table:table-cell office:value-type="float" office:value="198.55" table:style-name="ce3">
            <text:p>198,55</text:p>
          </table:table-cell>
          <table:table-cell office:value-type="float" office:value="238.73000000000002" table:style-name="ce3">
            <text:p>238,73</text:p>
          </table:table-cell>
          <table:table-cell office:value-type="float" office:value="239.65" table:style-name="ce3">
            <text:p>239,65</text:p>
          </table:table-cell>
          <table:table-cell office:value-type="float" office:value="253.38" table:style-name="ce3">
            <text:p>253,38</text:p>
          </table:table-cell>
          <table:table-cell office:value-type="float" office:value="252.55" table:style-name="ce3">
            <text:p>252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91.64000000000001" table:style-name="ce3">
            <text:p>191,64</text:p>
          </table:table-cell>
          <table:table-cell office:value-type="float" office:value="201.8" table:style-name="ce3">
            <text:p>201,8</text:p>
          </table:table-cell>
          <table:table-cell office:value-type="float" office:value="241.45000000000002" table:style-name="ce3">
            <text:p>241,45</text:p>
          </table:table-cell>
          <table:table-cell office:value-type="float" office:value="241.43" table:style-name="ce3">
            <text:p>241,43</text:p>
          </table:table-cell>
          <table:table-cell office:value-type="float" office:value="255.5" table:style-name="ce3">
            <text:p>255,5</text:p>
          </table:table-cell>
          <table:table-cell office:value-type="float" office:value="253.52" table:style-name="ce3">
            <text:p>253,5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7.01" table:style-name="ce3">
            <text:p>187,01</text:p>
          </table:table-cell>
          <table:table-cell office:value-type="float" office:value="199.07" table:style-name="ce3">
            <text:p>199,07</text:p>
          </table:table-cell>
          <table:table-cell office:value-type="float" office:value="238.72" table:style-name="ce3">
            <text:p>238,72</text:p>
          </table:table-cell>
          <table:table-cell office:value-type="float" office:value="241.27" table:style-name="ce3">
            <text:p>241,27</text:p>
          </table:table-cell>
          <table:table-cell office:value-type="float" office:value="237.26" table:style-name="ce3">
            <text:p>237,26</text:p>
          </table:table-cell>
          <table:table-cell office:value-type="float" office:value="249.03" table:style-name="ce3">
            <text:p>249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69.16" table:style-name="ce3">
            <text:p>169,16</text:p>
          </table:table-cell>
          <table:table-cell office:value-type="float" office:value="185.56" table:style-name="ce3">
            <text:p>185,56</text:p>
          </table:table-cell>
          <table:table-cell office:value-type="float" office:value="224.34" table:style-name="ce3">
            <text:p>224,34</text:p>
          </table:table-cell>
          <table:table-cell office:value-type="float" office:value="226.87" table:style-name="ce3">
            <text:p>226,87</text:p>
          </table:table-cell>
          <table:table-cell office:value-type="float" office:value="238.86" table:style-name="ce3">
            <text:p>238,86</text:p>
          </table:table-cell>
          <table:table-cell office:value-type="float" office:value="247.64000000000001" table:style-name="ce3">
            <text:p>247,6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0.3" table:style-name="ce3">
            <text:p>170,3</text:p>
          </table:table-cell>
          <table:table-cell office:value-type="float" office:value="186.42000000000002" table:style-name="ce3">
            <text:p>186,42</text:p>
          </table:table-cell>
          <table:table-cell office:value-type="float" office:value="225.19" table:style-name="ce3">
            <text:p>225,19</text:p>
          </table:table-cell>
          <table:table-cell office:value-type="float" office:value="227.72" table:style-name="ce3">
            <text:p>227,72</text:p>
          </table:table-cell>
          <table:table-cell office:value-type="float" office:value="238.77" table:style-name="ce3">
            <text:p>238,77</text:p>
          </table:table-cell>
          <table:table-cell office:value-type="float" office:value="247.72" table:style-name="ce3">
            <text:p>247,7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5.45000000000002" table:style-name="ce3">
            <text:p>205,45</text:p>
          </table:table-cell>
          <table:table-cell office:value-type="float" office:value="213.3" table:style-name="ce3">
            <text:p>213,3</text:p>
          </table:table-cell>
          <table:table-cell office:value-type="float" office:value="251.51000000000002" table:style-name="ce3">
            <text:p>251,51</text:p>
          </table:table-cell>
          <table:table-cell office:value-type="float" office:value="250.32" table:style-name="ce3">
            <text:p>250,32</text:p>
          </table:table-cell>
          <table:table-cell office:value-type="float" office:value="265.68" table:style-name="ce3">
            <text:p>265,68</text:p>
          </table:table-cell>
          <table:table-cell office:value-type="float" office:value="261.23" table:style-name="ce3">
            <text:p>261,2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4.20000000000002" table:style-name="ce3">
            <text:p>184,2</text:p>
          </table:table-cell>
          <table:table-cell office:value-type="float" office:value="196.4" table:style-name="ce3">
            <text:p>196,4</text:p>
          </table:table-cell>
          <table:table-cell office:value-type="float" office:value="236.72" table:style-name="ce3">
            <text:p>236,72</text:p>
          </table:table-cell>
          <table:table-cell office:value-type="float" office:value="238.09" table:style-name="ce3">
            <text:p>238,09</text:p>
          </table:table-cell>
          <table:table-cell office:value-type="float" office:value="253.31" table:style-name="ce3">
            <text:p>253,31</text:p>
          </table:table-cell>
          <table:table-cell office:value-type="float" office:value="253.64000000000001" table:style-name="ce3">
            <text:p>253,6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90.26" table:style-name="ce3">
            <text:p>190,26</text:p>
          </table:table-cell>
          <table:table-cell office:value-type="float" office:value="201.22" table:style-name="ce3">
            <text:p>201,22</text:p>
          </table:table-cell>
          <table:table-cell office:value-type="float" office:value="241.41" table:style-name="ce3">
            <text:p>241,41</text:p>
          </table:table-cell>
          <table:table-cell office:value-type="float" office:value="241.97" table:style-name="ce3">
            <text:p>241,97</text:p>
          </table:table-cell>
          <table:table-cell office:value-type="float" office:value="257.39999999999998" table:style-name="ce3">
            <text:p>257,4</text:p>
          </table:table-cell>
          <table:table-cell office:value-type="float" office:value="256.14999999999998" table:style-name="ce3">
            <text:p>256,1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6.31" table:style-name="ce3">
            <text:p>206,31</text:p>
          </table:table-cell>
          <table:table-cell office:value-type="float" office:value="213.97" table:style-name="ce3">
            <text:p>213,97</text:p>
          </table:table-cell>
          <table:table-cell office:value-type="float" office:value="251.97" table:style-name="ce3">
            <text:p>251,97</text:p>
          </table:table-cell>
          <table:table-cell office:value-type="float" office:value="250.65" table:style-name="ce3">
            <text:p>250,65</text:p>
          </table:table-cell>
          <table:table-cell office:value-type="float" office:value="266.17" table:style-name="ce3">
            <text:p>266,17</text:p>
          </table:table-cell>
          <table:table-cell office:value-type="float" office:value="261.44" table:style-name="ce3">
            <text:p>261,4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9.58" table:style-name="ce3">
            <text:p>189,58</text:p>
          </table:table-cell>
          <table:table-cell office:value-type="float" office:value="200.28" table:style-name="ce3">
            <text:p>200,28</text:p>
          </table:table-cell>
          <table:table-cell office:value-type="float" office:value="241.05" table:style-name="ce3">
            <text:p>241,05</text:p>
          </table:table-cell>
          <table:table-cell office:value-type="float" office:value="242.01" table:style-name="ce3">
            <text:p>242,01</text:p>
          </table:table-cell>
          <table:table-cell office:value-type="float" office:value="255.53" table:style-name="ce3">
            <text:p>255,53</text:p>
          </table:table-cell>
          <table:table-cell office:value-type="float" office:value="254.56" table:style-name="ce3">
            <text:p>254,5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95.28" table:style-name="ce3">
            <text:p>195,28</text:p>
          </table:table-cell>
          <table:table-cell office:value-type="float" office:value="204.94" table:style-name="ce3">
            <text:p>204,94</text:p>
          </table:table-cell>
          <table:table-cell office:value-type="float" office:value="245.17000000000002" table:style-name="ce3">
            <text:p>245,17</text:p>
          </table:table-cell>
          <table:table-cell office:value-type="float" office:value="245.26" table:style-name="ce3">
            <text:p>245,26</text:p>
          </table:table-cell>
          <table:table-cell office:value-type="float" office:value="259.35000000000002" table:style-name="ce3">
            <text:p>259,35</text:p>
          </table:table-cell>
          <table:table-cell office:value-type="float" office:value="257.03000000000003" table:style-name="ce3">
            <text:p>257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73.96" table:style-name="ce3">
            <text:p>173,96</text:p>
          </table:table-cell>
          <table:table-cell office:value-type="float" office:value="178.56" table:style-name="ce3">
            <text:p>178,56</text:p>
          </table:table-cell>
          <table:table-cell office:value-type="float" office:value="229.82" table:style-name="ce3">
            <text:p>229,82</text:p>
          </table:table-cell>
          <table:table-cell office:value-type="float" office:value="226.97" table:style-name="ce3">
            <text:p>226,97</text:p>
          </table:table-cell>
          <table:table-cell office:value-type="float" office:value="239.29" table:style-name="ce3">
            <text:p>239,29</text:p>
          </table:table-cell>
          <table:table-cell office:value-type="float" office:value="240.83" table:style-name="ce3">
            <text:p>240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63.13" table:style-name="ce3">
            <text:p>163,13</text:p>
          </table:table-cell>
          <table:table-cell office:value-type="float" office:value="181.51" table:style-name="ce3">
            <text:p>181,51</text:p>
          </table:table-cell>
          <table:table-cell office:value-type="float" office:value="221.3" table:style-name="ce3">
            <text:p>221,3</text:p>
          </table:table-cell>
          <table:table-cell office:value-type="float" office:value="230.84" table:style-name="ce3">
            <text:p>230,84</text:p>
          </table:table-cell>
          <table:table-cell office:value-type="float" office:value="241.6" table:style-name="ce3">
            <text:p>241,6</text:p>
          </table:table-cell>
          <table:table-cell office:value-type="float" office:value="247.61" table:style-name="ce3">
            <text:p>247,6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63.62" table:style-name="ce3">
            <text:p>163,62</text:p>
          </table:table-cell>
          <table:table-cell office:value-type="float" office:value="181.37" table:style-name="ce3">
            <text:p>181,37</text:p>
          </table:table-cell>
          <table:table-cell office:value-type="float" office:value="221.91" table:style-name="ce3">
            <text:p>221,91</text:p>
          </table:table-cell>
          <table:table-cell office:value-type="float" office:value="230.57" table:style-name="ce3">
            <text:p>230,57</text:p>
          </table:table-cell>
          <table:table-cell office:value-type="float" office:value="241.5" table:style-name="ce3">
            <text:p>241,5</text:p>
          </table:table-cell>
          <table:table-cell office:value-type="float" office:value="247.31" table:style-name="ce3">
            <text:p>247,3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191.17000000000002" table:style-name="ce3">
            <text:p>191,17</text:p>
          </table:table-cell>
          <table:table-cell office:value-type="float" office:value="198.84" table:style-name="ce3">
            <text:p>198,84</text:p>
          </table:table-cell>
          <table:table-cell office:value-type="float" office:value="240.4" table:style-name="ce3">
            <text:p>240,4</text:p>
          </table:table-cell>
          <table:table-cell office:value-type="float" office:value="241.08" table:style-name="ce3">
            <text:p>241,08</text:p>
          </table:table-cell>
          <table:table-cell office:value-type="float" office:value="256.63" table:style-name="ce3">
            <text:p>256,63</text:p>
          </table:table-cell>
          <table:table-cell office:value-type="float" office:value="252.36" table:style-name="ce3">
            <text:p>252,3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1.05" table:style-name="ce3">
            <text:p>181,05</text:p>
          </table:table-cell>
          <table:table-cell office:value-type="float" office:value="194.66" table:style-name="ce3">
            <text:p>194,66</text:p>
          </table:table-cell>
          <table:table-cell office:value-type="float" office:value="236.42000000000002" table:style-name="ce3">
            <text:p>236,42</text:p>
          </table:table-cell>
          <table:table-cell office:value-type="float" office:value="240.46" table:style-name="ce3">
            <text:p>240,46</text:p>
          </table:table-cell>
          <table:table-cell office:value-type="float" office:value="246.97" table:style-name="ce3">
            <text:p>246,97</text:p>
          </table:table-cell>
          <table:table-cell office:value-type="float" office:value="249.52" table:style-name="ce3">
            <text:p>249,5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4.53" table:style-name="ce3">
            <text:p>184,53</text:p>
          </table:table-cell>
          <table:table-cell office:value-type="float" office:value="196.1" table:style-name="ce3">
            <text:p>196,1</text:p>
          </table:table-cell>
          <table:table-cell office:value-type="float" office:value="237.82" table:style-name="ce3">
            <text:p>237,82</text:p>
          </table:table-cell>
          <table:table-cell office:value-type="float" office:value="240.68" table:style-name="ce3">
            <text:p>240,68</text:p>
          </table:table-cell>
          <table:table-cell office:value-type="float" office:value="248.68" table:style-name="ce3">
            <text:p>248,68</text:p>
          </table:table-cell>
          <table:table-cell office:value-type="float" office:value="250.03" table:style-name="ce3">
            <text:p>250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191.4" table:style-name="ce3">
            <text:p>191,4</text:p>
          </table:table-cell>
          <table:table-cell office:value-type="float" office:value="199.11" table:style-name="ce3">
            <text:p>199,11</text:p>
          </table:table-cell>
          <table:table-cell office:value-type="float" office:value="240.51" table:style-name="ce3">
            <text:p>240,51</text:p>
          </table:table-cell>
          <table:table-cell office:value-type="float" office:value="241.22" table:style-name="ce3">
            <text:p>241,22</text:p>
          </table:table-cell>
          <table:table-cell office:value-type="float" office:value="256.91000000000003" table:style-name="ce3">
            <text:p>256,91</text:p>
          </table:table-cell>
          <table:table-cell office:value-type="float" office:value="252.55" table:style-name="ce3">
            <text:p>252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4" table:style-name="ce3">
            <text:p>184</text:p>
          </table:table-cell>
          <table:table-cell office:value-type="float" office:value="196.83" table:style-name="ce3">
            <text:p>196,83</text:p>
          </table:table-cell>
          <table:table-cell office:value-type="float" office:value="237.51" table:style-name="ce3">
            <text:p>237,51</text:p>
          </table:table-cell>
          <table:table-cell office:value-type="float" office:value="241.15" table:style-name="ce3">
            <text:p>241,15</text:p>
          </table:table-cell>
          <table:table-cell office:value-type="float" office:value="247.41" table:style-name="ce3">
            <text:p>247,41</text:p>
          </table:table-cell>
          <table:table-cell office:value-type="float" office:value="249.68" table:style-name="ce3">
            <text:p>249,6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86.78" table:style-name="ce3">
            <text:p>186,78</text:p>
          </table:table-cell>
          <table:table-cell office:value-type="float" office:value="197.68" table:style-name="ce3">
            <text:p>197,68</text:p>
          </table:table-cell>
          <table:table-cell office:value-type="float" office:value="238.61" table:style-name="ce3">
            <text:p>238,61</text:p>
          </table:table-cell>
          <table:table-cell office:value-type="float" office:value="241.18" table:style-name="ce3">
            <text:p>241,18</text:p>
          </table:table-cell>
          <table:table-cell office:value-type="float" office:value="249.17000000000002" table:style-name="ce3">
            <text:p>249,17</text:p>
          </table:table-cell>
          <table:table-cell office:value-type="float" office:value="250.21" table:style-name="ce3">
            <text:p>250,2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28.81" table:style-name="ce3">
            <text:p>228,81</text:p>
          </table:table-cell>
          <table:table-cell office:value-type="float" office:value="216.25" table:style-name="ce3">
            <text:p>216,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5.24" table:style-name="ce3">
            <text:p>295,24</text:p>
          </table:table-cell>
          <table:table-cell office:value-type="float" office:value="291.79000000000002" table:style-name="ce3">
            <text:p>291,7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28.81" table:style-name="ce3">
            <text:p>228,81</text:p>
          </table:table-cell>
          <table:table-cell office:value-type="float" office:value="216.25" table:style-name="ce3">
            <text:p>216,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5.24" table:style-name="ce3">
            <text:p>295,24</text:p>
          </table:table-cell>
          <table:table-cell office:value-type="float" office:value="291.79000000000002" table:style-name="ce3">
            <text:p>291,7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37.84" table:style-name="ce3">
            <text:p>237,84</text:p>
          </table:table-cell>
          <table:table-cell office:value-type="float" office:value="241.72" table:style-name="ce3">
            <text:p>241,72</text:p>
          </table:table-cell>
          <table:table-cell office:value-type="float" office:value="315.42" table:style-name="ce3">
            <text:p>315,42</text:p>
          </table:table-cell>
          <table:table-cell office:value-type="float" office:value="341.56" table:style-name="ce3">
            <text:p>341,56</text:p>
          </table:table-cell>
          <table:table-cell office:value-type="float" office:value="338.5" table:style-name="ce3">
            <text:p>338,5</text:p>
          </table:table-cell>
          <table:table-cell office:value-type="float" office:value="354.97" table:style-name="ce3">
            <text:p>354,9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28.81" table:style-name="ce3">
            <text:p>228,81</text:p>
          </table:table-cell>
          <table:table-cell office:value-type="float" office:value="216.25" table:style-name="ce3">
            <text:p>216,25</text:p>
          </table:table-cell>
          <table:table-cell office:value-type="float" office:value="289.68" table:style-name="ce3">
            <text:p>289,68</text:p>
          </table:table-cell>
          <table:table-cell office:value-type="float" office:value="285.58" table:style-name="ce3">
            <text:p>285,58</text:p>
          </table:table-cell>
          <table:table-cell office:value-type="float" office:value="302.39" table:style-name="ce3">
            <text:p>302,39</text:p>
          </table:table-cell>
          <table:table-cell office:value-type="float" office:value="300.70999999999998" table:style-name="ce3">
            <text:p>300,7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36.51" table:style-name="ce3">
            <text:p>236,51</text:p>
          </table:table-cell>
          <table:table-cell office:value-type="float" office:value="237.98000000000002" table:style-name="ce3">
            <text:p>237,98</text:p>
          </table:table-cell>
          <table:table-cell office:value-type="float" office:value="312.88" table:style-name="ce3">
            <text:p>312,88</text:p>
          </table:table-cell>
          <table:table-cell office:value-type="float" office:value="336.03000000000003" table:style-name="ce3">
            <text:p>336,03</text:p>
          </table:table-cell>
          <table:table-cell office:value-type="float" office:value="315.28000000000003" table:style-name="ce3">
            <text:p>315,28</text:p>
          </table:table-cell>
          <table:table-cell office:value-type="float" office:value="320.07" table:style-name="ce3">
            <text:p>320,0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37.84" table:style-name="ce3">
            <text:p>237,84</text:p>
          </table:table-cell>
          <table:table-cell office:value-type="float" office:value="241.72" table:style-name="ce3">
            <text:p>241,72</text:p>
          </table:table-cell>
          <table:table-cell office:value-type="float" office:value="315.42" table:style-name="ce3">
            <text:p>315,42</text:p>
          </table:table-cell>
          <table:table-cell office:value-type="float" office:value="341.56" table:style-name="ce3">
            <text:p>341,56</text:p>
          </table:table-cell>
          <table:table-cell office:value-type="float" office:value="338.5" table:style-name="ce3">
            <text:p>338,5</text:p>
          </table:table-cell>
          <table:table-cell office:value-type="float" office:value="354.97" table:style-name="ce3">
            <text:p>354,9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9.68" table:style-name="ce3">
            <text:p>289,68</text:p>
          </table:table-cell>
          <table:table-cell office:value-type="float" office:value="285.58" table:style-name="ce3">
            <text:p>285,58</text:p>
          </table:table-cell>
          <table:table-cell office:value-type="float" office:value="304.07" table:style-name="ce3">
            <text:p>304,07</text:p>
          </table:table-cell>
          <table:table-cell office:value-type="float" office:value="302.8" table:style-name="ce3">
            <text:p>302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37.84" table:style-name="ce3">
            <text:p>237,84</text:p>
          </table:table-cell>
          <table:table-cell office:value-type="float" office:value="241.72" table:style-name="ce3">
            <text:p>241,72</text:p>
          </table:table-cell>
          <table:table-cell office:value-type="float" office:value="312.88" table:style-name="ce3">
            <text:p>312,88</text:p>
          </table:table-cell>
          <table:table-cell office:value-type="float" office:value="336.03000000000003" table:style-name="ce3">
            <text:p>336,03</text:p>
          </table:table-cell>
          <table:table-cell office:value-type="float" office:value="318.07" table:style-name="ce3">
            <text:p>318,07</text:p>
          </table:table-cell>
          <table:table-cell office:value-type="float" office:value="324.01" table:style-name="ce3">
            <text:p>324,0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4.45000000000002" table:style-name="ce3">
            <text:p>184,45</text:p>
          </table:table-cell>
          <table:table-cell office:value-type="float" office:value="195.64000000000001" table:style-name="ce3">
            <text:p>195,64</text:p>
          </table:table-cell>
          <table:table-cell office:value-type="float" office:value="239.3" table:style-name="ce3">
            <text:p>239,3</text:p>
          </table:table-cell>
          <table:table-cell office:value-type="float" office:value="241.29" table:style-name="ce3">
            <text:p>241,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77.15" table:style-name="ce3">
            <text:p>177,15</text:p>
          </table:table-cell>
          <table:table-cell office:value-type="float" office:value="191.28" table:style-name="ce3">
            <text:p>191,28</text:p>
          </table:table-cell>
          <table:table-cell office:value-type="float" office:value="227.8" table:style-name="ce3">
            <text:p>227,8</text:p>
          </table:table-cell>
          <table:table-cell office:value-type="float" office:value="232.29" table:style-name="ce3">
            <text:p>232,29</text:p>
          </table:table-cell>
          <table:table-cell office:value-type="float" office:value="251.87" table:style-name="ce3">
            <text:p>251,87</text:p>
          </table:table-cell>
          <table:table-cell office:value-type="float" office:value="278.8" table:style-name="ce3">
            <text:p>278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7.26" table:style-name="ce3">
            <text:p>177,26</text:p>
          </table:table-cell>
          <table:table-cell office:value-type="float" office:value="191.35" table:style-name="ce3">
            <text:p>191,35</text:p>
          </table:table-cell>
          <table:table-cell office:value-type="float" office:value="227.95000000000002" table:style-name="ce3">
            <text:p>227,95</text:p>
          </table:table-cell>
          <table:table-cell office:value-type="float" office:value="232.41" table:style-name="ce3">
            <text:p>232,41</text:p>
          </table:table-cell>
          <table:table-cell office:value-type="float" office:value="251.87" table:style-name="ce3">
            <text:p>251,87</text:p>
          </table:table-cell>
          <table:table-cell office:value-type="float" office:value="278.8" table:style-name="ce3">
            <text:p>278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197.28" table:style-name="ce3">
            <text:p>197,28</text:p>
          </table:table-cell>
          <table:table-cell office:value-type="float" office:value="205.91" table:style-name="ce3">
            <text:p>205,91</text:p>
          </table:table-cell>
          <table:table-cell office:value-type="float" office:value="247.12" table:style-name="ce3">
            <text:p>247,12</text:p>
          </table:table-cell>
          <table:table-cell office:value-type="float" office:value="246.42000000000002" table:style-name="ce3">
            <text:p>246,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3.78" table:style-name="ce3">
            <text:p>183,78</text:p>
          </table:table-cell>
          <table:table-cell office:value-type="float" office:value="196.44" table:style-name="ce3">
            <text:p>196,44</text:p>
          </table:table-cell>
          <table:table-cell office:value-type="float" office:value="233.66" table:style-name="ce3">
            <text:p>233,66</text:p>
          </table:table-cell>
          <table:table-cell office:value-type="float" office:value="237.15" table:style-name="ce3">
            <text:p>237,15</text:p>
          </table:table-cell>
          <table:table-cell office:value-type="float" office:value="261.26" table:style-name="ce3">
            <text:p>261,26</text:p>
          </table:table-cell>
          <table:table-cell office:value-type="float" office:value="270.26" table:style-name="ce3">
            <text:p>270,2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5.38" table:style-name="ce3">
            <text:p>185,38</text:p>
          </table:table-cell>
          <table:table-cell office:value-type="float" office:value="197.56" table:style-name="ce3">
            <text:p>197,56</text:p>
          </table:table-cell>
          <table:table-cell office:value-type="float" office:value="234.48000000000002" table:style-name="ce3">
            <text:p>234,48</text:p>
          </table:table-cell>
          <table:table-cell office:value-type="float" office:value="237.71" table:style-name="ce3">
            <text:p>237,71</text:p>
          </table:table-cell>
          <table:table-cell office:value-type="float" office:value="261.26" table:style-name="ce3">
            <text:p>261,26</text:p>
          </table:table-cell>
          <table:table-cell office:value-type="float" office:value="270.26" table:style-name="ce3">
            <text:p>270,2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197.75" table:style-name="ce3">
            <text:p>197,75</text:p>
          </table:table-cell>
          <table:table-cell office:value-type="float" office:value="206.3" table:style-name="ce3">
            <text:p>206,3</text:p>
          </table:table-cell>
          <table:table-cell office:value-type="float" office:value="247.65" table:style-name="ce3">
            <text:p>247,65</text:p>
          </table:table-cell>
          <table:table-cell office:value-type="float" office:value="246.77" table:style-name="ce3">
            <text:p>246,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6.66" table:style-name="ce3">
            <text:p>186,66</text:p>
          </table:table-cell>
          <table:table-cell office:value-type="float" office:value="198.68" table:style-name="ce3">
            <text:p>198,68</text:p>
          </table:table-cell>
          <table:table-cell office:value-type="float" office:value="236.27" table:style-name="ce3">
            <text:p>236,27</text:p>
          </table:table-cell>
          <table:table-cell office:value-type="float" office:value="239.31" table:style-name="ce3">
            <text:p>239,31</text:p>
          </table:table-cell>
          <table:table-cell office:value-type="float" office:value="264.51" table:style-name="ce3">
            <text:p>264,51</text:p>
          </table:table-cell>
          <table:table-cell office:value-type="float" office:value="267.31" table:style-name="ce3">
            <text:p>267,3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88.4" table:style-name="ce3">
            <text:p>188,4</text:p>
          </table:table-cell>
          <table:table-cell office:value-type="float" office:value="199.88" table:style-name="ce3">
            <text:p>199,88</text:p>
          </table:table-cell>
          <table:table-cell office:value-type="float" office:value="237.18" table:style-name="ce3">
            <text:p>237,18</text:p>
          </table:table-cell>
          <table:table-cell office:value-type="float" office:value="239.91" table:style-name="ce3">
            <text:p>239,91</text:p>
          </table:table-cell>
          <table:table-cell office:value-type="float" office:value="264.51" table:style-name="ce3">
            <text:p>264,51</text:p>
          </table:table-cell>
          <table:table-cell office:value-type="float" office:value="267.31" table:style-name="ce3">
            <text:p>267,3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91.39000000000001" table:style-name="ce3">
            <text:p>191,39</text:p>
          </table:table-cell>
          <table:table-cell office:value-type="float" office:value="190.14000000000001" table:style-name="ce3">
            <text:p>190,14</text:p>
          </table:table-cell>
          <table:table-cell office:value-type="float" office:value="254.79" table:style-name="ce3">
            <text:p>254,79</text:p>
          </table:table-cell>
          <table:table-cell office:value-type="float" office:value="245.37" table:style-name="ce3">
            <text:p>245,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98.13" table:style-name="ce3">
            <text:p>198,13</text:p>
          </table:table-cell>
          <table:table-cell office:value-type="float" office:value="199.87" table:style-name="ce3">
            <text:p>199,87</text:p>
          </table:table-cell>
          <table:table-cell office:value-type="float" office:value="254.78" table:style-name="ce3">
            <text:p>254,78</text:p>
          </table:table-cell>
          <table:table-cell office:value-type="float" office:value="250.86" table:style-name="ce3">
            <text:p>250,86</text:p>
          </table:table-cell>
          <table:table-cell office:value-type="float" office:value="293.8" table:style-name="ce3">
            <text:p>293,8</text:p>
          </table:table-cell>
          <table:table-cell office:value-type="float" office:value="279.55" table:style-name="ce3">
            <text:p>279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97.19" table:style-name="ce3">
            <text:p>197,19</text:p>
          </table:table-cell>
          <table:table-cell office:value-type="float" office:value="198.52" table:style-name="ce3">
            <text:p>198,52</text:p>
          </table:table-cell>
          <table:table-cell office:value-type="float" office:value="254.78" table:style-name="ce3">
            <text:p>254,78</text:p>
          </table:table-cell>
          <table:table-cell office:value-type="float" office:value="250.14000000000001" table:style-name="ce3">
            <text:p>250,14</text:p>
          </table:table-cell>
          <table:table-cell office:value-type="float" office:value="293.8" table:style-name="ce3">
            <text:p>293,8</text:p>
          </table:table-cell>
          <table:table-cell office:value-type="float" office:value="279.55" table:style-name="ce3">
            <text:p>279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25.6" table:style-name="ce3">
            <text:p>225,6</text:p>
          </table:table-cell>
          <table:table-cell office:value-type="float" office:value="231.14000000000001" table:style-name="ce3">
            <text:p>231,14</text:p>
          </table:table-cell>
          <table:table-cell office:value-type="float" office:value="280.79000000000002" table:style-name="ce3">
            <text:p>280,79</text:p>
          </table:table-cell>
          <table:table-cell office:value-type="float" office:value="285.19" table:style-name="ce3">
            <text:p>285,19</text:p>
          </table:table-cell>
          <table:table-cell office:value-type="float" office:value="301.84000000000003" table:style-name="ce3">
            <text:p>301,84</text:p>
          </table:table-cell>
          <table:table-cell office:value-type="float" office:value="302.19" table:style-name="ce3">
            <text:p>302,1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23.44" table:style-name="ce3">
            <text:p>223,44</text:p>
          </table:table-cell>
          <table:table-cell office:value-type="float" office:value="229.20000000000002" table:style-name="ce3">
            <text:p>229,2</text:p>
          </table:table-cell>
          <table:table-cell office:value-type="float" office:value="274.57" table:style-name="ce3">
            <text:p>274,57</text:p>
          </table:table-cell>
          <table:table-cell office:value-type="float" office:value="279.38" table:style-name="ce3">
            <text:p>279,38</text:p>
          </table:table-cell>
          <table:table-cell office:value-type="float" office:value="297.62" table:style-name="ce3">
            <text:p>297,62</text:p>
          </table:table-cell>
          <table:table-cell office:value-type="float" office:value="293.83" table:style-name="ce3">
            <text:p>293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24.25" table:style-name="ce3">
            <text:p>224,25</text:p>
          </table:table-cell>
          <table:table-cell office:value-type="float" office:value="229.93" table:style-name="ce3">
            <text:p>229,93</text:p>
          </table:table-cell>
          <table:table-cell office:value-type="float" office:value="277.3" table:style-name="ce3">
            <text:p>277,3</text:p>
          </table:table-cell>
          <table:table-cell office:value-type="float" office:value="281.92" table:style-name="ce3">
            <text:p>281,92</text:p>
          </table:table-cell>
          <table:table-cell office:value-type="float" office:value="299.87" table:style-name="ce3">
            <text:p>299,87</text:p>
          </table:table-cell>
          <table:table-cell office:value-type="float" office:value="298.29000000000002" table:style-name="ce3">
            <text:p>298,2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25.74" table:style-name="ce3">
            <text:p>225,74</text:p>
          </table:table-cell>
          <table:table-cell office:value-type="float" office:value="231.31" table:style-name="ce3">
            <text:p>231,31</text:p>
          </table:table-cell>
          <table:table-cell office:value-type="float" office:value="280.88" table:style-name="ce3">
            <text:p>280,88</text:p>
          </table:table-cell>
          <table:table-cell office:value-type="float" office:value="285.31" table:style-name="ce3">
            <text:p>285,31</text:p>
          </table:table-cell>
          <table:table-cell office:value-type="float" office:value="301.84000000000003" table:style-name="ce3">
            <text:p>301,84</text:p>
          </table:table-cell>
          <table:table-cell office:value-type="float" office:value="302.19" table:style-name="ce3">
            <text:p>302,1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23.83" table:style-name="ce3">
            <text:p>223,83</text:p>
          </table:table-cell>
          <table:table-cell office:value-type="float" office:value="229.65" table:style-name="ce3">
            <text:p>229,65</text:p>
          </table:table-cell>
          <table:table-cell office:value-type="float" office:value="274.90000000000003" table:style-name="ce3">
            <text:p>274,9</text:p>
          </table:table-cell>
          <table:table-cell office:value-type="float" office:value="279.86" table:style-name="ce3">
            <text:p>279,86</text:p>
          </table:table-cell>
          <table:table-cell office:value-type="float" office:value="297.69" table:style-name="ce3">
            <text:p>297,69</text:p>
          </table:table-cell>
          <table:table-cell office:value-type="float" office:value="294.09000000000003" table:style-name="ce3">
            <text:p>294,0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24.55" table:style-name="ce3">
            <text:p>224,55</text:p>
          </table:table-cell>
          <table:table-cell office:value-type="float" office:value="230.28" table:style-name="ce3">
            <text:p>230,28</text:p>
          </table:table-cell>
          <table:table-cell office:value-type="float" office:value="277.54000000000002" table:style-name="ce3">
            <text:p>277,54</text:p>
          </table:table-cell>
          <table:table-cell office:value-type="float" office:value="282.27" table:style-name="ce3">
            <text:p>282,27</text:p>
          </table:table-cell>
          <table:table-cell office:value-type="float" office:value="299.92" table:style-name="ce3">
            <text:p>299,92</text:p>
          </table:table-cell>
          <table:table-cell office:value-type="float" office:value="298.45" table:style-name="ce3">
            <text:p>298,4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3.78" table:style-name="ce3">
            <text:p>183,78</text:p>
          </table:table-cell>
          <table:table-cell office:value-type="float" office:value="194.56" table:style-name="ce3">
            <text:p>194,56</text:p>
          </table:table-cell>
          <table:table-cell office:value-type="float" office:value="236.61" table:style-name="ce3">
            <text:p>236,61</text:p>
          </table:table-cell>
          <table:table-cell office:value-type="float" office:value="237.23000000000002" table:style-name="ce3">
            <text:p>237,23</text:p>
          </table:table-cell>
          <table:table-cell office:value-type="float" office:value="239.29" table:style-name="ce3">
            <text:p>239,29</text:p>
          </table:table-cell>
          <table:table-cell office:value-type="float" office:value="240.83" table:style-name="ce3">
            <text:p>240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76.84" table:style-name="ce3">
            <text:p>176,84</text:p>
          </table:table-cell>
          <table:table-cell office:value-type="float" office:value="191.07" table:style-name="ce3">
            <text:p>191,07</text:p>
          </table:table-cell>
          <table:table-cell office:value-type="float" office:value="227.38" table:style-name="ce3">
            <text:p>227,38</text:p>
          </table:table-cell>
          <table:table-cell office:value-type="float" office:value="232.19" table:style-name="ce3">
            <text:p>232,19</text:p>
          </table:table-cell>
          <table:table-cell office:value-type="float" office:value="241.63" table:style-name="ce3">
            <text:p>241,63</text:p>
          </table:table-cell>
          <table:table-cell office:value-type="float" office:value="247.70000000000002" table:style-name="ce3">
            <text:p>247,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6.95000000000002" table:style-name="ce3">
            <text:p>176,95</text:p>
          </table:table-cell>
          <table:table-cell office:value-type="float" office:value="191.13" table:style-name="ce3">
            <text:p>191,13</text:p>
          </table:table-cell>
          <table:table-cell office:value-type="float" office:value="227.54" table:style-name="ce3">
            <text:p>227,54</text:p>
          </table:table-cell>
          <table:table-cell office:value-type="float" office:value="232.28" table:style-name="ce3">
            <text:p>232,28</text:p>
          </table:table-cell>
          <table:table-cell office:value-type="float" office:value="241.53" table:style-name="ce3">
            <text:p>241,53</text:p>
          </table:table-cell>
          <table:table-cell office:value-type="float" office:value="247.41" table:style-name="ce3">
            <text:p>247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196.31" table:style-name="ce3">
            <text:p>196,31</text:p>
          </table:table-cell>
          <table:table-cell office:value-type="float" office:value="204.8" table:style-name="ce3">
            <text:p>204,8</text:p>
          </table:table-cell>
          <table:table-cell office:value-type="float" office:value="242.24" table:style-name="ce3">
            <text:p>242,24</text:p>
          </table:table-cell>
          <table:table-cell office:value-type="float" office:value="242.54" table:style-name="ce3">
            <text:p>242,54</text:p>
          </table:table-cell>
          <table:table-cell office:value-type="float" office:value="256.63" table:style-name="ce3">
            <text:p>256,63</text:p>
          </table:table-cell>
          <table:table-cell office:value-type="float" office:value="252.36" table:style-name="ce3">
            <text:p>252,3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3.65" table:style-name="ce3">
            <text:p>183,65</text:p>
          </table:table-cell>
          <table:table-cell office:value-type="float" office:value="196.36" table:style-name="ce3">
            <text:p>196,36</text:p>
          </table:table-cell>
          <table:table-cell office:value-type="float" office:value="234.32" table:style-name="ce3">
            <text:p>234,32</text:p>
          </table:table-cell>
          <table:table-cell office:value-type="float" office:value="237.94" table:style-name="ce3">
            <text:p>237,94</text:p>
          </table:table-cell>
          <table:table-cell office:value-type="float" office:value="246.99" table:style-name="ce3">
            <text:p>246,99</text:p>
          </table:table-cell>
          <table:table-cell office:value-type="float" office:value="249.54" table:style-name="ce3">
            <text:p>249,5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5.33" table:style-name="ce3">
            <text:p>185,33</text:p>
          </table:table-cell>
          <table:table-cell office:value-type="float" office:value="197.48000000000002" table:style-name="ce3">
            <text:p>197,48</text:p>
          </table:table-cell>
          <table:table-cell office:value-type="float" office:value="235.53" table:style-name="ce3">
            <text:p>235,53</text:p>
          </table:table-cell>
          <table:table-cell office:value-type="float" office:value="238.64000000000001" table:style-name="ce3">
            <text:p>238,64</text:p>
          </table:table-cell>
          <table:table-cell office:value-type="float" office:value="248.69" table:style-name="ce3">
            <text:p>248,69</text:p>
          </table:table-cell>
          <table:table-cell office:value-type="float" office:value="250.04" table:style-name="ce3">
            <text:p>250,0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196.73000000000002" table:style-name="ce3">
            <text:p>196,73</text:p>
          </table:table-cell>
          <table:table-cell office:value-type="float" office:value="205.14000000000001" table:style-name="ce3">
            <text:p>205,14</text:p>
          </table:table-cell>
          <table:table-cell office:value-type="float" office:value="242.38" table:style-name="ce3">
            <text:p>242,38</text:p>
          </table:table-cell>
          <table:table-cell office:value-type="float" office:value="242.67000000000002" table:style-name="ce3">
            <text:p>242,67</text:p>
          </table:table-cell>
          <table:table-cell office:value-type="float" office:value="256.91000000000003" table:style-name="ce3">
            <text:p>256,91</text:p>
          </table:table-cell>
          <table:table-cell office:value-type="float" office:value="252.55" table:style-name="ce3">
            <text:p>252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6.51" table:style-name="ce3">
            <text:p>186,51</text:p>
          </table:table-cell>
          <table:table-cell office:value-type="float" office:value="198.58" table:style-name="ce3">
            <text:p>198,58</text:p>
          </table:table-cell>
          <table:table-cell office:value-type="float" office:value="236.64000000000001" table:style-name="ce3">
            <text:p>236,64</text:p>
          </table:table-cell>
          <table:table-cell office:value-type="float" office:value="239.86" table:style-name="ce3">
            <text:p>239,86</text:p>
          </table:table-cell>
          <table:table-cell office:value-type="float" office:value="247.42000000000002" table:style-name="ce3">
            <text:p>247,42</text:p>
          </table:table-cell>
          <table:table-cell office:value-type="float" office:value="249.69" table:style-name="ce3">
            <text:p>249,6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88.28" table:style-name="ce3">
            <text:p>188,28</text:p>
          </table:table-cell>
          <table:table-cell office:value-type="float" office:value="199.71" table:style-name="ce3">
            <text:p>199,71</text:p>
          </table:table-cell>
          <table:table-cell office:value-type="float" office:value="237.73000000000002" table:style-name="ce3">
            <text:p>237,73</text:p>
          </table:table-cell>
          <table:table-cell office:value-type="float" office:value="240.39000000000001" table:style-name="ce3">
            <text:p>240,39</text:p>
          </table:table-cell>
          <table:table-cell office:value-type="float" office:value="249.18" table:style-name="ce3">
            <text:p>249,18</text:p>
          </table:table-cell>
          <table:table-cell office:value-type="float" office:value="250.22" table:style-name="ce3">
            <text:p>250,2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3.78" table:style-name="ce3">
            <text:p>183,78</text:p>
          </table:table-cell>
          <table:table-cell office:value-type="float" office:value="194.56" table:style-name="ce3">
            <text:p>194,56</text:p>
          </table:table-cell>
          <table:table-cell office:value-type="float" office:value="236.61" table:style-name="ce3">
            <text:p>236,61</text:p>
          </table:table-cell>
          <table:table-cell office:value-type="float" office:value="237.23000000000002" table:style-name="ce3">
            <text:p>237,23</text:p>
          </table:table-cell>
          <table:table-cell office:value-type="float" office:value="239.29" table:style-name="ce3">
            <text:p>239,29</text:p>
          </table:table-cell>
          <table:table-cell office:value-type="float" office:value="240.83" table:style-name="ce3">
            <text:p>240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76.85" table:style-name="ce3">
            <text:p>176,85</text:p>
          </table:table-cell>
          <table:table-cell office:value-type="float" office:value="191.07" table:style-name="ce3">
            <text:p>191,07</text:p>
          </table:table-cell>
          <table:table-cell office:value-type="float" office:value="227.38" table:style-name="ce3">
            <text:p>227,38</text:p>
          </table:table-cell>
          <table:table-cell office:value-type="float" office:value="232.19" table:style-name="ce3">
            <text:p>232,19</text:p>
          </table:table-cell>
          <table:table-cell office:value-type="float" office:value="241.97" table:style-name="ce3">
            <text:p>241,97</text:p>
          </table:table-cell>
          <table:table-cell office:value-type="float" office:value="247.98000000000002" table:style-name="ce3">
            <text:p>247,9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6.96" table:style-name="ce3">
            <text:p>176,96</text:p>
          </table:table-cell>
          <table:table-cell office:value-type="float" office:value="191.13" table:style-name="ce3">
            <text:p>191,13</text:p>
          </table:table-cell>
          <table:table-cell office:value-type="float" office:value="227.54" table:style-name="ce3">
            <text:p>227,54</text:p>
          </table:table-cell>
          <table:table-cell office:value-type="float" office:value="232.28" table:style-name="ce3">
            <text:p>232,28</text:p>
          </table:table-cell>
          <table:table-cell office:value-type="float" office:value="241.85" table:style-name="ce3">
            <text:p>241,85</text:p>
          </table:table-cell>
          <table:table-cell office:value-type="float" office:value="247.67000000000002" table:style-name="ce3">
            <text:p>247,6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196.34" table:style-name="ce3">
            <text:p>196,34</text:p>
          </table:table-cell>
          <table:table-cell office:value-type="float" office:value="204.82" table:style-name="ce3">
            <text:p>204,82</text:p>
          </table:table-cell>
          <table:table-cell office:value-type="float" office:value="242.62" table:style-name="ce3">
            <text:p>242,62</text:p>
          </table:table-cell>
          <table:table-cell office:value-type="float" office:value="243.06" table:style-name="ce3">
            <text:p>243,06</text:p>
          </table:table-cell>
          <table:table-cell office:value-type="float" office:value="257.14" table:style-name="ce3">
            <text:p>257,14</text:p>
          </table:table-cell>
          <table:table-cell office:value-type="float" office:value="253.01000000000002" table:style-name="ce3">
            <text:p>253,0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3.65" table:style-name="ce3">
            <text:p>183,65</text:p>
          </table:table-cell>
          <table:table-cell office:value-type="float" office:value="196.36" table:style-name="ce3">
            <text:p>196,36</text:p>
          </table:table-cell>
          <table:table-cell office:value-type="float" office:value="234.33" table:style-name="ce3">
            <text:p>234,33</text:p>
          </table:table-cell>
          <table:table-cell office:value-type="float" office:value="237.94" table:style-name="ce3">
            <text:p>237,94</text:p>
          </table:table-cell>
          <table:table-cell office:value-type="float" office:value="247.12" table:style-name="ce3">
            <text:p>247,12</text:p>
          </table:table-cell>
          <table:table-cell office:value-type="float" office:value="249.67000000000002" table:style-name="ce3">
            <text:p>249,6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85.33" table:style-name="ce3">
            <text:p>185,33</text:p>
          </table:table-cell>
          <table:table-cell office:value-type="float" office:value="197.48000000000002" table:style-name="ce3">
            <text:p>197,48</text:p>
          </table:table-cell>
          <table:table-cell office:value-type="float" office:value="235.6" table:style-name="ce3">
            <text:p>235,6</text:p>
          </table:table-cell>
          <table:table-cell office:value-type="float" office:value="238.73000000000002" table:style-name="ce3">
            <text:p>238,73</text:p>
          </table:table-cell>
          <table:table-cell office:value-type="float" office:value="248.9" table:style-name="ce3">
            <text:p>248,9</text:p>
          </table:table-cell>
          <table:table-cell office:value-type="float" office:value="250.26000000000002" table:style-name="ce3">
            <text:p>250,2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196.76" table:style-name="ce3">
            <text:p>196,76</text:p>
          </table:table-cell>
          <table:table-cell office:value-type="float" office:value="205.16" table:style-name="ce3">
            <text:p>205,16</text:p>
          </table:table-cell>
          <table:table-cell office:value-type="float" office:value="242.77" table:style-name="ce3">
            <text:p>242,77</text:p>
          </table:table-cell>
          <table:table-cell office:value-type="float" office:value="243.21" table:style-name="ce3">
            <text:p>243,21</text:p>
          </table:table-cell>
          <table:table-cell office:value-type="float" office:value="257.43" table:style-name="ce3">
            <text:p>257,43</text:p>
          </table:table-cell>
          <table:table-cell office:value-type="float" office:value="253.20000000000002" table:style-name="ce3">
            <text:p>253,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86.51" table:style-name="ce3">
            <text:p>186,51</text:p>
          </table:table-cell>
          <table:table-cell office:value-type="float" office:value="198.58" table:style-name="ce3">
            <text:p>198,58</text:p>
          </table:table-cell>
          <table:table-cell office:value-type="float" office:value="236.65" table:style-name="ce3">
            <text:p>236,65</text:p>
          </table:table-cell>
          <table:table-cell office:value-type="float" office:value="239.86" table:style-name="ce3">
            <text:p>239,86</text:p>
          </table:table-cell>
          <table:table-cell office:value-type="float" office:value="247.54" table:style-name="ce3">
            <text:p>247,54</text:p>
          </table:table-cell>
          <table:table-cell office:value-type="float" office:value="249.81" table:style-name="ce3">
            <text:p>249,8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88.29" table:style-name="ce3">
            <text:p>188,29</text:p>
          </table:table-cell>
          <table:table-cell office:value-type="float" office:value="199.72" table:style-name="ce3">
            <text:p>199,72</text:p>
          </table:table-cell>
          <table:table-cell office:value-type="float" office:value="237.81" table:style-name="ce3">
            <text:p>237,81</text:p>
          </table:table-cell>
          <table:table-cell office:value-type="float" office:value="240.5" table:style-name="ce3">
            <text:p>240,5</text:p>
          </table:table-cell>
          <table:table-cell office:value-type="float" office:value="249.39000000000001" table:style-name="ce3">
            <text:p>249,39</text:p>
          </table:table-cell>
          <table:table-cell office:value-type="float" office:value="250.44" table:style-name="ce3">
            <text:p>250,4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84.34" table:style-name="ce3">
            <text:p>184,34</text:p>
          </table:table-cell>
          <table:table-cell office:value-type="float" office:value="194.24" table:style-name="ce3">
            <text:p>194,24</text:p>
          </table:table-cell>
          <table:table-cell office:value-type="float" office:value="237.75" table:style-name="ce3">
            <text:p>237,75</text:p>
          </table:table-cell>
          <table:table-cell office:value-type="float" office:value="237.74" table:style-name="ce3">
            <text:p>237,74</text:p>
          </table:table-cell>
          <table:table-cell office:value-type="float" office:value="239.29" table:style-name="ce3">
            <text:p>239,29</text:p>
          </table:table-cell>
          <table:table-cell office:value-type="float" office:value="240.83" table:style-name="ce3">
            <text:p>240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77.02" table:style-name="ce3">
            <text:p>177,02</text:p>
          </table:table-cell>
          <table:table-cell office:value-type="float" office:value="191.14000000000001" table:style-name="ce3">
            <text:p>191,14</text:p>
          </table:table-cell>
          <table:table-cell office:value-type="float" office:value="227.59" table:style-name="ce3">
            <text:p>227,59</text:p>
          </table:table-cell>
          <table:table-cell office:value-type="float" office:value="232.34" table:style-name="ce3">
            <text:p>232,34</text:p>
          </table:table-cell>
          <table:table-cell office:value-type="float" office:value="243.01" table:style-name="ce3">
            <text:p>243,01</text:p>
          </table:table-cell>
          <table:table-cell office:value-type="float" office:value="248.61" table:style-name="ce3">
            <text:p>248,6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77.14000000000001" table:style-name="ce3">
            <text:p>177,14</text:p>
          </table:table-cell>
          <table:table-cell office:value-type="float" office:value="191.20000000000002" table:style-name="ce3">
            <text:p>191,2</text:p>
          </table:table-cell>
          <table:table-cell office:value-type="float" office:value="227.77" table:style-name="ce3">
            <text:p>227,77</text:p>
          </table:table-cell>
          <table:table-cell office:value-type="float" office:value="232.44" table:style-name="ce3">
            <text:p>232,44</text:p>
          </table:table-cell>
          <table:table-cell office:value-type="float" office:value="242.85" table:style-name="ce3">
            <text:p>242,85</text:p>
          </table:table-cell>
          <table:table-cell office:value-type="float" office:value="248.28" table:style-name="ce3">
            <text:p>248,2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7.53" table:style-name="ce3">
            <text:p>207,53</text:p>
          </table:table-cell>
          <table:table-cell office:value-type="float" office:value="214.88" table:style-name="ce3">
            <text:p>214,88</text:p>
          </table:table-cell>
          <table:table-cell office:value-type="float" office:value="255.43" table:style-name="ce3">
            <text:p>255,43</text:p>
          </table:table-cell>
          <table:table-cell office:value-type="float" office:value="257.19" table:style-name="ce3">
            <text:p>257,19</text:p>
          </table:table-cell>
          <table:table-cell office:value-type="float" office:value="270.84000000000003" table:style-name="ce3">
            <text:p>270,84</text:p>
          </table:table-cell>
          <table:table-cell office:value-type="float" office:value="268.08" table:style-name="ce3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189.06" table:style-name="ce3">
            <text:p>189,06</text:p>
          </table:table-cell>
          <table:table-cell office:value-type="float" office:value="200.82" table:style-name="ce3">
            <text:p>200,82</text:p>
          </table:table-cell>
          <table:table-cell office:value-type="float" office:value="238.54" table:style-name="ce3">
            <text:p>238,54</text:p>
          </table:table-cell>
          <table:table-cell office:value-type="float" office:value="242.28" table:style-name="ce3">
            <text:p>242,28</text:p>
          </table:table-cell>
          <table:table-cell office:value-type="float" office:value="251.02" table:style-name="ce3">
            <text:p>251,02</text:p>
          </table:table-cell>
          <table:table-cell office:value-type="float" office:value="253.07" table:style-name="ce3">
            <text:p>253,0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192.31" table:style-name="ce3">
            <text:p>192,31</text:p>
          </table:table-cell>
          <table:table-cell office:value-type="float" office:value="203.3" table:style-name="ce3">
            <text:p>203,3</text:p>
          </table:table-cell>
          <table:table-cell office:value-type="float" office:value="241.84" table:style-name="ce3">
            <text:p>241,84</text:p>
          </table:table-cell>
          <table:table-cell office:value-type="float" office:value="245.20000000000002" table:style-name="ce3">
            <text:p>245,2</text:p>
          </table:table-cell>
          <table:table-cell office:value-type="float" office:value="255.44" table:style-name="ce3">
            <text:p>255,44</text:p>
          </table:table-cell>
          <table:table-cell office:value-type="float" office:value="256.42" table:style-name="ce3">
            <text:p>256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8.03" table:style-name="ce3">
            <text:p>208,03</text:p>
          </table:table-cell>
          <table:table-cell office:value-type="float" office:value="215.33" table:style-name="ce3">
            <text:p>215,33</text:p>
          </table:table-cell>
          <table:table-cell office:value-type="float" office:value="255.74" table:style-name="ce3">
            <text:p>255,74</text:p>
          </table:table-cell>
          <table:table-cell office:value-type="float" office:value="257.53000000000003" table:style-name="ce3">
            <text:p>257,53</text:p>
          </table:table-cell>
          <table:table-cell office:value-type="float" office:value="271.19" table:style-name="ce3">
            <text:p>271,19</text:p>
          </table:table-cell>
          <table:table-cell office:value-type="float" office:value="268.38" table:style-name="ce3">
            <text:p>268,3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193.24" table:style-name="ce3">
            <text:p>193,24</text:p>
          </table:table-cell>
          <table:table-cell office:value-type="float" office:value="204.18" table:style-name="ce3">
            <text:p>204,18</text:p>
          </table:table-cell>
          <table:table-cell office:value-type="float" office:value="241.73000000000002" table:style-name="ce3">
            <text:p>241,73</text:p>
          </table:table-cell>
          <table:table-cell office:value-type="float" office:value="245.18" table:style-name="ce3">
            <text:p>245,18</text:p>
          </table:table-cell>
          <table:table-cell office:value-type="float" office:value="251.62" table:style-name="ce3">
            <text:p>251,62</text:p>
          </table:table-cell>
          <table:table-cell office:value-type="float" office:value="253.41" table:style-name="ce3">
            <text:p>253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Nor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196.49" table:style-name="ce3">
            <text:p>196,49</text:p>
          </table:table-cell>
          <table:table-cell office:value-type="float" office:value="206.63" table:style-name="ce3">
            <text:p>206,63</text:p>
          </table:table-cell>
          <table:table-cell office:value-type="float" office:value="245.04" table:style-name="ce3">
            <text:p>245,04</text:p>
          </table:table-cell>
          <table:table-cell office:value-type="float" office:value="248.09" table:style-name="ce3">
            <text:p>248,09</text:p>
          </table:table-cell>
          <table:table-cell office:value-type="float" office:value="256.2" table:style-name="ce3">
            <text:p>256,2</text:p>
          </table:table-cell>
          <table:table-cell office:value-type="float" office:value="256.92" table:style-name="ce3">
            <text:p>256,9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7.13" table:style-name="ce3">
            <text:p>207,13</text:p>
          </table:table-cell>
          <table:table-cell office:value-type="float" office:value="221.54" table:style-name="ce3">
            <text:p>221,54</text:p>
          </table:table-cell>
          <table:table-cell office:value-type="float" office:value="244.97" table:style-name="ce3">
            <text:p>244,97</text:p>
          </table:table-cell>
          <table:table-cell office:value-type="float" office:value="250.09" table:style-name="ce3">
            <text:p>250,09</text:p>
          </table:table-cell>
          <table:table-cell office:value-type="float" office:value="253.9" table:style-name="ce3">
            <text:p>253,9</text:p>
          </table:table-cell>
          <table:table-cell office:value-type="float" office:value="252.85" table:style-name="ce3">
            <text:p>252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7.13" table:style-name="ce3">
            <text:p>207,13</text:p>
          </table:table-cell>
          <table:table-cell office:value-type="float" office:value="221.54" table:style-name="ce3">
            <text:p>221,54</text:p>
          </table:table-cell>
          <table:table-cell office:value-type="float" office:value="244.97" table:style-name="ce3">
            <text:p>244,97</text:p>
          </table:table-cell>
          <table:table-cell office:value-type="float" office:value="250.09" table:style-name="ce3">
            <text:p>250,09</text:p>
          </table:table-cell>
          <table:table-cell office:value-type="float" office:value="253.9" table:style-name="ce3">
            <text:p>253,9</text:p>
          </table:table-cell>
          <table:table-cell office:value-type="float" office:value="252.85" table:style-name="ce3">
            <text:p>252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8.71" table:style-name="ce3">
            <text:p>218,71</text:p>
          </table:table-cell>
          <table:table-cell office:value-type="float" office:value="234.01" table:style-name="ce3">
            <text:p>234,01</text:p>
          </table:table-cell>
          <table:table-cell office:value-type="float" office:value="241.72" table:style-name="ce3">
            <text:p>241,72</text:p>
          </table:table-cell>
          <table:table-cell office:value-type="float" office:value="245.77" table:style-name="ce3">
            <text:p>245,77</text:p>
          </table:table-cell>
          <table:table-cell office:value-type="float" office:value="269.69" table:style-name="ce3">
            <text:p>269,69</text:p>
          </table:table-cell>
          <table:table-cell office:value-type="float" office:value="264.48" table:style-name="ce3">
            <text:p>264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9.24" table:style-name="ce3">
            <text:p>219,24</text:p>
          </table:table-cell>
          <table:table-cell office:value-type="float" office:value="233.52" table:style-name="ce3">
            <text:p>233,52</text:p>
          </table:table-cell>
          <table:table-cell office:value-type="float" office:value="250.12" table:style-name="ce3">
            <text:p>250,12</text:p>
          </table:table-cell>
          <table:table-cell office:value-type="float" office:value="254.36" table:style-name="ce3">
            <text:p>254,36</text:p>
          </table:table-cell>
          <table:table-cell office:value-type="float" office:value="265.14" table:style-name="ce3">
            <text:p>265,14</text:p>
          </table:table-cell>
          <table:table-cell office:value-type="float" office:value="264.39999999999998" table:style-name="ce3">
            <text:p>264,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9.06" table:style-name="ce3">
            <text:p>219,06</text:p>
          </table:table-cell>
          <table:table-cell office:value-type="float" office:value="233.68" table:style-name="ce3">
            <text:p>233,68</text:p>
          </table:table-cell>
          <table:table-cell office:value-type="float" office:value="248.87" table:style-name="ce3">
            <text:p>248,87</text:p>
          </table:table-cell>
          <table:table-cell office:value-type="float" office:value="253.08" table:style-name="ce3">
            <text:p>253,08</text:p>
          </table:table-cell>
          <table:table-cell office:value-type="float" office:value="266.13" table:style-name="ce3">
            <text:p>266,13</text:p>
          </table:table-cell>
          <table:table-cell office:value-type="float" office:value="264.42" table:style-name="ce3">
            <text:p>264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8.71" table:style-name="ce3">
            <text:p>218,71</text:p>
          </table:table-cell>
          <table:table-cell office:value-type="float" office:value="234.01" table:style-name="ce3">
            <text:p>234,01</text:p>
          </table:table-cell>
          <table:table-cell office:value-type="float" office:value="241.72" table:style-name="ce3">
            <text:p>241,72</text:p>
          </table:table-cell>
          <table:table-cell office:value-type="float" office:value="245.77" table:style-name="ce3">
            <text:p>245,77</text:p>
          </table:table-cell>
          <table:table-cell office:value-type="float" office:value="269.69" table:style-name="ce3">
            <text:p>269,69</text:p>
          </table:table-cell>
          <table:table-cell office:value-type="float" office:value="264.48" table:style-name="ce3">
            <text:p>264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9.42000000000002" table:style-name="ce3">
            <text:p>219,42</text:p>
          </table:table-cell>
          <table:table-cell office:value-type="float" office:value="233.70000000000002" table:style-name="ce3">
            <text:p>233,7</text:p>
          </table:table-cell>
          <table:table-cell office:value-type="float" office:value="250.25" table:style-name="ce3">
            <text:p>250,25</text:p>
          </table:table-cell>
          <table:table-cell office:value-type="float" office:value="254.47" table:style-name="ce3">
            <text:p>254,47</text:p>
          </table:table-cell>
          <table:table-cell office:value-type="float" office:value="265.39" table:style-name="ce3">
            <text:p>265,39</text:p>
          </table:table-cell>
          <table:table-cell office:value-type="float" office:value="264.64999999999998" table:style-name="ce3">
            <text:p>264,6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9.18" table:style-name="ce3">
            <text:p>219,18</text:p>
          </table:table-cell>
          <table:table-cell office:value-type="float" office:value="233.81" table:style-name="ce3">
            <text:p>233,81</text:p>
          </table:table-cell>
          <table:table-cell office:value-type="float" office:value="248.96" table:style-name="ce3">
            <text:p>248,96</text:p>
          </table:table-cell>
          <table:table-cell office:value-type="float" office:value="253.15" table:style-name="ce3">
            <text:p>253,15</text:p>
          </table:table-cell>
          <table:table-cell office:value-type="float" office:value="266.34000000000003" table:style-name="ce3">
            <text:p>266,34</text:p>
          </table:table-cell>
          <table:table-cell office:value-type="float" office:value="264.62" table:style-name="ce3">
            <text:p>264,6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5.97" table:style-name="ce3">
            <text:p>345,97</text:p>
          </table:table-cell>
          <table:table-cell office:value-type="float" office:value="365.44" table:style-name="ce3">
            <text:p>365,4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5.97" table:style-name="ce3">
            <text:p>345,97</text:p>
          </table:table-cell>
          <table:table-cell office:value-type="float" office:value="365.44" table:style-name="ce3">
            <text:p>365,4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47.41" table:style-name="ce3">
            <text:p>247,41</text:p>
          </table:table-cell>
          <table:table-cell office:value-type="float" office:value="267.39999999999998" table:style-name="ce3">
            <text:p>267,4</text:p>
          </table:table-cell>
          <table:table-cell office:value-type="float" office:value="299.93" table:style-name="ce3">
            <text:p>299,93</text:p>
          </table:table-cell>
          <table:table-cell office:value-type="float" office:value="324.23" table:style-name="ce3">
            <text:p>324,23</text:p>
          </table:table-cell>
          <table:table-cell office:value-type="float" office:value="339.90000000000003" table:style-name="ce3">
            <text:p>339,9</text:p>
          </table:table-cell>
          <table:table-cell office:value-type="float" office:value="369.11" table:style-name="ce3">
            <text:p>369,1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45.32" table:style-name="ce3">
            <text:p>245,32</text:p>
          </table:table-cell>
          <table:table-cell office:value-type="float" office:value="259.09000000000003" table:style-name="ce3">
            <text:p>259,09</text:p>
          </table:table-cell>
          <table:table-cell office:value-type="float" office:value="303.08" table:style-name="ce3">
            <text:p>303,08</text:p>
          </table:table-cell>
          <table:table-cell office:value-type="float" office:value="320.79000000000002" table:style-name="ce3">
            <text:p>320,79</text:p>
          </table:table-cell>
          <table:table-cell office:value-type="float" office:value="344.40000000000003" table:style-name="ce3">
            <text:p>344,4</text:p>
          </table:table-cell>
          <table:table-cell office:value-type="float" office:value="380.11" table:style-name="ce3">
            <text:p>380,1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47.01000000000002" table:style-name="ce3">
            <text:p>247,01</text:p>
          </table:table-cell>
          <table:table-cell office:value-type="float" office:value="265.79000000000002" table:style-name="ce3">
            <text:p>265,79</text:p>
          </table:table-cell>
          <table:table-cell office:value-type="float" office:value="300.41000000000003" table:style-name="ce3">
            <text:p>300,41</text:p>
          </table:table-cell>
          <table:table-cell office:value-type="float" office:value="323.70999999999998" table:style-name="ce3">
            <text:p>323,71</text:p>
          </table:table-cell>
          <table:table-cell office:value-type="float" office:value="341.85" table:style-name="ce3">
            <text:p>341,85</text:p>
          </table:table-cell>
          <table:table-cell office:value-type="float" office:value="373.87" table:style-name="ce3">
            <text:p>373,8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47.41" table:style-name="ce3">
            <text:p>247,41</text:p>
          </table:table-cell>
          <table:table-cell office:value-type="float" office:value="267.39999999999998" table:style-name="ce3">
            <text:p>267,4</text:p>
          </table:table-cell>
          <table:table-cell office:value-type="float" office:value="299.93" table:style-name="ce3">
            <text:p>299,93</text:p>
          </table:table-cell>
          <table:table-cell office:value-type="float" office:value="324.23" table:style-name="ce3">
            <text:p>324,23</text:p>
          </table:table-cell>
          <table:table-cell office:value-type="float" office:value="339.90000000000003" table:style-name="ce3">
            <text:p>339,9</text:p>
          </table:table-cell>
          <table:table-cell office:value-type="float" office:value="369.11" table:style-name="ce3">
            <text:p>369,1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45.32" table:style-name="ce3">
            <text:p>245,32</text:p>
          </table:table-cell>
          <table:table-cell office:value-type="float" office:value="259.09000000000003" table:style-name="ce3">
            <text:p>259,09</text:p>
          </table:table-cell>
          <table:table-cell office:value-type="float" office:value="303.08" table:style-name="ce3">
            <text:p>303,08</text:p>
          </table:table-cell>
          <table:table-cell office:value-type="float" office:value="320.79000000000002" table:style-name="ce3">
            <text:p>320,79</text:p>
          </table:table-cell>
          <table:table-cell office:value-type="float" office:value="344.37" table:style-name="ce3">
            <text:p>344,37</text:p>
          </table:table-cell>
          <table:table-cell office:value-type="float" office:value="380.45" table:style-name="ce3">
            <text:p>380,4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47.01000000000002" table:style-name="ce3">
            <text:p>247,01</text:p>
          </table:table-cell>
          <table:table-cell office:value-type="float" office:value="265.79000000000002" table:style-name="ce3">
            <text:p>265,79</text:p>
          </table:table-cell>
          <table:table-cell office:value-type="float" office:value="300.41000000000003" table:style-name="ce3">
            <text:p>300,41</text:p>
          </table:table-cell>
          <table:table-cell office:value-type="float" office:value="323.70999999999998" table:style-name="ce3">
            <text:p>323,71</text:p>
          </table:table-cell>
          <table:table-cell office:value-type="float" office:value="341.81" table:style-name="ce3">
            <text:p>341,81</text:p>
          </table:table-cell>
          <table:table-cell office:value-type="float" office:value="373.96" table:style-name="ce3">
            <text:p>373,9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5.25" table:style-name="ce3">
            <text:p>205,25</text:p>
          </table:table-cell>
          <table:table-cell office:value-type="float" office:value="216.02" table:style-name="ce3">
            <text:p>216,02</text:p>
          </table:table-cell>
          <table:table-cell office:value-type="float" office:value="248.27" table:style-name="ce3">
            <text:p>248,27</text:p>
          </table:table-cell>
          <table:table-cell office:value-type="float" office:value="251.86" table:style-name="ce3">
            <text:p>251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5.25" table:style-name="ce3">
            <text:p>205,25</text:p>
          </table:table-cell>
          <table:table-cell office:value-type="float" office:value="216.02" table:style-name="ce3">
            <text:p>216,02</text:p>
          </table:table-cell>
          <table:table-cell office:value-type="float" office:value="248.27" table:style-name="ce3">
            <text:p>248,27</text:p>
          </table:table-cell>
          <table:table-cell office:value-type="float" office:value="251.86" table:style-name="ce3">
            <text:p>251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1.66" table:style-name="ce3">
            <text:p>211,66</text:p>
          </table:table-cell>
          <table:table-cell office:value-type="float" office:value="223.02" table:style-name="ce3">
            <text:p>223,02</text:p>
          </table:table-cell>
          <table:table-cell office:value-type="float" office:value="249.73000000000002" table:style-name="ce3">
            <text:p>249,73</text:p>
          </table:table-cell>
          <table:table-cell office:value-type="float" office:value="253.71" table:style-name="ce3">
            <text:p>253,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3.82" table:style-name="ce3">
            <text:p>213,82</text:p>
          </table:table-cell>
          <table:table-cell office:value-type="float" office:value="226.58" table:style-name="ce3">
            <text:p>226,58</text:p>
          </table:table-cell>
          <table:table-cell office:value-type="float" office:value="255.70000000000002" table:style-name="ce3">
            <text:p>255,7</text:p>
          </table:table-cell>
          <table:table-cell office:value-type="float" office:value="259.63" table:style-name="ce3">
            <text:p>259,63</text:p>
          </table:table-cell>
          <table:table-cell office:value-type="float" office:value="267.23" table:style-name="ce3">
            <text:p>267,23</text:p>
          </table:table-cell>
          <table:table-cell office:value-type="float" office:value="267.03000000000003" table:style-name="ce3">
            <text:p>267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3.45000000000002" table:style-name="ce3">
            <text:p>213,45</text:p>
          </table:table-cell>
          <table:table-cell office:value-type="float" office:value="225.97" table:style-name="ce3">
            <text:p>225,97</text:p>
          </table:table-cell>
          <table:table-cell office:value-type="float" office:value="253.65" table:style-name="ce3">
            <text:p>253,65</text:p>
          </table:table-cell>
          <table:table-cell office:value-type="float" office:value="257.60000000000002" table:style-name="ce3">
            <text:p>257,6</text:p>
          </table:table-cell>
          <table:table-cell office:value-type="float" office:value="267.23" table:style-name="ce3">
            <text:p>267,23</text:p>
          </table:table-cell>
          <table:table-cell office:value-type="float" office:value="267.03000000000003" table:style-name="ce3">
            <text:p>267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1.66" table:style-name="ce3">
            <text:p>211,66</text:p>
          </table:table-cell>
          <table:table-cell office:value-type="float" office:value="223.02" table:style-name="ce3">
            <text:p>223,02</text:p>
          </table:table-cell>
          <table:table-cell office:value-type="float" office:value="249.73000000000002" table:style-name="ce3">
            <text:p>249,73</text:p>
          </table:table-cell>
          <table:table-cell office:value-type="float" office:value="253.71" table:style-name="ce3">
            <text:p>253,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4.45000000000002" table:style-name="ce3">
            <text:p>214,45</text:p>
          </table:table-cell>
          <table:table-cell office:value-type="float" office:value="227.35" table:style-name="ce3">
            <text:p>227,35</text:p>
          </table:table-cell>
          <table:table-cell office:value-type="float" office:value="256.49" table:style-name="ce3">
            <text:p>256,49</text:p>
          </table:table-cell>
          <table:table-cell office:value-type="float" office:value="260.45999999999998" table:style-name="ce3">
            <text:p>260,46</text:p>
          </table:table-cell>
          <table:table-cell office:value-type="float" office:value="267.23" table:style-name="ce3">
            <text:p>267,23</text:p>
          </table:table-cell>
          <table:table-cell office:value-type="float" office:value="267.03000000000003" table:style-name="ce3">
            <text:p>267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3.94" table:style-name="ce3">
            <text:p>213,94</text:p>
          </table:table-cell>
          <table:table-cell office:value-type="float" office:value="226.56" table:style-name="ce3">
            <text:p>226,56</text:p>
          </table:table-cell>
          <table:table-cell office:value-type="float" office:value="254.02" table:style-name="ce3">
            <text:p>254,02</text:p>
          </table:table-cell>
          <table:table-cell office:value-type="float" office:value="257.99" table:style-name="ce3">
            <text:p>257,99</text:p>
          </table:table-cell>
          <table:table-cell office:value-type="float" office:value="267.23" table:style-name="ce3">
            <text:p>267,23</text:p>
          </table:table-cell>
          <table:table-cell office:value-type="float" office:value="267.03000000000003" table:style-name="ce3">
            <text:p>267,0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3.86" table:style-name="ce3">
            <text:p>203,86</text:p>
          </table:table-cell>
          <table:table-cell office:value-type="float" office:value="201.27" table:style-name="ce3">
            <text:p>201,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36.94" table:style-name="ce3">
            <text:p>236,94</text:p>
          </table:table-cell>
          <table:table-cell office:value-type="float" office:value="248.87" table:style-name="ce3">
            <text:p>248,87</text:p>
          </table:table-cell>
          <table:table-cell office:value-type="float" office:value="264.02" table:style-name="ce3">
            <text:p>264,02</text:p>
          </table:table-cell>
          <table:table-cell office:value-type="float" office:value="275.14" table:style-name="ce3">
            <text:p>275,14</text:p>
          </table:table-cell>
          <table:table-cell office:value-type="float" office:value="296.56" table:style-name="ce3">
            <text:p>296,56</text:p>
          </table:table-cell>
          <table:table-cell office:value-type="float" office:value="301.95999999999998" table:style-name="ce3">
            <text:p>301,9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35.61" table:style-name="ce3">
            <text:p>235,61</text:p>
          </table:table-cell>
          <table:table-cell office:value-type="float" office:value="246.95000000000002" table:style-name="ce3">
            <text:p>246,95</text:p>
          </table:table-cell>
          <table:table-cell office:value-type="float" office:value="264.02" table:style-name="ce3">
            <text:p>264,02</text:p>
          </table:table-cell>
          <table:table-cell office:value-type="float" office:value="275.14" table:style-name="ce3">
            <text:p>275,14</text:p>
          </table:table-cell>
          <table:table-cell office:value-type="float" office:value="296.56" table:style-name="ce3">
            <text:p>296,56</text:p>
          </table:table-cell>
          <table:table-cell office:value-type="float" office:value="301.95999999999998" table:style-name="ce3">
            <text:p>301,9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36.99" table:style-name="ce3">
            <text:p>236,99</text:p>
          </table:table-cell>
          <table:table-cell office:value-type="float" office:value="247.36" table:style-name="ce3">
            <text:p>247,36</text:p>
          </table:table-cell>
          <table:table-cell office:value-type="float" office:value="283.95999999999998" table:style-name="ce3">
            <text:p>283,96</text:p>
          </table:table-cell>
          <table:table-cell office:value-type="float" office:value="295.40000000000003" table:style-name="ce3">
            <text:p>295,4</text:p>
          </table:table-cell>
          <table:table-cell office:value-type="float" office:value="304.91000000000003" table:style-name="ce3">
            <text:p>304,91</text:p>
          </table:table-cell>
          <table:table-cell office:value-type="float" office:value="310.88" table:style-name="ce3">
            <text:p>310,8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40.5" table:style-name="ce3">
            <text:p>240,5</text:p>
          </table:table-cell>
          <table:table-cell office:value-type="float" office:value="251.27" table:style-name="ce3">
            <text:p>251,27</text:p>
          </table:table-cell>
          <table:table-cell office:value-type="float" office:value="293.35000000000002" table:style-name="ce3">
            <text:p>293,35</text:p>
          </table:table-cell>
          <table:table-cell office:value-type="float" office:value="306.08" table:style-name="ce3">
            <text:p>306,08</text:p>
          </table:table-cell>
          <table:table-cell office:value-type="float" office:value="311.88" table:style-name="ce3">
            <text:p>311,88</text:p>
          </table:table-cell>
          <table:table-cell office:value-type="float" office:value="317" table:style-name="ce3">
            <text:p>31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39.26" table:style-name="ce3">
            <text:p>239,26</text:p>
          </table:table-cell>
          <table:table-cell office:value-type="float" office:value="249.89000000000001" table:style-name="ce3">
            <text:p>249,89</text:p>
          </table:table-cell>
          <table:table-cell office:value-type="float" office:value="289.99" table:style-name="ce3">
            <text:p>289,99</text:p>
          </table:table-cell>
          <table:table-cell office:value-type="float" office:value="302.26" table:style-name="ce3">
            <text:p>302,26</text:p>
          </table:table-cell>
          <table:table-cell office:value-type="float" office:value="309.35000000000002" table:style-name="ce3">
            <text:p>309,35</text:p>
          </table:table-cell>
          <table:table-cell office:value-type="float" office:value="314.77" table:style-name="ce3">
            <text:p>314,7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37.01" table:style-name="ce3">
            <text:p>237,01</text:p>
          </table:table-cell>
          <table:table-cell office:value-type="float" office:value="247.38" table:style-name="ce3">
            <text:p>247,38</text:p>
          </table:table-cell>
          <table:table-cell office:value-type="float" office:value="283.95999999999998" table:style-name="ce3">
            <text:p>283,96</text:p>
          </table:table-cell>
          <table:table-cell office:value-type="float" office:value="295.40000000000003" table:style-name="ce3">
            <text:p>295,4</text:p>
          </table:table-cell>
          <table:table-cell office:value-type="float" office:value="304.91000000000003" table:style-name="ce3">
            <text:p>304,91</text:p>
          </table:table-cell>
          <table:table-cell office:value-type="float" office:value="310.88" table:style-name="ce3">
            <text:p>310,8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40.52" table:style-name="ce3">
            <text:p>240,52</text:p>
          </table:table-cell>
          <table:table-cell office:value-type="float" office:value="251.29" table:style-name="ce3">
            <text:p>251,29</text:p>
          </table:table-cell>
          <table:table-cell office:value-type="float" office:value="293.56" table:style-name="ce3">
            <text:p>293,56</text:p>
          </table:table-cell>
          <table:table-cell office:value-type="float" office:value="306.31" table:style-name="ce3">
            <text:p>306,31</text:p>
          </table:table-cell>
          <table:table-cell office:value-type="float" office:value="311.98" table:style-name="ce3">
            <text:p>311,98</text:p>
          </table:table-cell>
          <table:table-cell office:value-type="float" office:value="317.10000000000002" table:style-name="ce3">
            <text:p>317,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39.28" table:style-name="ce3">
            <text:p>239,28</text:p>
          </table:table-cell>
          <table:table-cell office:value-type="float" office:value="249.91" table:style-name="ce3">
            <text:p>249,91</text:p>
          </table:table-cell>
          <table:table-cell office:value-type="float" office:value="290.11" table:style-name="ce3">
            <text:p>290,11</text:p>
          </table:table-cell>
          <table:table-cell office:value-type="float" office:value="302.39" table:style-name="ce3">
            <text:p>302,39</text:p>
          </table:table-cell>
          <table:table-cell office:value-type="float" office:value="309.40000000000003" table:style-name="ce3">
            <text:p>309,4</text:p>
          </table:table-cell>
          <table:table-cell office:value-type="float" office:value="314.83" table:style-name="ce3">
            <text:p>314,8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5.36" table:style-name="ce3">
            <text:p>205,36</text:p>
          </table:table-cell>
          <table:table-cell office:value-type="float" office:value="216.33" table:style-name="ce3">
            <text:p>216,33</text:p>
          </table:table-cell>
          <table:table-cell office:value-type="float" office:value="246.87" table:style-name="ce3">
            <text:p>246,87</text:p>
          </table:table-cell>
          <table:table-cell office:value-type="float" office:value="251.11" table:style-name="ce3">
            <text:p>251,11</text:p>
          </table:table-cell>
          <table:table-cell office:value-type="float" office:value="253.9" table:style-name="ce3">
            <text:p>253,9</text:p>
          </table:table-cell>
          <table:table-cell office:value-type="float" office:value="252.85" table:style-name="ce3">
            <text:p>252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5.36" table:style-name="ce3">
            <text:p>205,36</text:p>
          </table:table-cell>
          <table:table-cell office:value-type="float" office:value="216.33" table:style-name="ce3">
            <text:p>216,33</text:p>
          </table:table-cell>
          <table:table-cell office:value-type="float" office:value="246.87" table:style-name="ce3">
            <text:p>246,87</text:p>
          </table:table-cell>
          <table:table-cell office:value-type="float" office:value="251.11" table:style-name="ce3">
            <text:p>251,11</text:p>
          </table:table-cell>
          <table:table-cell office:value-type="float" office:value="253.9" table:style-name="ce3">
            <text:p>253,9</text:p>
          </table:table-cell>
          <table:table-cell office:value-type="float" office:value="252.85" table:style-name="ce3">
            <text:p>252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4.49" table:style-name="ce3">
            <text:p>214,49</text:p>
          </table:table-cell>
          <table:table-cell office:value-type="float" office:value="227.43" table:style-name="ce3">
            <text:p>227,43</text:p>
          </table:table-cell>
          <table:table-cell office:value-type="float" office:value="245.9" table:style-name="ce3">
            <text:p>245,9</text:p>
          </table:table-cell>
          <table:table-cell office:value-type="float" office:value="249.92000000000002" table:style-name="ce3">
            <text:p>249,92</text:p>
          </table:table-cell>
          <table:table-cell office:value-type="float" office:value="269.69" table:style-name="ce3">
            <text:p>269,69</text:p>
          </table:table-cell>
          <table:table-cell office:value-type="float" office:value="264.48" table:style-name="ce3">
            <text:p>264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4.98000000000002" table:style-name="ce3">
            <text:p>214,98</text:p>
          </table:table-cell>
          <table:table-cell office:value-type="float" office:value="228.06" table:style-name="ce3">
            <text:p>228,06</text:p>
          </table:table-cell>
          <table:table-cell office:value-type="float" office:value="251.62" table:style-name="ce3">
            <text:p>251,62</text:p>
          </table:table-cell>
          <table:table-cell office:value-type="float" office:value="255.78" table:style-name="ce3">
            <text:p>255,78</text:p>
          </table:table-cell>
          <table:table-cell office:value-type="float" office:value="265.14999999999998" table:style-name="ce3">
            <text:p>265,15</text:p>
          </table:table-cell>
          <table:table-cell office:value-type="float" office:value="264.41000000000003" table:style-name="ce3">
            <text:p>264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4.87" table:style-name="ce3">
            <text:p>214,87</text:p>
          </table:table-cell>
          <table:table-cell office:value-type="float" office:value="227.92000000000002" table:style-name="ce3">
            <text:p>227,92</text:p>
          </table:table-cell>
          <table:table-cell office:value-type="float" office:value="250.41" table:style-name="ce3">
            <text:p>250,41</text:p>
          </table:table-cell>
          <table:table-cell office:value-type="float" office:value="254.54" table:style-name="ce3">
            <text:p>254,54</text:p>
          </table:table-cell>
          <table:table-cell office:value-type="float" office:value="266.13" table:style-name="ce3">
            <text:p>266,13</text:p>
          </table:table-cell>
          <table:table-cell office:value-type="float" office:value="264.43" table:style-name="ce3">
            <text:p>264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4.49" table:style-name="ce3">
            <text:p>214,49</text:p>
          </table:table-cell>
          <table:table-cell office:value-type="float" office:value="227.43" table:style-name="ce3">
            <text:p>227,43</text:p>
          </table:table-cell>
          <table:table-cell office:value-type="float" office:value="245.9" table:style-name="ce3">
            <text:p>245,9</text:p>
          </table:table-cell>
          <table:table-cell office:value-type="float" office:value="249.92000000000002" table:style-name="ce3">
            <text:p>249,92</text:p>
          </table:table-cell>
          <table:table-cell office:value-type="float" office:value="269.69" table:style-name="ce3">
            <text:p>269,69</text:p>
          </table:table-cell>
          <table:table-cell office:value-type="float" office:value="264.48" table:style-name="ce3">
            <text:p>264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5.55" table:style-name="ce3">
            <text:p>215,55</text:p>
          </table:table-cell>
          <table:table-cell office:value-type="float" office:value="228.76" table:style-name="ce3">
            <text:p>228,76</text:p>
          </table:table-cell>
          <table:table-cell office:value-type="float" office:value="251.84" table:style-name="ce3">
            <text:p>251,84</text:p>
          </table:table-cell>
          <table:table-cell office:value-type="float" office:value="255.99" table:style-name="ce3">
            <text:p>255,99</text:p>
          </table:table-cell>
          <table:table-cell office:value-type="float" office:value="265.39999999999998" table:style-name="ce3">
            <text:p>265,4</text:p>
          </table:table-cell>
          <table:table-cell office:value-type="float" office:value="264.67" table:style-name="ce3">
            <text:p>264,6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5.32" table:style-name="ce3">
            <text:p>215,32</text:p>
          </table:table-cell>
          <table:table-cell office:value-type="float" office:value="228.47" table:style-name="ce3">
            <text:p>228,47</text:p>
          </table:table-cell>
          <table:table-cell office:value-type="float" office:value="250.54" table:style-name="ce3">
            <text:p>250,54</text:p>
          </table:table-cell>
          <table:table-cell office:value-type="float" office:value="254.66" table:style-name="ce3">
            <text:p>254,66</text:p>
          </table:table-cell>
          <table:table-cell office:value-type="float" office:value="266.34000000000003" table:style-name="ce3">
            <text:p>266,34</text:p>
          </table:table-cell>
          <table:table-cell office:value-type="float" office:value="264.63" table:style-name="ce3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5.36" table:style-name="ce3">
            <text:p>205,36</text:p>
          </table:table-cell>
          <table:table-cell office:value-type="float" office:value="216.33" table:style-name="ce3">
            <text:p>216,33</text:p>
          </table:table-cell>
          <table:table-cell office:value-type="float" office:value="246.87" table:style-name="ce3">
            <text:p>246,87</text:p>
          </table:table-cell>
          <table:table-cell office:value-type="float" office:value="251.11" table:style-name="ce3">
            <text:p>251,11</text:p>
          </table:table-cell>
          <table:table-cell office:value-type="float" office:value="254.12" table:style-name="ce3">
            <text:p>254,12</text:p>
          </table:table-cell>
          <table:table-cell office:value-type="float" office:value="253.12" table:style-name="ce3">
            <text:p>253,1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5.36" table:style-name="ce3">
            <text:p>205,36</text:p>
          </table:table-cell>
          <table:table-cell office:value-type="float" office:value="216.33" table:style-name="ce3">
            <text:p>216,33</text:p>
          </table:table-cell>
          <table:table-cell office:value-type="float" office:value="246.87" table:style-name="ce3">
            <text:p>246,87</text:p>
          </table:table-cell>
          <table:table-cell office:value-type="float" office:value="251.11" table:style-name="ce3">
            <text:p>251,11</text:p>
          </table:table-cell>
          <table:table-cell office:value-type="float" office:value="254.12" table:style-name="ce3">
            <text:p>254,12</text:p>
          </table:table-cell>
          <table:table-cell office:value-type="float" office:value="253.12" table:style-name="ce3">
            <text:p>253,1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4.63" table:style-name="ce3">
            <text:p>214,63</text:p>
          </table:table-cell>
          <table:table-cell office:value-type="float" office:value="227.6" table:style-name="ce3">
            <text:p>227,6</text:p>
          </table:table-cell>
          <table:table-cell office:value-type="float" office:value="246.36" table:style-name="ce3">
            <text:p>246,36</text:p>
          </table:table-cell>
          <table:table-cell office:value-type="float" office:value="250.55" table:style-name="ce3">
            <text:p>250,55</text:p>
          </table:table-cell>
          <table:table-cell office:value-type="float" office:value="270.45" table:style-name="ce3">
            <text:p>270,45</text:p>
          </table:table-cell>
          <table:table-cell office:value-type="float" office:value="265.62" table:style-name="ce3">
            <text:p>265,6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4.99" table:style-name="ce3">
            <text:p>214,99</text:p>
          </table:table-cell>
          <table:table-cell office:value-type="float" office:value="228.07" table:style-name="ce3">
            <text:p>228,07</text:p>
          </table:table-cell>
          <table:table-cell office:value-type="float" office:value="251.64000000000001" table:style-name="ce3">
            <text:p>251,64</text:p>
          </table:table-cell>
          <table:table-cell office:value-type="float" office:value="255.8" table:style-name="ce3">
            <text:p>255,8</text:p>
          </table:table-cell>
          <table:table-cell office:value-type="float" office:value="265.33" table:style-name="ce3">
            <text:p>265,33</text:p>
          </table:table-cell>
          <table:table-cell office:value-type="float" office:value="264.68" table:style-name="ce3">
            <text:p>264,6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4.91" table:style-name="ce3">
            <text:p>214,91</text:p>
          </table:table-cell>
          <table:table-cell office:value-type="float" office:value="227.97" table:style-name="ce3">
            <text:p>227,97</text:p>
          </table:table-cell>
          <table:table-cell office:value-type="float" office:value="250.52" table:style-name="ce3">
            <text:p>250,52</text:p>
          </table:table-cell>
          <table:table-cell office:value-type="float" office:value="254.69" table:style-name="ce3">
            <text:p>254,69</text:p>
          </table:table-cell>
          <table:table-cell office:value-type="float" office:value="266.45" table:style-name="ce3">
            <text:p>266,45</text:p>
          </table:table-cell>
          <table:table-cell office:value-type="float" office:value="264.88" table:style-name="ce3">
            <text:p>264,8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4.63" table:style-name="ce3">
            <text:p>214,63</text:p>
          </table:table-cell>
          <table:table-cell office:value-type="float" office:value="227.6" table:style-name="ce3">
            <text:p>227,6</text:p>
          </table:table-cell>
          <table:table-cell office:value-type="float" office:value="246.36" table:style-name="ce3">
            <text:p>246,36</text:p>
          </table:table-cell>
          <table:table-cell office:value-type="float" office:value="250.55" table:style-name="ce3">
            <text:p>250,55</text:p>
          </table:table-cell>
          <table:table-cell office:value-type="float" office:value="270.45" table:style-name="ce3">
            <text:p>270,45</text:p>
          </table:table-cell>
          <table:table-cell office:value-type="float" office:value="265.62" table:style-name="ce3">
            <text:p>265,6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5.56" table:style-name="ce3">
            <text:p>215,56</text:p>
          </table:table-cell>
          <table:table-cell office:value-type="float" office:value="228.77" table:style-name="ce3">
            <text:p>228,77</text:p>
          </table:table-cell>
          <table:table-cell office:value-type="float" office:value="251.86" table:style-name="ce3">
            <text:p>251,86</text:p>
          </table:table-cell>
          <table:table-cell office:value-type="float" office:value="256.02" table:style-name="ce3">
            <text:p>256,02</text:p>
          </table:table-cell>
          <table:table-cell office:value-type="float" office:value="265.58" table:style-name="ce3">
            <text:p>265,58</text:p>
          </table:table-cell>
          <table:table-cell office:value-type="float" office:value="264.93" table:style-name="ce3">
            <text:p>264,9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5.35" table:style-name="ce3">
            <text:p>215,35</text:p>
          </table:table-cell>
          <table:table-cell office:value-type="float" office:value="228.51" table:style-name="ce3">
            <text:p>228,51</text:p>
          </table:table-cell>
          <table:table-cell office:value-type="float" office:value="250.65" table:style-name="ce3">
            <text:p>250,65</text:p>
          </table:table-cell>
          <table:table-cell office:value-type="float" office:value="254.82" table:style-name="ce3">
            <text:p>254,82</text:p>
          </table:table-cell>
          <table:table-cell office:value-type="float" office:value="266.66000000000003" table:style-name="ce3">
            <text:p>266,66</text:p>
          </table:table-cell>
          <table:table-cell office:value-type="float" office:value="265.08" table:style-name="ce3">
            <text:p>265,0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3.86" table:style-name="ce3">
            <text:p>203,86</text:p>
          </table:table-cell>
          <table:table-cell office:value-type="float" office:value="201.27" table:style-name="ce3">
            <text:p>201,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6.20000000000002" table:style-name="ce3">
            <text:p>206,2</text:p>
          </table:table-cell>
          <table:table-cell office:value-type="float" office:value="217.19" table:style-name="ce3">
            <text:p>217,19</text:p>
          </table:table-cell>
          <table:table-cell office:value-type="float" office:value="247.31" table:style-name="ce3">
            <text:p>247,31</text:p>
          </table:table-cell>
          <table:table-cell office:value-type="float" office:value="251.73000000000002" table:style-name="ce3">
            <text:p>251,73</text:p>
          </table:table-cell>
          <table:table-cell office:value-type="float" office:value="256.06" table:style-name="ce3">
            <text:p>256,06</text:p>
          </table:table-cell>
          <table:table-cell office:value-type="float" office:value="255.35" table:style-name="ce3">
            <text:p>255,3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6.20000000000002" table:style-name="ce3">
            <text:p>206,2</text:p>
          </table:table-cell>
          <table:table-cell office:value-type="float" office:value="217.18" table:style-name="ce3">
            <text:p>217,18</text:p>
          </table:table-cell>
          <table:table-cell office:value-type="float" office:value="247.31" table:style-name="ce3">
            <text:p>247,31</text:p>
          </table:table-cell>
          <table:table-cell office:value-type="float" office:value="251.73000000000002" table:style-name="ce3">
            <text:p>251,73</text:p>
          </table:table-cell>
          <table:table-cell office:value-type="float" office:value="256.06" table:style-name="ce3">
            <text:p>256,06</text:p>
          </table:table-cell>
          <table:table-cell office:value-type="float" office:value="255.35" table:style-name="ce3">
            <text:p>255,3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20.81" table:style-name="ce3">
            <text:p>220,81</text:p>
          </table:table-cell>
          <table:table-cell office:value-type="float" office:value="233.06" table:style-name="ce3">
            <text:p>233,06</text:p>
          </table:table-cell>
          <table:table-cell office:value-type="float" office:value="255.85" table:style-name="ce3">
            <text:p>255,85</text:p>
          </table:table-cell>
          <table:table-cell office:value-type="float" office:value="261.87" table:style-name="ce3">
            <text:p>261,87</text:p>
          </table:table-cell>
          <table:table-cell office:value-type="float" office:value="279.08" table:style-name="ce3">
            <text:p>279,08</text:p>
          </table:table-cell>
          <table:table-cell office:value-type="float" office:value="276.95999999999998" table:style-name="ce3">
            <text:p>276,9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9.08" table:style-name="ce3">
            <text:p>219,08</text:p>
          </table:table-cell>
          <table:table-cell office:value-type="float" office:value="231.79" table:style-name="ce3">
            <text:p>231,79</text:p>
          </table:table-cell>
          <table:table-cell office:value-type="float" office:value="257.5" table:style-name="ce3">
            <text:p>257,5</text:p>
          </table:table-cell>
          <table:table-cell office:value-type="float" office:value="262.86" table:style-name="ce3">
            <text:p>262,86</text:p>
          </table:table-cell>
          <table:table-cell office:value-type="float" office:value="271.85000000000002" table:style-name="ce3">
            <text:p>271,85</text:p>
          </table:table-cell>
          <table:table-cell office:value-type="float" office:value="271.99" table:style-name="ce3">
            <text:p>271,9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9.5" table:style-name="ce3">
            <text:p>219,5</text:p>
          </table:table-cell>
          <table:table-cell office:value-type="float" office:value="232.1" table:style-name="ce3">
            <text:p>232,1</text:p>
          </table:table-cell>
          <table:table-cell office:value-type="float" office:value="257.11" table:style-name="ce3">
            <text:p>257,11</text:p>
          </table:table-cell>
          <table:table-cell office:value-type="float" office:value="262.63" table:style-name="ce3">
            <text:p>262,63</text:p>
          </table:table-cell>
          <table:table-cell office:value-type="float" office:value="273.60000000000002" table:style-name="ce3">
            <text:p>273,6</text:p>
          </table:table-cell>
          <table:table-cell office:value-type="float" office:value="273.19" table:style-name="ce3">
            <text:p>273,1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20.82" table:style-name="ce3">
            <text:p>220,82</text:p>
          </table:table-cell>
          <table:table-cell office:value-type="float" office:value="233.07" table:style-name="ce3">
            <text:p>233,07</text:p>
          </table:table-cell>
          <table:table-cell office:value-type="float" office:value="255.85" table:style-name="ce3">
            <text:p>255,85</text:p>
          </table:table-cell>
          <table:table-cell office:value-type="float" office:value="261.87" table:style-name="ce3">
            <text:p>261,87</text:p>
          </table:table-cell>
          <table:table-cell office:value-type="float" office:value="279.08" table:style-name="ce3">
            <text:p>279,08</text:p>
          </table:table-cell>
          <table:table-cell office:value-type="float" office:value="276.95999999999998" table:style-name="ce3">
            <text:p>276,9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9.74" table:style-name="ce3">
            <text:p>219,74</text:p>
          </table:table-cell>
          <table:table-cell office:value-type="float" office:value="232.54" table:style-name="ce3">
            <text:p>232,54</text:p>
          </table:table-cell>
          <table:table-cell office:value-type="float" office:value="257.91000000000003" table:style-name="ce3">
            <text:p>257,91</text:p>
          </table:table-cell>
          <table:table-cell office:value-type="float" office:value="263.32" table:style-name="ce3">
            <text:p>263,32</text:p>
          </table:table-cell>
          <table:table-cell office:value-type="float" office:value="272.16000000000003" table:style-name="ce3">
            <text:p>272,16</text:p>
          </table:table-cell>
          <table:table-cell office:value-type="float" office:value="272.33" table:style-name="ce3">
            <text:p>272,3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d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20.01" table:style-name="ce3">
            <text:p>220,01</text:p>
          </table:table-cell>
          <table:table-cell office:value-type="float" office:value="232.67000000000002" table:style-name="ce3">
            <text:p>232,67</text:p>
          </table:table-cell>
          <table:table-cell office:value-type="float" office:value="257.41000000000003" table:style-name="ce3">
            <text:p>257,41</text:p>
          </table:table-cell>
          <table:table-cell office:value-type="float" office:value="262.97000000000003" table:style-name="ce3">
            <text:p>262,97</text:p>
          </table:table-cell>
          <table:table-cell office:value-type="float" office:value="273.86" table:style-name="ce3">
            <text:p>273,86</text:p>
          </table:table-cell>
          <table:table-cell office:value-type="float" office:value="273.45999999999998" table:style-name="ce3">
            <text:p>273,4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4.74" table:style-name="ce3">
            <text:p>204,74</text:p>
          </table:table-cell>
          <table:table-cell office:value-type="float" office:value="217.79" table:style-name="ce3">
            <text:p>217,79</text:p>
          </table:table-cell>
          <table:table-cell office:value-type="float" office:value="243.48000000000002" table:style-name="ce3">
            <text:p>243,48</text:p>
          </table:table-cell>
          <table:table-cell office:value-type="float" office:value="252.28" table:style-name="ce3">
            <text:p>252,28</text:p>
          </table:table-cell>
          <table:table-cell office:value-type="float" office:value="254.94" table:style-name="ce3">
            <text:p>254,94</text:p>
          </table:table-cell>
          <table:table-cell office:value-type="float" office:value="263.75" table:style-name="ce3">
            <text:p>263,7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4.74" table:style-name="ce3">
            <text:p>204,74</text:p>
          </table:table-cell>
          <table:table-cell office:value-type="float" office:value="217.79" table:style-name="ce3">
            <text:p>217,79</text:p>
          </table:table-cell>
          <table:table-cell office:value-type="float" office:value="243.48000000000002" table:style-name="ce3">
            <text:p>243,48</text:p>
          </table:table-cell>
          <table:table-cell office:value-type="float" office:value="252.28" table:style-name="ce3">
            <text:p>252,28</text:p>
          </table:table-cell>
          <table:table-cell office:value-type="float" office:value="254.94" table:style-name="ce3">
            <text:p>254,94</text:p>
          </table:table-cell>
          <table:table-cell office:value-type="float" office:value="263.75" table:style-name="ce3">
            <text:p>263,7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2.47" table:style-name="ce3">
            <text:p>202,47</text:p>
          </table:table-cell>
          <table:table-cell office:value-type="float" office:value="211.82" table:style-name="ce3">
            <text:p>211,82</text:p>
          </table:table-cell>
          <table:table-cell office:value-type="float" office:value="257.2" table:style-name="ce3">
            <text:p>257,2</text:p>
          </table:table-cell>
          <table:table-cell office:value-type="float" office:value="260.52" table:style-name="ce3">
            <text:p>260,52</text:p>
          </table:table-cell>
          <table:table-cell office:value-type="float" office:value="266.13" table:style-name="ce3">
            <text:p>266,13</text:p>
          </table:table-cell>
          <table:table-cell office:value-type="float" office:value="263.60000000000002" table:style-name="ce3">
            <text:p>263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3.58" table:style-name="ce3">
            <text:p>213,58</text:p>
          </table:table-cell>
          <table:table-cell office:value-type="float" office:value="223.93" table:style-name="ce3">
            <text:p>223,93</text:p>
          </table:table-cell>
          <table:table-cell office:value-type="float" office:value="252.14000000000001" table:style-name="ce3">
            <text:p>252,14</text:p>
          </table:table-cell>
          <table:table-cell office:value-type="float" office:value="256.72000000000003" table:style-name="ce3">
            <text:p>256,72</text:p>
          </table:table-cell>
          <table:table-cell office:value-type="float" office:value="266.35000000000002" table:style-name="ce3">
            <text:p>266,35</text:p>
          </table:table-cell>
          <table:table-cell office:value-type="float" office:value="266.23" table:style-name="ce3">
            <text:p>266,2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2.14000000000001" table:style-name="ce3">
            <text:p>212,14</text:p>
          </table:table-cell>
          <table:table-cell office:value-type="float" office:value="222.35" table:style-name="ce3">
            <text:p>222,35</text:p>
          </table:table-cell>
          <table:table-cell office:value-type="float" office:value="252.77" table:style-name="ce3">
            <text:p>252,77</text:p>
          </table:table-cell>
          <table:table-cell office:value-type="float" office:value="257.19" table:style-name="ce3">
            <text:p>257,19</text:p>
          </table:table-cell>
          <table:table-cell office:value-type="float" office:value="266.33" table:style-name="ce3">
            <text:p>266,33</text:p>
          </table:table-cell>
          <table:table-cell office:value-type="float" office:value="265.97000000000003" table:style-name="ce3">
            <text:p>265,9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2.47" table:style-name="ce3">
            <text:p>202,47</text:p>
          </table:table-cell>
          <table:table-cell office:value-type="float" office:value="211.82" table:style-name="ce3">
            <text:p>211,82</text:p>
          </table:table-cell>
          <table:table-cell office:value-type="float" office:value="257.2" table:style-name="ce3">
            <text:p>257,2</text:p>
          </table:table-cell>
          <table:table-cell office:value-type="float" office:value="260.52" table:style-name="ce3">
            <text:p>260,52</text:p>
          </table:table-cell>
          <table:table-cell office:value-type="float" office:value="266.13" table:style-name="ce3">
            <text:p>266,13</text:p>
          </table:table-cell>
          <table:table-cell office:value-type="float" office:value="263.60000000000002" table:style-name="ce3">
            <text:p>263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4.16" table:style-name="ce3">
            <text:p>214,16</text:p>
          </table:table-cell>
          <table:table-cell office:value-type="float" office:value="224.33" table:style-name="ce3">
            <text:p>224,33</text:p>
          </table:table-cell>
          <table:table-cell office:value-type="float" office:value="252.65" table:style-name="ce3">
            <text:p>252,65</text:p>
          </table:table-cell>
          <table:table-cell office:value-type="float" office:value="256.98" table:style-name="ce3">
            <text:p>256,98</text:p>
          </table:table-cell>
          <table:table-cell office:value-type="float" office:value="266.79000000000002" table:style-name="ce3">
            <text:p>266,79</text:p>
          </table:table-cell>
          <table:table-cell office:value-type="float" office:value="266.33" table:style-name="ce3">
            <text:p>266,3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2.56" table:style-name="ce3">
            <text:p>212,56</text:p>
          </table:table-cell>
          <table:table-cell office:value-type="float" office:value="222.61" table:style-name="ce3">
            <text:p>222,61</text:p>
          </table:table-cell>
          <table:table-cell office:value-type="float" office:value="253.25" table:style-name="ce3">
            <text:p>253,25</text:p>
          </table:table-cell>
          <table:table-cell office:value-type="float" office:value="257.45" table:style-name="ce3">
            <text:p>257,45</text:p>
          </table:table-cell>
          <table:table-cell office:value-type="float" office:value="266.72000000000003" table:style-name="ce3">
            <text:p>266,72</text:p>
          </table:table-cell>
          <table:table-cell office:value-type="float" office:value="266.05" table:style-name="ce3">
            <text:p>266,0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41.65" table:style-name="ce3">
            <text:p>241,65</text:p>
          </table:table-cell>
          <table:table-cell office:value-type="float" office:value="261.06" table:style-name="ce3">
            <text:p>261,06</text:p>
          </table:table-cell>
          <table:table-cell office:value-type="float" office:value="304.95999999999998" table:style-name="ce3">
            <text:p>304,96</text:p>
          </table:table-cell>
          <table:table-cell office:value-type="float" office:value="335.18" table:style-name="ce3">
            <text:p>335,18</text:p>
          </table:table-cell>
          <table:table-cell office:value-type="float" office:value="316.11" table:style-name="ce3">
            <text:p>316,11</text:p>
          </table:table-cell>
          <table:table-cell office:value-type="float" office:value="332.49" table:style-name="ce3">
            <text:p>332,4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5.29000000000002" table:style-name="ce3">
            <text:p>315,29</text:p>
          </table:table-cell>
          <table:table-cell office:value-type="float" office:value="339.08" table:style-name="ce3">
            <text:p>339,08</text:p>
          </table:table-cell>
          <table:table-cell office:value-type="float" office:value="340.5" table:style-name="ce3">
            <text:p>340,5</text:p>
          </table:table-cell>
          <table:table-cell office:value-type="float" office:value="353.61" table:style-name="ce3">
            <text:p>353,6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41.65" table:style-name="ce3">
            <text:p>241,65</text:p>
          </table:table-cell>
          <table:table-cell office:value-type="float" office:value="261.06" table:style-name="ce3">
            <text:p>261,06</text:p>
          </table:table-cell>
          <table:table-cell office:value-type="float" office:value="306.88" table:style-name="ce3">
            <text:p>306,88</text:p>
          </table:table-cell>
          <table:table-cell office:value-type="float" office:value="335.91" table:style-name="ce3">
            <text:p>335,91</text:p>
          </table:table-cell>
          <table:table-cell office:value-type="float" office:value="327.75" table:style-name="ce3">
            <text:p>327,75</text:p>
          </table:table-cell>
          <table:table-cell office:value-type="float" office:value="342.57" table:style-name="ce3">
            <text:p>342,5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41.65" table:style-name="ce3">
            <text:p>241,65</text:p>
          </table:table-cell>
          <table:table-cell office:value-type="float" office:value="261.06" table:style-name="ce3">
            <text:p>261,06</text:p>
          </table:table-cell>
          <table:table-cell office:value-type="float" office:value="304.95999999999998" table:style-name="ce3">
            <text:p>304,96</text:p>
          </table:table-cell>
          <table:table-cell office:value-type="float" office:value="335.18" table:style-name="ce3">
            <text:p>335,18</text:p>
          </table:table-cell>
          <table:table-cell office:value-type="float" office:value="316.11" table:style-name="ce3">
            <text:p>316,11</text:p>
          </table:table-cell>
          <table:table-cell office:value-type="float" office:value="332.49" table:style-name="ce3">
            <text:p>332,4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5.29000000000002" table:style-name="ce3">
            <text:p>315,29</text:p>
          </table:table-cell>
          <table:table-cell office:value-type="float" office:value="339.08" table:style-name="ce3">
            <text:p>339,08</text:p>
          </table:table-cell>
          <table:table-cell office:value-type="float" office:value="340.5" table:style-name="ce3">
            <text:p>340,5</text:p>
          </table:table-cell>
          <table:table-cell office:value-type="float" office:value="353.61" table:style-name="ce3">
            <text:p>353,6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41.65" table:style-name="ce3">
            <text:p>241,65</text:p>
          </table:table-cell>
          <table:table-cell office:value-type="float" office:value="261.06" table:style-name="ce3">
            <text:p>261,06</text:p>
          </table:table-cell>
          <table:table-cell office:value-type="float" office:value="306.88" table:style-name="ce3">
            <text:p>306,88</text:p>
          </table:table-cell>
          <table:table-cell office:value-type="float" office:value="335.91" table:style-name="ce3">
            <text:p>335,91</text:p>
          </table:table-cell>
          <table:table-cell office:value-type="float" office:value="327.75" table:style-name="ce3">
            <text:p>327,75</text:p>
          </table:table-cell>
          <table:table-cell office:value-type="float" office:value="342.57" table:style-name="ce3">
            <text:p>342,5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17.27" table:style-name="ce3">
            <text:p>217,27</text:p>
          </table:table-cell>
          <table:table-cell office:value-type="float" office:value="230.05" table:style-name="ce3">
            <text:p>230,05</text:p>
          </table:table-cell>
          <table:table-cell office:value-type="float" office:value="257.54000000000002" table:style-name="ce3">
            <text:p>257,54</text:p>
          </table:table-cell>
          <table:table-cell office:value-type="float" office:value="270.86" table:style-name="ce3">
            <text:p>270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7.26" table:style-name="ce3">
            <text:p>207,26</text:p>
          </table:table-cell>
          <table:table-cell office:value-type="float" office:value="217.51" table:style-name="ce3">
            <text:p>217,51</text:p>
          </table:table-cell>
          <table:table-cell office:value-type="float" office:value="255.25" table:style-name="ce3">
            <text:p>255,25</text:p>
          </table:table-cell>
          <table:table-cell office:value-type="float" office:value="259.70999999999998" table:style-name="ce3">
            <text:p>259,71</text:p>
          </table:table-cell>
          <table:table-cell office:value-type="float" office:value="248.95000000000002" table:style-name="ce3">
            <text:p>248,95</text:p>
          </table:table-cell>
          <table:table-cell office:value-type="float" office:value="227.55" table:style-name="ce3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7.29" table:style-name="ce3">
            <text:p>207,29</text:p>
          </table:table-cell>
          <table:table-cell office:value-type="float" office:value="217.55" table:style-name="ce3">
            <text:p>217,55</text:p>
          </table:table-cell>
          <table:table-cell office:value-type="float" office:value="255.25" table:style-name="ce3">
            <text:p>255,25</text:p>
          </table:table-cell>
          <table:table-cell office:value-type="float" office:value="259.75" table:style-name="ce3">
            <text:p>259,75</text:p>
          </table:table-cell>
          <table:table-cell office:value-type="float" office:value="248.95000000000002" table:style-name="ce3">
            <text:p>248,95</text:p>
          </table:table-cell>
          <table:table-cell office:value-type="float" office:value="227.55" table:style-name="ce3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4.43" table:style-name="ce3">
            <text:p>214,43</text:p>
          </table:table-cell>
          <table:table-cell office:value-type="float" office:value="227.79" table:style-name="ce3">
            <text:p>227,79</text:p>
          </table:table-cell>
          <table:table-cell office:value-type="float" office:value="249.13" table:style-name="ce3">
            <text:p>249,13</text:p>
          </table:table-cell>
          <table:table-cell office:value-type="float" office:value="253.83" table:style-name="ce3">
            <text:p>253,8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4.9" table:style-name="ce3">
            <text:p>214,9</text:p>
          </table:table-cell>
          <table:table-cell office:value-type="float" office:value="228.75" table:style-name="ce3">
            <text:p>228,75</text:p>
          </table:table-cell>
          <table:table-cell office:value-type="float" office:value="259.19" table:style-name="ce3">
            <text:p>259,19</text:p>
          </table:table-cell>
          <table:table-cell office:value-type="float" office:value="262.12" table:style-name="ce3">
            <text:p>262,12</text:p>
          </table:table-cell>
          <table:table-cell office:value-type="float" office:value="256.35000000000002" table:style-name="ce3">
            <text:p>256,35</text:p>
          </table:table-cell>
          <table:table-cell office:value-type="float" office:value="238.78" table:style-name="ce3">
            <text:p>238,7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4.86" table:style-name="ce3">
            <text:p>214,86</text:p>
          </table:table-cell>
          <table:table-cell office:value-type="float" office:value="228.66" table:style-name="ce3">
            <text:p>228,66</text:p>
          </table:table-cell>
          <table:table-cell office:value-type="float" office:value="258.5" table:style-name="ce3">
            <text:p>258,5</text:p>
          </table:table-cell>
          <table:table-cell office:value-type="float" office:value="261.55" table:style-name="ce3">
            <text:p>261,55</text:p>
          </table:table-cell>
          <table:table-cell office:value-type="float" office:value="256.35000000000002" table:style-name="ce3">
            <text:p>256,35</text:p>
          </table:table-cell>
          <table:table-cell office:value-type="float" office:value="238.78" table:style-name="ce3">
            <text:p>238,7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4.42000000000002" table:style-name="ce3">
            <text:p>214,42</text:p>
          </table:table-cell>
          <table:table-cell office:value-type="float" office:value="227.78" table:style-name="ce3">
            <text:p>227,78</text:p>
          </table:table-cell>
          <table:table-cell office:value-type="float" office:value="249.08" table:style-name="ce3">
            <text:p>249,08</text:p>
          </table:table-cell>
          <table:table-cell office:value-type="float" office:value="253.73000000000002" table:style-name="ce3">
            <text:p>253,7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5.73000000000002" table:style-name="ce3">
            <text:p>215,73</text:p>
          </table:table-cell>
          <table:table-cell office:value-type="float" office:value="229.96" table:style-name="ce3">
            <text:p>229,96</text:p>
          </table:table-cell>
          <table:table-cell office:value-type="float" office:value="259.74" table:style-name="ce3">
            <text:p>259,74</text:p>
          </table:table-cell>
          <table:table-cell office:value-type="float" office:value="262.45999999999998" table:style-name="ce3">
            <text:p>262,46</text:p>
          </table:table-cell>
          <table:table-cell office:value-type="float" office:value="256.66000000000003" table:style-name="ce3">
            <text:p>256,66</text:p>
          </table:table-cell>
          <table:table-cell office:value-type="float" office:value="239.27" table:style-name="ce3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5.6" table:style-name="ce3">
            <text:p>215,6</text:p>
          </table:table-cell>
          <table:table-cell office:value-type="float" office:value="229.75" table:style-name="ce3">
            <text:p>229,75</text:p>
          </table:table-cell>
          <table:table-cell office:value-type="float" office:value="258.92" table:style-name="ce3">
            <text:p>258,92</text:p>
          </table:table-cell>
          <table:table-cell office:value-type="float" office:value="261.78000000000003" table:style-name="ce3">
            <text:p>261,78</text:p>
          </table:table-cell>
          <table:table-cell office:value-type="float" office:value="256.66000000000003" table:style-name="ce3">
            <text:p>256,66</text:p>
          </table:table-cell>
          <table:table-cell office:value-type="float" office:value="239.27" table:style-name="ce3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28.53" table:style-name="ce3">
            <text:p>228,53</text:p>
          </table:table-cell>
          <table:table-cell office:value-type="float" office:value="251.52" table:style-name="ce3">
            <text:p>251,52</text:p>
          </table:table-cell>
          <table:table-cell office:value-type="float" office:value="276.93" table:style-name="ce3">
            <text:p>276,93</text:p>
          </table:table-cell>
          <table:table-cell office:value-type="float" office:value="289.88" table:style-name="ce3">
            <text:p>289,88</text:p>
          </table:table-cell>
          <table:table-cell office:value-type="float" office:value="305.28000000000003" table:style-name="ce3">
            <text:p>305,28</text:p>
          </table:table-cell>
          <table:table-cell office:value-type="float" office:value="316.26" table:style-name="ce3">
            <text:p>316,2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28.53" table:style-name="ce3">
            <text:p>228,53</text:p>
          </table:table-cell>
          <table:table-cell office:value-type="float" office:value="251.52" table:style-name="ce3">
            <text:p>251,52</text:p>
          </table:table-cell>
          <table:table-cell office:value-type="float" office:value="276.93" table:style-name="ce3">
            <text:p>276,93</text:p>
          </table:table-cell>
          <table:table-cell office:value-type="float" office:value="289.88" table:style-name="ce3">
            <text:p>289,88</text:p>
          </table:table-cell>
          <table:table-cell office:value-type="float" office:value="305.28000000000003" table:style-name="ce3">
            <text:p>305,28</text:p>
          </table:table-cell>
          <table:table-cell office:value-type="float" office:value="316.26" table:style-name="ce3">
            <text:p>316,2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54.04" table:style-name="ce3">
            <text:p>254,04</text:p>
          </table:table-cell>
          <table:table-cell office:value-type="float" office:value="268.63" table:style-name="ce3">
            <text:p>268,63</text:p>
          </table:table-cell>
          <table:table-cell office:value-type="float" office:value="301.01" table:style-name="ce3">
            <text:p>301,01</text:p>
          </table:table-cell>
          <table:table-cell office:value-type="float" office:value="316.44" table:style-name="ce3">
            <text:p>316,44</text:p>
          </table:table-cell>
          <table:table-cell office:value-type="float" office:value="313.32" table:style-name="ce3">
            <text:p>313,32</text:p>
          </table:table-cell>
          <table:table-cell office:value-type="float" office:value="316.8" table:style-name="ce3">
            <text:p>316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45.17000000000002" table:style-name="ce3">
            <text:p>245,17</text:p>
          </table:table-cell>
          <table:table-cell office:value-type="float" office:value="258.55" table:style-name="ce3">
            <text:p>258,55</text:p>
          </table:table-cell>
          <table:table-cell office:value-type="float" office:value="292.16000000000003" table:style-name="ce3">
            <text:p>292,16</text:p>
          </table:table-cell>
          <table:table-cell office:value-type="float" office:value="306.06" table:style-name="ce3">
            <text:p>306,06</text:p>
          </table:table-cell>
          <table:table-cell office:value-type="float" office:value="314.66000000000003" table:style-name="ce3">
            <text:p>314,66</text:p>
          </table:table-cell>
          <table:table-cell office:value-type="float" office:value="320.51" table:style-name="ce3">
            <text:p>320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47.55" table:style-name="ce3">
            <text:p>247,55</text:p>
          </table:table-cell>
          <table:table-cell office:value-type="float" office:value="261.26" table:style-name="ce3">
            <text:p>261,26</text:p>
          </table:table-cell>
          <table:table-cell office:value-type="float" office:value="294.32" table:style-name="ce3">
            <text:p>294,32</text:p>
          </table:table-cell>
          <table:table-cell office:value-type="float" office:value="308.60000000000002" table:style-name="ce3">
            <text:p>308,6</text:p>
          </table:table-cell>
          <table:table-cell office:value-type="float" office:value="314.3" table:style-name="ce3">
            <text:p>314,3</text:p>
          </table:table-cell>
          <table:table-cell office:value-type="float" office:value="319.49" table:style-name="ce3">
            <text:p>319,4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54.04" table:style-name="ce3">
            <text:p>254,04</text:p>
          </table:table-cell>
          <table:table-cell office:value-type="float" office:value="268.63" table:style-name="ce3">
            <text:p>268,63</text:p>
          </table:table-cell>
          <table:table-cell office:value-type="float" office:value="301.01" table:style-name="ce3">
            <text:p>301,01</text:p>
          </table:table-cell>
          <table:table-cell office:value-type="float" office:value="316.44" table:style-name="ce3">
            <text:p>316,44</text:p>
          </table:table-cell>
          <table:table-cell office:value-type="float" office:value="313.32" table:style-name="ce3">
            <text:p>313,32</text:p>
          </table:table-cell>
          <table:table-cell office:value-type="float" office:value="316.8" table:style-name="ce3">
            <text:p>316,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45.21" table:style-name="ce3">
            <text:p>245,21</text:p>
          </table:table-cell>
          <table:table-cell office:value-type="float" office:value="258.57" table:style-name="ce3">
            <text:p>258,57</text:p>
          </table:table-cell>
          <table:table-cell office:value-type="float" office:value="292.27" table:style-name="ce3">
            <text:p>292,27</text:p>
          </table:table-cell>
          <table:table-cell office:value-type="float" office:value="306.18" table:style-name="ce3">
            <text:p>306,18</text:p>
          </table:table-cell>
          <table:table-cell office:value-type="float" office:value="314.75" table:style-name="ce3">
            <text:p>314,75</text:p>
          </table:table-cell>
          <table:table-cell office:value-type="float" office:value="320.55" table:style-name="ce3">
            <text:p>320,5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47.59" table:style-name="ce3">
            <text:p>247,59</text:p>
          </table:table-cell>
          <table:table-cell office:value-type="float" office:value="261.28000000000003" table:style-name="ce3">
            <text:p>261,28</text:p>
          </table:table-cell>
          <table:table-cell office:value-type="float" office:value="294.42" table:style-name="ce3">
            <text:p>294,42</text:p>
          </table:table-cell>
          <table:table-cell office:value-type="float" office:value="308.70999999999998" table:style-name="ce3">
            <text:p>308,71</text:p>
          </table:table-cell>
          <table:table-cell office:value-type="float" office:value="314.36" table:style-name="ce3">
            <text:p>314,36</text:p>
          </table:table-cell>
          <table:table-cell office:value-type="float" office:value="319.51" table:style-name="ce3">
            <text:p>319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17.27" table:style-name="ce3">
            <text:p>217,27</text:p>
          </table:table-cell>
          <table:table-cell office:value-type="float" office:value="230.05" table:style-name="ce3">
            <text:p>230,05</text:p>
          </table:table-cell>
          <table:table-cell office:value-type="float" office:value="257.54000000000002" table:style-name="ce3">
            <text:p>257,54</text:p>
          </table:table-cell>
          <table:table-cell office:value-type="float" office:value="270.86" table:style-name="ce3">
            <text:p>270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6.83" table:style-name="ce3">
            <text:p>206,83</text:p>
          </table:table-cell>
          <table:table-cell office:value-type="float" office:value="217.56" table:style-name="ce3">
            <text:p>217,56</text:p>
          </table:table-cell>
          <table:table-cell office:value-type="float" office:value="249.11" table:style-name="ce3">
            <text:p>249,11</text:p>
          </table:table-cell>
          <table:table-cell office:value-type="float" office:value="255.83" table:style-name="ce3">
            <text:p>255,83</text:p>
          </table:table-cell>
          <table:table-cell office:value-type="float" office:value="254.9" table:style-name="ce3">
            <text:p>254,9</text:p>
          </table:table-cell>
          <table:table-cell office:value-type="float" office:value="263.5" table:style-name="ce3">
            <text:p>263,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6.86" table:style-name="ce3">
            <text:p>206,86</text:p>
          </table:table-cell>
          <table:table-cell office:value-type="float" office:value="217.59" table:style-name="ce3">
            <text:p>217,59</text:p>
          </table:table-cell>
          <table:table-cell office:value-type="float" office:value="249.12" table:style-name="ce3">
            <text:p>249,12</text:p>
          </table:table-cell>
          <table:table-cell office:value-type="float" office:value="255.86" table:style-name="ce3">
            <text:p>255,86</text:p>
          </table:table-cell>
          <table:table-cell office:value-type="float" office:value="254.9" table:style-name="ce3">
            <text:p>254,9</text:p>
          </table:table-cell>
          <table:table-cell office:value-type="float" office:value="263.5" table:style-name="ce3">
            <text:p>263,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0.43" table:style-name="ce3">
            <text:p>210,43</text:p>
          </table:table-cell>
          <table:table-cell office:value-type="float" office:value="222.45000000000002" table:style-name="ce3">
            <text:p>222,45</text:p>
          </table:table-cell>
          <table:table-cell office:value-type="float" office:value="255.76000000000002" table:style-name="ce3">
            <text:p>255,76</text:p>
          </table:table-cell>
          <table:table-cell office:value-type="float" office:value="259.33" table:style-name="ce3">
            <text:p>259,33</text:p>
          </table:table-cell>
          <table:table-cell office:value-type="float" office:value="266.13" table:style-name="ce3">
            <text:p>266,13</text:p>
          </table:table-cell>
          <table:table-cell office:value-type="float" office:value="263.60000000000002" table:style-name="ce3">
            <text:p>263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4.58" table:style-name="ce3">
            <text:p>214,58</text:p>
          </table:table-cell>
          <table:table-cell office:value-type="float" office:value="227.56" table:style-name="ce3">
            <text:p>227,56</text:p>
          </table:table-cell>
          <table:table-cell office:value-type="float" office:value="254.22" table:style-name="ce3">
            <text:p>254,22</text:p>
          </table:table-cell>
          <table:table-cell office:value-type="float" office:value="258.31" table:style-name="ce3">
            <text:p>258,31</text:p>
          </table:table-cell>
          <table:table-cell office:value-type="float" office:value="266.29000000000002" table:style-name="ce3">
            <text:p>266,29</text:p>
          </table:table-cell>
          <table:table-cell office:value-type="float" office:value="266.07" table:style-name="ce3">
            <text:p>266,0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4.17000000000002" table:style-name="ce3">
            <text:p>214,17</text:p>
          </table:table-cell>
          <table:table-cell office:value-type="float" office:value="227.06" table:style-name="ce3">
            <text:p>227,06</text:p>
          </table:table-cell>
          <table:table-cell office:value-type="float" office:value="254.39000000000001" table:style-name="ce3">
            <text:p>254,39</text:p>
          </table:table-cell>
          <table:table-cell office:value-type="float" office:value="258.42" table:style-name="ce3">
            <text:p>258,42</text:p>
          </table:table-cell>
          <table:table-cell office:value-type="float" office:value="266.28000000000003" table:style-name="ce3">
            <text:p>266,28</text:p>
          </table:table-cell>
          <table:table-cell office:value-type="float" office:value="265.82" table:style-name="ce3">
            <text:p>265,8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0.42000000000002" table:style-name="ce3">
            <text:p>210,42</text:p>
          </table:table-cell>
          <table:table-cell office:value-type="float" office:value="222.43" table:style-name="ce3">
            <text:p>222,43</text:p>
          </table:table-cell>
          <table:table-cell office:value-type="float" office:value="255.76000000000002" table:style-name="ce3">
            <text:p>255,76</text:p>
          </table:table-cell>
          <table:table-cell office:value-type="float" office:value="259.31" table:style-name="ce3">
            <text:p>259,31</text:p>
          </table:table-cell>
          <table:table-cell office:value-type="float" office:value="266.13" table:style-name="ce3">
            <text:p>266,13</text:p>
          </table:table-cell>
          <table:table-cell office:value-type="float" office:value="263.60000000000002" table:style-name="ce3">
            <text:p>263,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5.33" table:style-name="ce3">
            <text:p>215,33</text:p>
          </table:table-cell>
          <table:table-cell office:value-type="float" office:value="228.53" table:style-name="ce3">
            <text:p>228,53</text:p>
          </table:table-cell>
          <table:table-cell office:value-type="float" office:value="254.64000000000001" table:style-name="ce3">
            <text:p>254,64</text:p>
          </table:table-cell>
          <table:table-cell office:value-type="float" office:value="258.52" table:style-name="ce3">
            <text:p>258,52</text:p>
          </table:table-cell>
          <table:table-cell office:value-type="float" office:value="266.73" table:style-name="ce3">
            <text:p>266,73</text:p>
          </table:table-cell>
          <table:table-cell office:value-type="float" office:value="266.17" table:style-name="ce3">
            <text:p>266,1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4.8" table:style-name="ce3">
            <text:p>214,8</text:p>
          </table:table-cell>
          <table:table-cell office:value-type="float" office:value="227.88" table:style-name="ce3">
            <text:p>227,88</text:p>
          </table:table-cell>
          <table:table-cell office:value-type="float" office:value="254.77" table:style-name="ce3">
            <text:p>254,77</text:p>
          </table:table-cell>
          <table:table-cell office:value-type="float" office:value="258.61" table:style-name="ce3">
            <text:p>258,61</text:p>
          </table:table-cell>
          <table:table-cell office:value-type="float" office:value="266.67" table:style-name="ce3">
            <text:p>266,67</text:p>
          </table:table-cell>
          <table:table-cell office:value-type="float" office:value="265.89999999999998" table:style-name="ce3">
            <text:p>265,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17.27" table:style-name="ce3">
            <text:p>217,27</text:p>
          </table:table-cell>
          <table:table-cell office:value-type="float" office:value="230.05" table:style-name="ce3">
            <text:p>230,05</text:p>
          </table:table-cell>
          <table:table-cell office:value-type="float" office:value="257.54000000000002" table:style-name="ce3">
            <text:p>257,54</text:p>
          </table:table-cell>
          <table:table-cell office:value-type="float" office:value="270.86" table:style-name="ce3">
            <text:p>270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6.83" table:style-name="ce3">
            <text:p>206,83</text:p>
          </table:table-cell>
          <table:table-cell office:value-type="float" office:value="217.56" table:style-name="ce3">
            <text:p>217,56</text:p>
          </table:table-cell>
          <table:table-cell office:value-type="float" office:value="249.11" table:style-name="ce3">
            <text:p>249,11</text:p>
          </table:table-cell>
          <table:table-cell office:value-type="float" office:value="255.83" table:style-name="ce3">
            <text:p>255,83</text:p>
          </table:table-cell>
          <table:table-cell office:value-type="float" office:value="254.9" table:style-name="ce3">
            <text:p>254,9</text:p>
          </table:table-cell>
          <table:table-cell office:value-type="float" office:value="263.5" table:style-name="ce3">
            <text:p>263,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6.86" table:style-name="ce3">
            <text:p>206,86</text:p>
          </table:table-cell>
          <table:table-cell office:value-type="float" office:value="217.59" table:style-name="ce3">
            <text:p>217,59</text:p>
          </table:table-cell>
          <table:table-cell office:value-type="float" office:value="249.12" table:style-name="ce3">
            <text:p>249,12</text:p>
          </table:table-cell>
          <table:table-cell office:value-type="float" office:value="255.86" table:style-name="ce3">
            <text:p>255,86</text:p>
          </table:table-cell>
          <table:table-cell office:value-type="float" office:value="254.9" table:style-name="ce3">
            <text:p>254,9</text:p>
          </table:table-cell>
          <table:table-cell office:value-type="float" office:value="263.5" table:style-name="ce3">
            <text:p>263,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0.52" table:style-name="ce3">
            <text:p>210,52</text:p>
          </table:table-cell>
          <table:table-cell office:value-type="float" office:value="222.56" table:style-name="ce3">
            <text:p>222,56</text:p>
          </table:table-cell>
          <table:table-cell office:value-type="float" office:value="256.34000000000003" table:style-name="ce3">
            <text:p>256,34</text:p>
          </table:table-cell>
          <table:table-cell office:value-type="float" office:value="260.22000000000003" table:style-name="ce3">
            <text:p>260,22</text:p>
          </table:table-cell>
          <table:table-cell office:value-type="float" office:value="267.04000000000002" table:style-name="ce3">
            <text:p>267,04</text:p>
          </table:table-cell>
          <table:table-cell office:value-type="float" office:value="264.85000000000002" table:style-name="ce3">
            <text:p>264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4.58" table:style-name="ce3">
            <text:p>214,58</text:p>
          </table:table-cell>
          <table:table-cell office:value-type="float" office:value="227.56" table:style-name="ce3">
            <text:p>227,56</text:p>
          </table:table-cell>
          <table:table-cell office:value-type="float" office:value="254.24" table:style-name="ce3">
            <text:p>254,24</text:p>
          </table:table-cell>
          <table:table-cell office:value-type="float" office:value="258.34000000000003" table:style-name="ce3">
            <text:p>258,34</text:p>
          </table:table-cell>
          <table:table-cell office:value-type="float" office:value="266.43" table:style-name="ce3">
            <text:p>266,43</text:p>
          </table:table-cell>
          <table:table-cell office:value-type="float" office:value="266.23" table:style-name="ce3">
            <text:p>266,2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4.18" table:style-name="ce3">
            <text:p>214,18</text:p>
          </table:table-cell>
          <table:table-cell office:value-type="float" office:value="227.06" table:style-name="ce3">
            <text:p>227,06</text:p>
          </table:table-cell>
          <table:table-cell office:value-type="float" office:value="254.47" table:style-name="ce3">
            <text:p>254,47</text:p>
          </table:table-cell>
          <table:table-cell office:value-type="float" office:value="258.55" table:style-name="ce3">
            <text:p>258,55</text:p>
          </table:table-cell>
          <table:table-cell office:value-type="float" office:value="266.49" table:style-name="ce3">
            <text:p>266,49</text:p>
          </table:table-cell>
          <table:table-cell office:value-type="float" office:value="266.09000000000003" table:style-name="ce3">
            <text:p>266,0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0.51" table:style-name="ce3">
            <text:p>210,51</text:p>
          </table:table-cell>
          <table:table-cell office:value-type="float" office:value="222.54" table:style-name="ce3">
            <text:p>222,54</text:p>
          </table:table-cell>
          <table:table-cell office:value-type="float" office:value="256.34000000000003" table:style-name="ce3">
            <text:p>256,34</text:p>
          </table:table-cell>
          <table:table-cell office:value-type="float" office:value="260.20999999999998" table:style-name="ce3">
            <text:p>260,21</text:p>
          </table:table-cell>
          <table:table-cell office:value-type="float" office:value="267.04000000000002" table:style-name="ce3">
            <text:p>267,04</text:p>
          </table:table-cell>
          <table:table-cell office:value-type="float" office:value="264.85000000000002" table:style-name="ce3">
            <text:p>264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5.33" table:style-name="ce3">
            <text:p>215,33</text:p>
          </table:table-cell>
          <table:table-cell office:value-type="float" office:value="228.53" table:style-name="ce3">
            <text:p>228,53</text:p>
          </table:table-cell>
          <table:table-cell office:value-type="float" office:value="254.66" table:style-name="ce3">
            <text:p>254,66</text:p>
          </table:table-cell>
          <table:table-cell office:value-type="float" office:value="258.54000000000002" table:style-name="ce3">
            <text:p>258,54</text:p>
          </table:table-cell>
          <table:table-cell office:value-type="float" office:value="266.87" table:style-name="ce3">
            <text:p>266,87</text:p>
          </table:table-cell>
          <table:table-cell office:value-type="float" office:value="266.33" table:style-name="ce3">
            <text:p>266,3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4.81" table:style-name="ce3">
            <text:p>214,81</text:p>
          </table:table-cell>
          <table:table-cell office:value-type="float" office:value="227.89000000000001" table:style-name="ce3">
            <text:p>227,89</text:p>
          </table:table-cell>
          <table:table-cell office:value-type="float" office:value="254.86" table:style-name="ce3">
            <text:p>254,86</text:p>
          </table:table-cell>
          <table:table-cell office:value-type="float" office:value="258.74" table:style-name="ce3">
            <text:p>258,74</text:p>
          </table:table-cell>
          <table:table-cell office:value-type="float" office:value="266.89" table:style-name="ce3">
            <text:p>266,89</text:p>
          </table:table-cell>
          <table:table-cell office:value-type="float" office:value="266.18" table:style-name="ce3">
            <text:p>266,1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17.27" table:style-name="ce3">
            <text:p>217,27</text:p>
          </table:table-cell>
          <table:table-cell office:value-type="float" office:value="230.05" table:style-name="ce3">
            <text:p>230,05</text:p>
          </table:table-cell>
          <table:table-cell office:value-type="float" office:value="257.54000000000002" table:style-name="ce3">
            <text:p>257,54</text:p>
          </table:table-cell>
          <table:table-cell office:value-type="float" office:value="270.86" table:style-name="ce3">
            <text:p>270,8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6.9" table:style-name="ce3">
            <text:p>206,9</text:p>
          </table:table-cell>
          <table:table-cell office:value-type="float" office:value="217.67000000000002" table:style-name="ce3">
            <text:p>217,67</text:p>
          </table:table-cell>
          <table:table-cell office:value-type="float" office:value="249.36" table:style-name="ce3">
            <text:p>249,36</text:p>
          </table:table-cell>
          <table:table-cell office:value-type="float" office:value="256.14" table:style-name="ce3">
            <text:p>256,14</text:p>
          </table:table-cell>
          <table:table-cell office:value-type="float" office:value="256.79000000000002" table:style-name="ce3">
            <text:p>256,79</text:p>
          </table:table-cell>
          <table:table-cell office:value-type="float" office:value="265.48" table:style-name="ce3">
            <text:p>265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6.93" table:style-name="ce3">
            <text:p>206,93</text:p>
          </table:table-cell>
          <table:table-cell office:value-type="float" office:value="217.70000000000002" table:style-name="ce3">
            <text:p>217,7</text:p>
          </table:table-cell>
          <table:table-cell office:value-type="float" office:value="249.37" table:style-name="ce3">
            <text:p>249,37</text:p>
          </table:table-cell>
          <table:table-cell office:value-type="float" office:value="256.16000000000003" table:style-name="ce3">
            <text:p>256,16</text:p>
          </table:table-cell>
          <table:table-cell office:value-type="float" office:value="256.79000000000002" table:style-name="ce3">
            <text:p>256,79</text:p>
          </table:table-cell>
          <table:table-cell office:value-type="float" office:value="265.48" table:style-name="ce3">
            <text:p>265,4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22.45000000000002" table:style-name="ce3">
            <text:p>222,45</text:p>
          </table:table-cell>
          <table:table-cell office:value-type="float" office:value="235.19" table:style-name="ce3">
            <text:p>235,19</text:p>
          </table:table-cell>
          <table:table-cell office:value-type="float" office:value="264.97000000000003" table:style-name="ce3">
            <text:p>264,97</text:p>
          </table:table-cell>
          <table:table-cell office:value-type="float" office:value="271.07" table:style-name="ce3">
            <text:p>271,07</text:p>
          </table:table-cell>
          <table:table-cell office:value-type="float" office:value="282.57" table:style-name="ce3">
            <text:p>282,57</text:p>
          </table:table-cell>
          <table:table-cell office:value-type="float" office:value="282.27" table:style-name="ce3">
            <text:p>282,2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17.70000000000002" table:style-name="ce3">
            <text:p>217,7</text:p>
          </table:table-cell>
          <table:table-cell office:value-type="float" office:value="230.72" table:style-name="ce3">
            <text:p>230,72</text:p>
          </table:table-cell>
          <table:table-cell office:value-type="float" office:value="257.39999999999998" table:style-name="ce3">
            <text:p>257,4</text:p>
          </table:table-cell>
          <table:table-cell office:value-type="float" office:value="262.31" table:style-name="ce3">
            <text:p>262,31</text:p>
          </table:table-cell>
          <table:table-cell office:value-type="float" office:value="272.69" table:style-name="ce3">
            <text:p>272,69</text:p>
          </table:table-cell>
          <table:table-cell office:value-type="float" office:value="273.27" table:style-name="ce3">
            <text:p>273,2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8.27" table:style-name="ce3">
            <text:p>218,27</text:p>
          </table:table-cell>
          <table:table-cell office:value-type="float" office:value="231.26" table:style-name="ce3">
            <text:p>231,26</text:p>
          </table:table-cell>
          <table:table-cell office:value-type="float" office:value="258.33" table:style-name="ce3">
            <text:p>258,33</text:p>
          </table:table-cell>
          <table:table-cell office:value-type="float" office:value="263.39" table:style-name="ce3">
            <text:p>263,39</text:p>
          </table:table-cell>
          <table:table-cell office:value-type="float" office:value="273.95" table:style-name="ce3">
            <text:p>273,95</text:p>
          </table:table-cell>
          <table:table-cell office:value-type="float" office:value="274.42" table:style-name="ce3">
            <text:p>274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22.46" table:style-name="ce3">
            <text:p>222,46</text:p>
          </table:table-cell>
          <table:table-cell office:value-type="float" office:value="235.19" table:style-name="ce3">
            <text:p>235,19</text:p>
          </table:table-cell>
          <table:table-cell office:value-type="float" office:value="264.97000000000003" table:style-name="ce3">
            <text:p>264,97</text:p>
          </table:table-cell>
          <table:table-cell office:value-type="float" office:value="271.07" table:style-name="ce3">
            <text:p>271,07</text:p>
          </table:table-cell>
          <table:table-cell office:value-type="float" office:value="282.57" table:style-name="ce3">
            <text:p>282,57</text:p>
          </table:table-cell>
          <table:table-cell office:value-type="float" office:value="282.27" table:style-name="ce3">
            <text:p>282,2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8.63" table:style-name="ce3">
            <text:p>218,63</text:p>
          </table:table-cell>
          <table:table-cell office:value-type="float" office:value="231.85" table:style-name="ce3">
            <text:p>231,85</text:p>
          </table:table-cell>
          <table:table-cell office:value-type="float" office:value="258" table:style-name="ce3">
            <text:p>258</text:p>
          </table:table-cell>
          <table:table-cell office:value-type="float" office:value="262.78000000000003" table:style-name="ce3">
            <text:p>262,78</text:p>
          </table:table-cell>
          <table:table-cell office:value-type="float" office:value="273.23" table:style-name="ce3">
            <text:p>273,23</text:p>
          </table:table-cell>
          <table:table-cell office:value-type="float" office:value="273.54000000000002" table:style-name="ce3">
            <text:p>273,5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ul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9.12" table:style-name="ce3">
            <text:p>219,12</text:p>
          </table:table-cell>
          <table:table-cell office:value-type="float" office:value="232.28" table:style-name="ce3">
            <text:p>232,28</text:p>
          </table:table-cell>
          <table:table-cell office:value-type="float" office:value="258.91000000000003" table:style-name="ce3">
            <text:p>258,91</text:p>
          </table:table-cell>
          <table:table-cell office:value-type="float" office:value="263.86" table:style-name="ce3">
            <text:p>263,86</text:p>
          </table:table-cell>
          <table:table-cell office:value-type="float" office:value="274.45999999999998" table:style-name="ce3">
            <text:p>274,46</text:p>
          </table:table-cell>
          <table:table-cell office:value-type="float" office:value="274.69" table:style-name="ce3">
            <text:p>274,6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3.70000000000002" table:style-name="ce3">
            <text:p>203,7</text:p>
          </table:table-cell>
          <table:table-cell office:value-type="float" office:value="213.76" table:style-name="ce3">
            <text:p>213,76</text:p>
          </table:table-cell>
          <table:table-cell office:value-type="float" office:value="249.13" table:style-name="ce3">
            <text:p>249,13</text:p>
          </table:table-cell>
          <table:table-cell office:value-type="float" office:value="250.57" table:style-name="ce3">
            <text:p>250,57</text:p>
          </table:table-cell>
          <table:table-cell office:value-type="float" office:value="262.89999999999998" table:style-name="ce3">
            <text:p>262,9</text:p>
          </table:table-cell>
          <table:table-cell office:value-type="float" office:value="258.13" table:style-name="ce3">
            <text:p>258,1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03.26" table:style-name="ce3">
            <text:p>203,26</text:p>
          </table:table-cell>
          <table:table-cell office:value-type="float" office:value="215.22" table:style-name="ce3">
            <text:p>215,22</text:p>
          </table:table-cell>
          <table:table-cell office:value-type="float" office:value="242.56" table:style-name="ce3">
            <text:p>242,56</text:p>
          </table:table-cell>
          <table:table-cell office:value-type="float" office:value="244.15" table:style-name="ce3">
            <text:p>244,15</text:p>
          </table:table-cell>
          <table:table-cell office:value-type="float" office:value="255.25" table:style-name="ce3">
            <text:p>255,25</text:p>
          </table:table-cell>
          <table:table-cell office:value-type="float" office:value="256.43" table:style-name="ce3">
            <text:p>256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03.43" table:style-name="ce3">
            <text:p>203,43</text:p>
          </table:table-cell>
          <table:table-cell office:value-type="float" office:value="214.66" table:style-name="ce3">
            <text:p>214,66</text:p>
          </table:table-cell>
          <table:table-cell office:value-type="float" office:value="243.99" table:style-name="ce3">
            <text:p>243,99</text:p>
          </table:table-cell>
          <table:table-cell office:value-type="float" office:value="245.55" table:style-name="ce3">
            <text:p>245,55</text:p>
          </table:table-cell>
          <table:table-cell office:value-type="float" office:value="255.94" table:style-name="ce3">
            <text:p>255,94</text:p>
          </table:table-cell>
          <table:table-cell office:value-type="float" office:value="256.59000000000003" table:style-name="ce3">
            <text:p>256,5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1.05" table:style-name="ce3">
            <text:p>211,05</text:p>
          </table:table-cell>
          <table:table-cell office:value-type="float" office:value="219.4" table:style-name="ce3">
            <text:p>219,4</text:p>
          </table:table-cell>
          <table:table-cell office:value-type="float" office:value="251.69" table:style-name="ce3">
            <text:p>251,69</text:p>
          </table:table-cell>
          <table:table-cell office:value-type="float" office:value="254.18" table:style-name="ce3">
            <text:p>254,18</text:p>
          </table:table-cell>
          <table:table-cell office:value-type="float" office:value="267.93" table:style-name="ce3">
            <text:p>267,93</text:p>
          </table:table-cell>
          <table:table-cell office:value-type="float" office:value="261.37" table:style-name="ce3">
            <text:p>261,3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06.57" table:style-name="ce3">
            <text:p>206,57</text:p>
          </table:table-cell>
          <table:table-cell office:value-type="float" office:value="217.36" table:style-name="ce3">
            <text:p>217,36</text:p>
          </table:table-cell>
          <table:table-cell office:value-type="float" office:value="249.6" table:style-name="ce3">
            <text:p>249,6</text:p>
          </table:table-cell>
          <table:table-cell office:value-type="float" office:value="252.26000000000002" table:style-name="ce3">
            <text:p>252,26</text:p>
          </table:table-cell>
          <table:table-cell office:value-type="float" office:value="264.20999999999998" table:style-name="ce3">
            <text:p>264,21</text:p>
          </table:table-cell>
          <table:table-cell office:value-type="float" office:value="264.12" table:style-name="ce3">
            <text:p>264,1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09.02" table:style-name="ce3">
            <text:p>209,02</text:p>
          </table:table-cell>
          <table:table-cell office:value-type="float" office:value="218.47" table:style-name="ce3">
            <text:p>218,47</text:p>
          </table:table-cell>
          <table:table-cell office:value-type="float" office:value="250.31" table:style-name="ce3">
            <text:p>250,31</text:p>
          </table:table-cell>
          <table:table-cell office:value-type="float" office:value="252.91" table:style-name="ce3">
            <text:p>252,91</text:p>
          </table:table-cell>
          <table:table-cell office:value-type="float" office:value="265.41000000000003" table:style-name="ce3">
            <text:p>265,41</text:p>
          </table:table-cell>
          <table:table-cell office:value-type="float" office:value="263.24" table:style-name="ce3">
            <text:p>263,2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1.45000000000002" table:style-name="ce3">
            <text:p>211,45</text:p>
          </table:table-cell>
          <table:table-cell office:value-type="float" office:value="219.70000000000002" table:style-name="ce3">
            <text:p>219,7</text:p>
          </table:table-cell>
          <table:table-cell office:value-type="float" office:value="251.76000000000002" table:style-name="ce3">
            <text:p>251,76</text:p>
          </table:table-cell>
          <table:table-cell office:value-type="float" office:value="254.28" table:style-name="ce3">
            <text:p>254,28</text:p>
          </table:table-cell>
          <table:table-cell office:value-type="float" office:value="267.99" table:style-name="ce3">
            <text:p>267,99</text:p>
          </table:table-cell>
          <table:table-cell office:value-type="float" office:value="261.41000000000003" table:style-name="ce3">
            <text:p>261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06.94" table:style-name="ce3">
            <text:p>206,94</text:p>
          </table:table-cell>
          <table:table-cell office:value-type="float" office:value="217.59" table:style-name="ce3">
            <text:p>217,59</text:p>
          </table:table-cell>
          <table:table-cell office:value-type="float" office:value="249.96" table:style-name="ce3">
            <text:p>249,96</text:p>
          </table:table-cell>
          <table:table-cell office:value-type="float" office:value="252.67000000000002" table:style-name="ce3">
            <text:p>252,67</text:p>
          </table:table-cell>
          <table:table-cell office:value-type="float" office:value="264.73" table:style-name="ce3">
            <text:p>264,73</text:p>
          </table:table-cell>
          <table:table-cell office:value-type="float" office:value="264.56" table:style-name="ce3">
            <text:p>264,5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Estadu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09.46" table:style-name="ce3">
            <text:p>209,46</text:p>
          </table:table-cell>
          <table:table-cell office:value-type="float" office:value="218.77" table:style-name="ce3">
            <text:p>218,77</text:p>
          </table:table-cell>
          <table:table-cell office:value-type="float" office:value="250.58" table:style-name="ce3">
            <text:p>250,58</text:p>
          </table:table-cell>
          <table:table-cell office:value-type="float" office:value="253.22" table:style-name="ce3">
            <text:p>253,22</text:p>
          </table:table-cell>
          <table:table-cell office:value-type="float" office:value="265.81" table:style-name="ce3">
            <text:p>265,81</text:p>
          </table:table-cell>
          <table:table-cell office:value-type="float" office:value="263.51" table:style-name="ce3">
            <text:p>263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42.43" table:style-name="ce3">
            <text:p>242,43</text:p>
          </table:table-cell>
          <table:table-cell office:value-type="float" office:value="245.9" table:style-name="ce3">
            <text:p>245,9</text:p>
          </table:table-cell>
          <table:table-cell office:value-type="float" office:value="307.41000000000003" table:style-name="ce3">
            <text:p>307,41</text:p>
          </table:table-cell>
          <table:table-cell office:value-type="float" office:value="328.88" table:style-name="ce3">
            <text:p>328,88</text:p>
          </table:table-cell>
          <table:table-cell office:value-type="float" office:value="335.47" table:style-name="ce3">
            <text:p>335,47</text:p>
          </table:table-cell>
          <table:table-cell office:value-type="float" office:value="336.95" table:style-name="ce3">
            <text:p>336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42.43" table:style-name="ce3">
            <text:p>242,43</text:p>
          </table:table-cell>
          <table:table-cell office:value-type="float" office:value="245.9" table:style-name="ce3">
            <text:p>245,9</text:p>
          </table:table-cell>
          <table:table-cell office:value-type="float" office:value="307.41000000000003" table:style-name="ce3">
            <text:p>307,41</text:p>
          </table:table-cell>
          <table:table-cell office:value-type="float" office:value="328.88" table:style-name="ce3">
            <text:p>328,88</text:p>
          </table:table-cell>
          <table:table-cell office:value-type="float" office:value="335.47" table:style-name="ce3">
            <text:p>335,47</text:p>
          </table:table-cell>
          <table:table-cell office:value-type="float" office:value="336.95" table:style-name="ce3">
            <text:p>336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42.43" table:style-name="ce3">
            <text:p>242,43</text:p>
          </table:table-cell>
          <table:table-cell office:value-type="float" office:value="245.9" table:style-name="ce3">
            <text:p>245,9</text:p>
          </table:table-cell>
          <table:table-cell office:value-type="float" office:value="307.41000000000003" table:style-name="ce3">
            <text:p>307,41</text:p>
          </table:table-cell>
          <table:table-cell office:value-type="float" office:value="328.88" table:style-name="ce3">
            <text:p>328,88</text:p>
          </table:table-cell>
          <table:table-cell office:value-type="float" office:value="335.47" table:style-name="ce3">
            <text:p>335,47</text:p>
          </table:table-cell>
          <table:table-cell office:value-type="float" office:value="336.95" table:style-name="ce3">
            <text:p>336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Feder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42.43" table:style-name="ce3">
            <text:p>242,43</text:p>
          </table:table-cell>
          <table:table-cell office:value-type="float" office:value="245.9" table:style-name="ce3">
            <text:p>245,9</text:p>
          </table:table-cell>
          <table:table-cell office:value-type="float" office:value="307.41000000000003" table:style-name="ce3">
            <text:p>307,41</text:p>
          </table:table-cell>
          <table:table-cell office:value-type="float" office:value="328.88" table:style-name="ce3">
            <text:p>328,88</text:p>
          </table:table-cell>
          <table:table-cell office:value-type="float" office:value="335.47" table:style-name="ce3">
            <text:p>335,47</text:p>
          </table:table-cell>
          <table:table-cell office:value-type="float" office:value="336.95" table:style-name="ce3">
            <text:p>336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192.9" table:style-name="ce3">
            <text:p>192,9</text:p>
          </table:table-cell>
          <table:table-cell office:value-type="float" office:value="205.17000000000002" table:style-name="ce3">
            <text:p>205,17</text:p>
          </table:table-cell>
          <table:table-cell office:value-type="float" office:value="246.51000000000002" table:style-name="ce3">
            <text:p>246,51</text:p>
          </table:table-cell>
          <table:table-cell office:value-type="float" office:value="250.32" table:style-name="ce3">
            <text:p>250,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91.83" table:style-name="ce3">
            <text:p>191,83</text:p>
          </table:table-cell>
          <table:table-cell office:value-type="float" office:value="205.48000000000002" table:style-name="ce3">
            <text:p>205,48</text:p>
          </table:table-cell>
          <table:table-cell office:value-type="float" office:value="234.12" table:style-name="ce3">
            <text:p>234,12</text:p>
          </table:table-cell>
          <table:table-cell office:value-type="float" office:value="239.01" table:style-name="ce3">
            <text:p>239,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91.88" table:style-name="ce3">
            <text:p>191,88</text:p>
          </table:table-cell>
          <table:table-cell office:value-type="float" office:value="205.47" table:style-name="ce3">
            <text:p>205,47</text:p>
          </table:table-cell>
          <table:table-cell office:value-type="float" office:value="234.65" table:style-name="ce3">
            <text:p>234,65</text:p>
          </table:table-cell>
          <table:table-cell office:value-type="float" office:value="239.5" table:style-name="ce3">
            <text:p>239,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5.09" table:style-name="ce3">
            <text:p>205,09</text:p>
          </table:table-cell>
          <table:table-cell office:value-type="float" office:value="211.03" table:style-name="ce3">
            <text:p>211,03</text:p>
          </table:table-cell>
          <table:table-cell office:value-type="float" office:value="255.59" table:style-name="ce3">
            <text:p>255,59</text:p>
          </table:table-cell>
          <table:table-cell office:value-type="float" office:value="255.32" table:style-name="ce3">
            <text:p>255,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05.20000000000002" table:style-name="ce3">
            <text:p>205,2</text:p>
          </table:table-cell>
          <table:table-cell office:value-type="float" office:value="214.65" table:style-name="ce3">
            <text:p>214,65</text:p>
          </table:table-cell>
          <table:table-cell office:value-type="float" office:value="250.42000000000002" table:style-name="ce3">
            <text:p>250,42</text:p>
          </table:table-cell>
          <table:table-cell office:value-type="float" office:value="251.13" table:style-name="ce3">
            <text:p>251,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05.18" table:style-name="ce3">
            <text:p>205,18</text:p>
          </table:table-cell>
          <table:table-cell office:value-type="float" office:value="214.05" table:style-name="ce3">
            <text:p>214,05</text:p>
          </table:table-cell>
          <table:table-cell office:value-type="float" office:value="251.92000000000002" table:style-name="ce3">
            <text:p>251,92</text:p>
          </table:table-cell>
          <table:table-cell office:value-type="float" office:value="252.35" table:style-name="ce3">
            <text:p>252,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5.33" table:style-name="ce3">
            <text:p>205,33</text:p>
          </table:table-cell>
          <table:table-cell office:value-type="float" office:value="211.15" table:style-name="ce3">
            <text:p>211,15</text:p>
          </table:table-cell>
          <table:table-cell office:value-type="float" office:value="255.76000000000002" table:style-name="ce3">
            <text:p>255,76</text:p>
          </table:table-cell>
          <table:table-cell office:value-type="float" office:value="255.41" table:style-name="ce3">
            <text:p>255,4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06.37" table:style-name="ce3">
            <text:p>206,37</text:p>
          </table:table-cell>
          <table:table-cell office:value-type="float" office:value="215.45000000000002" table:style-name="ce3">
            <text:p>215,45</text:p>
          </table:table-cell>
          <table:table-cell office:value-type="float" office:value="253.77" table:style-name="ce3">
            <text:p>253,77</text:p>
          </table:table-cell>
          <table:table-cell office:value-type="float" office:value="253.62" table:style-name="ce3">
            <text:p>253,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06.19" table:style-name="ce3">
            <text:p>206,19</text:p>
          </table:table-cell>
          <table:table-cell office:value-type="float" office:value="214.70000000000002" table:style-name="ce3">
            <text:p>214,7</text:p>
          </table:table-cell>
          <table:table-cell office:value-type="float" office:value="254.42000000000002" table:style-name="ce3">
            <text:p>254,42</text:p>
          </table:table-cell>
          <table:table-cell office:value-type="float" office:value="254.21" table:style-name="ce3">
            <text:p>254,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8.90000000000003" table:style-name="ce3">
            <text:p>278,9</text:p>
          </table:table-cell>
          <table:table-cell office:value-type="float" office:value="265.57" table:style-name="ce3">
            <text:p>265,57</text:p>
          </table:table-cell>
          <table:table-cell office:value-type="float" office:value="302.95999999999998" table:style-name="ce3">
            <text:p>302,96</text:p>
          </table:table-cell>
          <table:table-cell office:value-type="float" office:value="283.95" table:style-name="ce3">
            <text:p>283,9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210.43" table:style-name="ce3">
            <text:p>210,43</text:p>
          </table:table-cell>
          <table:table-cell office:value-type="float" office:value="222.42000000000002" table:style-name="ce3">
            <text:p>222,42</text:p>
          </table:table-cell>
          <table:table-cell office:value-type="float" office:value="266.70999999999998" table:style-name="ce3">
            <text:p>266,71</text:p>
          </table:table-cell>
          <table:table-cell office:value-type="float" office:value="275.86" table:style-name="ce3">
            <text:p>275,86</text:p>
          </table:table-cell>
          <table:table-cell office:value-type="float" office:value="277.53000000000003" table:style-name="ce3">
            <text:p>277,53</text:p>
          </table:table-cell>
          <table:table-cell office:value-type="float" office:value="279.44" table:style-name="ce3">
            <text:p>279,4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210.43" table:style-name="ce3">
            <text:p>210,43</text:p>
          </table:table-cell>
          <table:table-cell office:value-type="float" office:value="222.42000000000002" table:style-name="ce3">
            <text:p>222,42</text:p>
          </table:table-cell>
          <table:table-cell office:value-type="float" office:value="271.64" table:style-name="ce3">
            <text:p>271,64</text:p>
          </table:table-cell>
          <table:table-cell office:value-type="float" office:value="271.69" table:style-name="ce3">
            <text:p>271,69</text:p>
          </table:table-cell>
          <table:table-cell office:value-type="float" office:value="282.38" table:style-name="ce3">
            <text:p>282,38</text:p>
          </table:table-cell>
          <table:table-cell office:value-type="float" office:value="280.3" table:style-name="ce3">
            <text:p>280,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41.27" table:style-name="ce3">
            <text:p>241,27</text:p>
          </table:table-cell>
          <table:table-cell office:value-type="float" office:value="251.63" table:style-name="ce3">
            <text:p>251,63</text:p>
          </table:table-cell>
          <table:table-cell office:value-type="float" office:value="288.11" table:style-name="ce3">
            <text:p>288,11</text:p>
          </table:table-cell>
          <table:table-cell office:value-type="float" office:value="299.98" table:style-name="ce3">
            <text:p>299,98</text:p>
          </table:table-cell>
          <table:table-cell office:value-type="float" office:value="309.3" table:style-name="ce3">
            <text:p>309,3</text:p>
          </table:table-cell>
          <table:table-cell office:value-type="float" office:value="314.28000000000003" table:style-name="ce3">
            <text:p>314,2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36.5" table:style-name="ce3">
            <text:p>236,5</text:p>
          </table:table-cell>
          <table:table-cell office:value-type="float" office:value="245.71" table:style-name="ce3">
            <text:p>245,71</text:p>
          </table:table-cell>
          <table:table-cell office:value-type="float" office:value="287.33" table:style-name="ce3">
            <text:p>287,33</text:p>
          </table:table-cell>
          <table:table-cell office:value-type="float" office:value="291.33" table:style-name="ce3">
            <text:p>291,33</text:p>
          </table:table-cell>
          <table:table-cell office:value-type="float" office:value="302.81" table:style-name="ce3">
            <text:p>302,81</text:p>
          </table:table-cell>
          <table:table-cell office:value-type="float" office:value="303.24" table:style-name="ce3">
            <text:p>303,2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39.26" table:style-name="ce3">
            <text:p>239,26</text:p>
          </table:table-cell>
          <table:table-cell office:value-type="float" office:value="249.13" table:style-name="ce3">
            <text:p>249,13</text:p>
          </table:table-cell>
          <table:table-cell office:value-type="float" office:value="287.82" table:style-name="ce3">
            <text:p>287,82</text:p>
          </table:table-cell>
          <table:table-cell office:value-type="float" office:value="296.70999999999998" table:style-name="ce3">
            <text:p>296,71</text:p>
          </table:table-cell>
          <table:table-cell office:value-type="float" office:value="307.18" table:style-name="ce3">
            <text:p>307,18</text:p>
          </table:table-cell>
          <table:table-cell office:value-type="float" office:value="310.67" table:style-name="ce3">
            <text:p>310,6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41.27" table:style-name="ce3">
            <text:p>241,27</text:p>
          </table:table-cell>
          <table:table-cell office:value-type="float" office:value="251.63" table:style-name="ce3">
            <text:p>251,63</text:p>
          </table:table-cell>
          <table:table-cell office:value-type="float" office:value="288.17" table:style-name="ce3">
            <text:p>288,17</text:p>
          </table:table-cell>
          <table:table-cell office:value-type="float" office:value="300.19" table:style-name="ce3">
            <text:p>300,19</text:p>
          </table:table-cell>
          <table:table-cell office:value-type="float" office:value="309.33" table:style-name="ce3">
            <text:p>309,33</text:p>
          </table:table-cell>
          <table:table-cell office:value-type="float" office:value="314.41000000000003" table:style-name="ce3">
            <text:p>314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36.75" table:style-name="ce3">
            <text:p>236,75</text:p>
          </table:table-cell>
          <table:table-cell office:value-type="float" office:value="245.94" table:style-name="ce3">
            <text:p>245,94</text:p>
          </table:table-cell>
          <table:table-cell office:value-type="float" office:value="287.64" table:style-name="ce3">
            <text:p>287,64</text:p>
          </table:table-cell>
          <table:table-cell office:value-type="float" office:value="291.57" table:style-name="ce3">
            <text:p>291,57</text:p>
          </table:table-cell>
          <table:table-cell office:value-type="float" office:value="303.78000000000003" table:style-name="ce3">
            <text:p>303,78</text:p>
          </table:table-cell>
          <table:table-cell office:value-type="float" office:value="304.16000000000003" table:style-name="ce3">
            <text:p>304,1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39.37" table:style-name="ce3">
            <text:p>239,37</text:p>
          </table:table-cell>
          <table:table-cell office:value-type="float" office:value="249.24" table:style-name="ce3">
            <text:p>249,24</text:p>
          </table:table-cell>
          <table:table-cell office:value-type="float" office:value="287.97000000000003" table:style-name="ce3">
            <text:p>287,97</text:p>
          </table:table-cell>
          <table:table-cell office:value-type="float" office:value="296.95" table:style-name="ce3">
            <text:p>296,95</text:p>
          </table:table-cell>
          <table:table-cell office:value-type="float" office:value="307.56" table:style-name="ce3">
            <text:p>307,56</text:p>
          </table:table-cell>
          <table:table-cell office:value-type="float" office:value="311.14" table:style-name="ce3">
            <text:p>311,1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1.82" table:style-name="ce3">
            <text:p>201,82</text:p>
          </table:table-cell>
          <table:table-cell office:value-type="float" office:value="212.27" table:style-name="ce3">
            <text:p>212,27</text:p>
          </table:table-cell>
          <table:table-cell office:value-type="float" office:value="248.75" table:style-name="ce3">
            <text:p>248,75</text:p>
          </table:table-cell>
          <table:table-cell office:value-type="float" office:value="250.54" table:style-name="ce3">
            <text:p>250,54</text:p>
          </table:table-cell>
          <table:table-cell office:value-type="float" office:value="262.89999999999998" table:style-name="ce3">
            <text:p>262,9</text:p>
          </table:table-cell>
          <table:table-cell office:value-type="float" office:value="258.13" table:style-name="ce3">
            <text:p>258,1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94.99" table:style-name="ce3">
            <text:p>194,99</text:p>
          </table:table-cell>
          <table:table-cell office:value-type="float" office:value="208.18" table:style-name="ce3">
            <text:p>208,18</text:p>
          </table:table-cell>
          <table:table-cell office:value-type="float" office:value="238.21" table:style-name="ce3">
            <text:p>238,21</text:p>
          </table:table-cell>
          <table:table-cell office:value-type="float" office:value="241.5" table:style-name="ce3">
            <text:p>241,5</text:p>
          </table:table-cell>
          <table:table-cell office:value-type="float" office:value="255.25" table:style-name="ce3">
            <text:p>255,25</text:p>
          </table:table-cell>
          <table:table-cell office:value-type="float" office:value="256.43" table:style-name="ce3">
            <text:p>256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96.16" table:style-name="ce3">
            <text:p>196,16</text:p>
          </table:table-cell>
          <table:table-cell office:value-type="float" office:value="208.88" table:style-name="ce3">
            <text:p>208,88</text:p>
          </table:table-cell>
          <table:table-cell office:value-type="float" office:value="239.65" table:style-name="ce3">
            <text:p>239,65</text:p>
          </table:table-cell>
          <table:table-cell office:value-type="float" office:value="242.74" table:style-name="ce3">
            <text:p>242,74</text:p>
          </table:table-cell>
          <table:table-cell office:value-type="float" office:value="255.94" table:style-name="ce3">
            <text:p>255,94</text:p>
          </table:table-cell>
          <table:table-cell office:value-type="float" office:value="256.59000000000003" table:style-name="ce3">
            <text:p>256,5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8.97" table:style-name="ce3">
            <text:p>208,97</text:p>
          </table:table-cell>
          <table:table-cell office:value-type="float" office:value="216.47" table:style-name="ce3">
            <text:p>216,47</text:p>
          </table:table-cell>
          <table:table-cell office:value-type="float" office:value="252.45000000000002" table:style-name="ce3">
            <text:p>252,45</text:p>
          </table:table-cell>
          <table:table-cell office:value-type="float" office:value="254.4" table:style-name="ce3">
            <text:p>254,4</text:p>
          </table:table-cell>
          <table:table-cell office:value-type="float" office:value="267.93" table:style-name="ce3">
            <text:p>267,93</text:p>
          </table:table-cell>
          <table:table-cell office:value-type="float" office:value="261.37" table:style-name="ce3">
            <text:p>261,3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05.53" table:style-name="ce3">
            <text:p>205,53</text:p>
          </table:table-cell>
          <table:table-cell office:value-type="float" office:value="215.29" table:style-name="ce3">
            <text:p>215,29</text:p>
          </table:table-cell>
          <table:table-cell office:value-type="float" office:value="249.79" table:style-name="ce3">
            <text:p>249,79</text:p>
          </table:table-cell>
          <table:table-cell office:value-type="float" office:value="252" table:style-name="ce3">
            <text:p>252</text:p>
          </table:table-cell>
          <table:table-cell office:value-type="float" office:value="264.20999999999998" table:style-name="ce3">
            <text:p>264,21</text:p>
          </table:table-cell>
          <table:table-cell office:value-type="float" office:value="264.12" table:style-name="ce3">
            <text:p>264,1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06.57" table:style-name="ce3">
            <text:p>206,57</text:p>
          </table:table-cell>
          <table:table-cell office:value-type="float" office:value="215.65" table:style-name="ce3">
            <text:p>215,65</text:p>
          </table:table-cell>
          <table:table-cell office:value-type="float" office:value="250.66" table:style-name="ce3">
            <text:p>250,66</text:p>
          </table:table-cell>
          <table:table-cell office:value-type="float" office:value="252.79" table:style-name="ce3">
            <text:p>252,79</text:p>
          </table:table-cell>
          <table:table-cell office:value-type="float" office:value="265.41000000000003" table:style-name="ce3">
            <text:p>265,41</text:p>
          </table:table-cell>
          <table:table-cell office:value-type="float" office:value="263.24" table:style-name="ce3">
            <text:p>263,2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9.27" table:style-name="ce3">
            <text:p>209,27</text:p>
          </table:table-cell>
          <table:table-cell office:value-type="float" office:value="216.65" table:style-name="ce3">
            <text:p>216,65</text:p>
          </table:table-cell>
          <table:table-cell office:value-type="float" office:value="252.54" table:style-name="ce3">
            <text:p>252,54</text:p>
          </table:table-cell>
          <table:table-cell office:value-type="float" office:value="254.5" table:style-name="ce3">
            <text:p>254,5</text:p>
          </table:table-cell>
          <table:table-cell office:value-type="float" office:value="267.99" table:style-name="ce3">
            <text:p>267,99</text:p>
          </table:table-cell>
          <table:table-cell office:value-type="float" office:value="261.41000000000003" table:style-name="ce3">
            <text:p>261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06.5" table:style-name="ce3">
            <text:p>206,5</text:p>
          </table:table-cell>
          <table:table-cell office:value-type="float" office:value="215.95000000000002" table:style-name="ce3">
            <text:p>215,95</text:p>
          </table:table-cell>
          <table:table-cell office:value-type="float" office:value="250.74" table:style-name="ce3">
            <text:p>250,74</text:p>
          </table:table-cell>
          <table:table-cell office:value-type="float" office:value="252.87" table:style-name="ce3">
            <text:p>252,87</text:p>
          </table:table-cell>
          <table:table-cell office:value-type="float" office:value="264.73" table:style-name="ce3">
            <text:p>264,73</text:p>
          </table:table-cell>
          <table:table-cell office:value-type="float" office:value="264.56" table:style-name="ce3">
            <text:p>264,5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07.37" table:style-name="ce3">
            <text:p>207,37</text:p>
          </table:table-cell>
          <table:table-cell office:value-type="float" office:value="216.17000000000002" table:style-name="ce3">
            <text:p>216,17</text:p>
          </table:table-cell>
          <table:table-cell office:value-type="float" office:value="251.36" table:style-name="ce3">
            <text:p>251,36</text:p>
          </table:table-cell>
          <table:table-cell office:value-type="float" office:value="253.42000000000002" table:style-name="ce3">
            <text:p>253,42</text:p>
          </table:table-cell>
          <table:table-cell office:value-type="float" office:value="265.81" table:style-name="ce3">
            <text:p>265,81</text:p>
          </table:table-cell>
          <table:table-cell office:value-type="float" office:value="263.51" table:style-name="ce3">
            <text:p>263,5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1.82" table:style-name="ce3">
            <text:p>201,82</text:p>
          </table:table-cell>
          <table:table-cell office:value-type="float" office:value="212.27" table:style-name="ce3">
            <text:p>212,27</text:p>
          </table:table-cell>
          <table:table-cell office:value-type="float" office:value="248.75" table:style-name="ce3">
            <text:p>248,75</text:p>
          </table:table-cell>
          <table:table-cell office:value-type="float" office:value="250.54" table:style-name="ce3">
            <text:p>250,54</text:p>
          </table:table-cell>
          <table:table-cell office:value-type="float" office:value="262.89999999999998" table:style-name="ce3">
            <text:p>262,9</text:p>
          </table:table-cell>
          <table:table-cell office:value-type="float" office:value="258.13" table:style-name="ce3">
            <text:p>258,1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94.99" table:style-name="ce3">
            <text:p>194,99</text:p>
          </table:table-cell>
          <table:table-cell office:value-type="float" office:value="208.18" table:style-name="ce3">
            <text:p>208,18</text:p>
          </table:table-cell>
          <table:table-cell office:value-type="float" office:value="238.21" table:style-name="ce3">
            <text:p>238,21</text:p>
          </table:table-cell>
          <table:table-cell office:value-type="float" office:value="241.5" table:style-name="ce3">
            <text:p>241,5</text:p>
          </table:table-cell>
          <table:table-cell office:value-type="float" office:value="255.25" table:style-name="ce3">
            <text:p>255,25</text:p>
          </table:table-cell>
          <table:table-cell office:value-type="float" office:value="256.43" table:style-name="ce3">
            <text:p>256,4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96.16" table:style-name="ce3">
            <text:p>196,16</text:p>
          </table:table-cell>
          <table:table-cell office:value-type="float" office:value="208.88" table:style-name="ce3">
            <text:p>208,88</text:p>
          </table:table-cell>
          <table:table-cell office:value-type="float" office:value="239.65" table:style-name="ce3">
            <text:p>239,65</text:p>
          </table:table-cell>
          <table:table-cell office:value-type="float" office:value="242.74" table:style-name="ce3">
            <text:p>242,74</text:p>
          </table:table-cell>
          <table:table-cell office:value-type="float" office:value="255.94" table:style-name="ce3">
            <text:p>255,94</text:p>
          </table:table-cell>
          <table:table-cell office:value-type="float" office:value="256.59000000000003" table:style-name="ce3">
            <text:p>256,5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09" table:style-name="ce3">
            <text:p>209</text:p>
          </table:table-cell>
          <table:table-cell office:value-type="float" office:value="216.51" table:style-name="ce3">
            <text:p>216,51</text:p>
          </table:table-cell>
          <table:table-cell office:value-type="float" office:value="252.97" table:style-name="ce3">
            <text:p>252,97</text:p>
          </table:table-cell>
          <table:table-cell office:value-type="float" office:value="255.11" table:style-name="ce3">
            <text:p>255,11</text:p>
          </table:table-cell>
          <table:table-cell office:value-type="float" office:value="268.85000000000002" table:style-name="ce3">
            <text:p>268,85</text:p>
          </table:table-cell>
          <table:table-cell office:value-type="float" office:value="262.41000000000003" table:style-name="ce3">
            <text:p>262,41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05.53" table:style-name="ce3">
            <text:p>205,53</text:p>
          </table:table-cell>
          <table:table-cell office:value-type="float" office:value="215.29" table:style-name="ce3">
            <text:p>215,29</text:p>
          </table:table-cell>
          <table:table-cell office:value-type="float" office:value="249.79" table:style-name="ce3">
            <text:p>249,79</text:p>
          </table:table-cell>
          <table:table-cell office:value-type="float" office:value="252" table:style-name="ce3">
            <text:p>252</text:p>
          </table:table-cell>
          <table:table-cell office:value-type="float" office:value="264.20999999999998" table:style-name="ce3">
            <text:p>264,21</text:p>
          </table:table-cell>
          <table:table-cell office:value-type="float" office:value="264.12" table:style-name="ce3">
            <text:p>264,1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06.59" table:style-name="ce3">
            <text:p>206,59</text:p>
          </table:table-cell>
          <table:table-cell office:value-type="float" office:value="215.66" table:style-name="ce3">
            <text:p>215,66</text:p>
          </table:table-cell>
          <table:table-cell office:value-type="float" office:value="250.84" table:style-name="ce3">
            <text:p>250,84</text:p>
          </table:table-cell>
          <table:table-cell office:value-type="float" office:value="253.03" table:style-name="ce3">
            <text:p>253,03</text:p>
          </table:table-cell>
          <table:table-cell office:value-type="float" office:value="265.73" table:style-name="ce3">
            <text:p>265,73</text:p>
          </table:table-cell>
          <table:table-cell office:value-type="float" office:value="263.56" table:style-name="ce3">
            <text:p>263,5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09.3" table:style-name="ce3">
            <text:p>209,3</text:p>
          </table:table-cell>
          <table:table-cell office:value-type="float" office:value="216.68" table:style-name="ce3">
            <text:p>216,68</text:p>
          </table:table-cell>
          <table:table-cell office:value-type="float" office:value="253.07" table:style-name="ce3">
            <text:p>253,07</text:p>
          </table:table-cell>
          <table:table-cell office:value-type="float" office:value="255.22" table:style-name="ce3">
            <text:p>255,22</text:p>
          </table:table-cell>
          <table:table-cell office:value-type="float" office:value="268.92" table:style-name="ce3">
            <text:p>268,92</text:p>
          </table:table-cell>
          <table:table-cell office:value-type="float" office:value="262.45" table:style-name="ce3">
            <text:p>262,4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06.5" table:style-name="ce3">
            <text:p>206,5</text:p>
          </table:table-cell>
          <table:table-cell office:value-type="float" office:value="215.95000000000002" table:style-name="ce3">
            <text:p>215,95</text:p>
          </table:table-cell>
          <table:table-cell office:value-type="float" office:value="250.74" table:style-name="ce3">
            <text:p>250,74</text:p>
          </table:table-cell>
          <table:table-cell office:value-type="float" office:value="252.87" table:style-name="ce3">
            <text:p>252,87</text:p>
          </table:table-cell>
          <table:table-cell office:value-type="float" office:value="264.73" table:style-name="ce3">
            <text:p>264,73</text:p>
          </table:table-cell>
          <table:table-cell office:value-type="float" office:value="264.56" table:style-name="ce3">
            <text:p>264,56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 e 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07.38" table:style-name="ce3">
            <text:p>207,38</text:p>
          </table:table-cell>
          <table:table-cell office:value-type="float" office:value="216.18" table:style-name="ce3">
            <text:p>216,18</text:p>
          </table:table-cell>
          <table:table-cell office:value-type="float" office:value="251.54" table:style-name="ce3">
            <text:p>251,54</text:p>
          </table:table-cell>
          <table:table-cell office:value-type="float" office:value="253.67000000000002" table:style-name="ce3">
            <text:p>253,67</text:p>
          </table:table-cell>
          <table:table-cell office:value-type="float" office:value="266.13" table:style-name="ce3">
            <text:p>266,13</text:p>
          </table:table-cell>
          <table:table-cell office:value-type="float" office:value="263.85000000000002" table:style-name="ce3">
            <text:p>263,85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apital</text:p>
          </table:table-cell>
          <table:table-cell office:value-type="float" office:value="201.82" table:style-name="ce3">
            <text:p>201,82</text:p>
          </table:table-cell>
          <table:table-cell office:value-type="float" office:value="212.27" table:style-name="ce3">
            <text:p>212,27</text:p>
          </table:table-cell>
          <table:table-cell office:value-type="float" office:value="251.28" table:style-name="ce3">
            <text:p>251,28</text:p>
          </table:table-cell>
          <table:table-cell office:value-type="float" office:value="251.8" table:style-name="ce3">
            <text:p>251,8</text:p>
          </table:table-cell>
          <table:table-cell office:value-type="float" office:value="268.36" table:style-name="ce3">
            <text:p>268,36</text:p>
          </table:table-cell>
          <table:table-cell office:value-type="float" office:value="261.64" table:style-name="ce3">
            <text:p>261,6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Interior</text:p>
          </table:table-cell>
          <table:table-cell office:value-type="float" office:value="195.20000000000002" table:style-name="ce3">
            <text:p>195,2</text:p>
          </table:table-cell>
          <table:table-cell office:value-type="float" office:value="208.37" table:style-name="ce3">
            <text:p>208,37</text:p>
          </table:table-cell>
          <table:table-cell office:value-type="float" office:value="238.8" table:style-name="ce3">
            <text:p>238,8</text:p>
          </table:table-cell>
          <table:table-cell office:value-type="float" office:value="242.22" table:style-name="ce3">
            <text:p>242,22</text:p>
          </table:table-cell>
          <table:table-cell office:value-type="float" office:value="256.64" table:style-name="ce3">
            <text:p>256,64</text:p>
          </table:table-cell>
          <table:table-cell office:value-type="float" office:value="257.87" table:style-name="ce3">
            <text:p>257,87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Total</text:p>
          </table:table-cell>
          <table:table-cell office:value-type="float" office:value="196.32" table:style-name="ce3">
            <text:p>196,32</text:p>
          </table:table-cell>
          <table:table-cell office:value-type="float" office:value="209.03" table:style-name="ce3">
            <text:p>209,03</text:p>
          </table:table-cell>
          <table:table-cell office:value-type="float" office:value="240.61" table:style-name="ce3">
            <text:p>240,61</text:p>
          </table:table-cell>
          <table:table-cell office:value-type="float" office:value="243.61" table:style-name="ce3">
            <text:p>243,61</text:p>
          </table:table-cell>
          <table:table-cell office:value-type="float" office:value="257.78000000000003" table:style-name="ce3">
            <text:p>257,78</text:p>
          </table:table-cell>
          <table:table-cell office:value-type="float" office:value="258.24" table:style-name="ce3">
            <text:p>258,24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apital</text:p>
          </table:table-cell>
          <table:table-cell office:value-type="float" office:value="217.98000000000002" table:style-name="ce3">
            <text:p>217,98</text:p>
          </table:table-cell>
          <table:table-cell office:value-type="float" office:value="226.28" table:style-name="ce3">
            <text:p>226,28</text:p>
          </table:table-cell>
          <table:table-cell office:value-type="float" office:value="262.33" table:style-name="ce3">
            <text:p>262,33</text:p>
          </table:table-cell>
          <table:table-cell office:value-type="float" office:value="267.06" table:style-name="ce3">
            <text:p>267,06</text:p>
          </table:table-cell>
          <table:table-cell office:value-type="float" office:value="280.68" table:style-name="ce3">
            <text:p>280,68</text:p>
          </table:table-cell>
          <table:table-cell office:value-type="float" office:value="277.58" table:style-name="ce3">
            <text:p>277,5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Interior</text:p>
          </table:table-cell>
          <table:table-cell office:value-type="float" office:value="208.93" table:style-name="ce3">
            <text:p>208,93</text:p>
          </table:table-cell>
          <table:table-cell office:value-type="float" office:value="218.63" table:style-name="ce3">
            <text:p>218,63</text:p>
          </table:table-cell>
          <table:table-cell office:value-type="float" office:value="253.49" table:style-name="ce3">
            <text:p>253,49</text:p>
          </table:table-cell>
          <table:table-cell office:value-type="float" office:value="255.88" table:style-name="ce3">
            <text:p>255,88</text:p>
          </table:table-cell>
          <table:table-cell office:value-type="float" office:value="267.63" table:style-name="ce3">
            <text:p>267,63</text:p>
          </table:table-cell>
          <table:table-cell office:value-type="float" office:value="267.59000000000003" table:style-name="ce3">
            <text:p>267,59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float" office:value="212.1" table:style-name="ce3">
            <text:p>212,1</text:p>
          </table:table-cell>
          <table:table-cell office:value-type="float" office:value="221.31" table:style-name="ce3">
            <text:p>221,31</text:p>
          </table:table-cell>
          <table:table-cell office:value-type="float" office:value="256.83" table:style-name="ce3">
            <text:p>256,83</text:p>
          </table:table-cell>
          <table:table-cell office:value-type="float" office:value="260.10000000000002" table:style-name="ce3">
            <text:p>260,1</text:p>
          </table:table-cell>
          <table:table-cell office:value-type="float" office:value="272.64" table:style-name="ce3">
            <text:p>272,64</text:p>
          </table:table-cell>
          <table:table-cell office:value-type="float" office:value="271.42" table:style-name="ce3">
            <text:p>271,42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apital</text:p>
          </table:table-cell>
          <table:table-cell office:value-type="float" office:value="218.46" table:style-name="ce3">
            <text:p>218,46</text:p>
          </table:table-cell>
          <table:table-cell office:value-type="float" office:value="226.69" table:style-name="ce3">
            <text:p>226,69</text:p>
          </table:table-cell>
          <table:table-cell office:value-type="float" office:value="262.55" table:style-name="ce3">
            <text:p>262,55</text:p>
          </table:table-cell>
          <table:table-cell office:value-type="float" office:value="267.36" table:style-name="ce3">
            <text:p>267,36</text:p>
          </table:table-cell>
          <table:table-cell office:value-type="float" office:value="280.8" table:style-name="ce3">
            <text:p>280,8</text:p>
          </table:table-cell>
          <table:table-cell office:value-type="float" office:value="277.73" table:style-name="ce3">
            <text:p>277,7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Interior</text:p>
          </table:table-cell>
          <table:table-cell office:value-type="float" office:value="210.06" table:style-name="ce3">
            <text:p>210,06</text:p>
          </table:table-cell>
          <table:table-cell office:value-type="float" office:value="219.48000000000002" table:style-name="ce3">
            <text:p>219,48</text:p>
          </table:table-cell>
          <table:table-cell office:value-type="float" office:value="254.6" table:style-name="ce3">
            <text:p>254,6</text:p>
          </table:table-cell>
          <table:table-cell office:value-type="float" office:value="256.91000000000003" table:style-name="ce3">
            <text:p>256,91</text:p>
          </table:table-cell>
          <table:table-cell office:value-type="float" office:value="268.24" table:style-name="ce3">
            <text:p>268,24</text:p>
          </table:table-cell>
          <table:table-cell office:value-type="float" office:value="268.13" table:style-name="ce3">
            <text:p>268,13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ntro-Oeste</text:p>
          </table:table-cell>
          <table:table-cell office:value-type="string" table:style-name="ce3">
            <text:p>Total - Federal, Estadual, Municipal e Privad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Total</text:p>
          </table:table-cell>
          <table:table-cell office:value-type="float" office:value="213.11" table:style-name="ce3">
            <text:p>213,11</text:p>
          </table:table-cell>
          <table:table-cell office:value-type="float" office:value="222.09" table:style-name="ce3">
            <text:p>222,09</text:p>
          </table:table-cell>
          <table:table-cell office:value-type="float" office:value="257.7" table:style-name="ce3">
            <text:p>257,7</text:p>
          </table:table-cell>
          <table:table-cell office:value-type="float" office:value="260.99" table:style-name="ce3">
            <text:p>260,99</text:p>
          </table:table-cell>
          <table:table-cell office:value-type="float" office:value="273.19" table:style-name="ce3">
            <text:p>273,19</text:p>
          </table:table-cell>
          <table:table-cell office:value-type="float" office:value="271.91000000000003" table:style-name="ce3">
            <text:p>271,91</text:p>
          </table:table-cell>
          <table:table-cell table:number-columns-repeated="16374"/>
        </table:table-row>
        <table:table-row table:number-rows-repeated="1048256" table:style-name="ro2">
          <table:table-cell table:number-columns-repeated="16384"/>
        </table:table-row>
      </table:table>
      <table:database-ranges>
        <table:database-range table:target-range-address="REGIÕES.A5:REGIÕES.J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 Alves Pinheiro de Sousa</meta:initial-creator>
    <dc:creator>Laene Ascenso Lustosa</dc:creator>
    <meta:creation-date>2016-11-17T16:23:15Z</meta:creation-date>
    <dc:date>2017-12-29T17:11:15Z</dc:date>
  </office:meta>
</office:document-meta>
</file>